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ext-properties fo:font-style="italic" style:font-style-asian="italic" style:font-style-complex="italic"/>
    </style:style>
    <style:style style:name="ce37" style:family="table-cell" style:parent-style-name="Default">
      <style:table-cell-properties fo:wrap-option="wrap"/>
    </style:style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>
      <style:map style:condition="cell-content()!=0" style:apply-style-name="Error" style:base-cell-address="Eclaté.I5"/>
    </style:style>
    <style:style style:name="ce41" style:family="table-cell" style:parent-style-name="Default" style:data-style-name="N99">
      <style:map style:condition="cell-content()!=1" style:apply-style-name="Error" style:base-cell-address="Eclaté.M5"/>
    </style:style>
    <style:style style:name="ce42" style:family="table-cell" style:parent-style-name="Default" style:data-style-name="N0"/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 style:data-style-name="N108"/>
    <style:style style:name="ce52" style:family="table-cell" style:parent-style-name="Default" style:data-style-name="N108">
      <style:text-properties fo:font-weight="bold" style:font-weight-asian="bold" style:font-weight-complex="bold"/>
    </style:style>
    <style:style style:name="ce53" style:family="table-cell" style:parent-style-name="Default" style:data-style-name="N4">
      <style:text-properties fo:font-weight="bold" style:font-weight-asian="bold" style:font-weight-complex="bold"/>
    </style:style>
    <style:style style:name="ce2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2" table:number-columns-spanned="12" table:number-rows-spanned="1"/>
          <table:covered-table-cell table:number-columns-repeated="6"/>
          <table:covered-table-cell table:style-name="ce38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33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36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40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1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2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2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2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2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2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2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2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2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2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40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41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2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2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2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2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2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2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2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2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2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40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416" calcext:value-type="float">
            <text:p>0,32416</text:p>
          </table:table-cell>
          <table:table-cell table:formula="of:=[.J7]*[.F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1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2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2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2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416" calcext:value-type="float">
            <text:p>0,32416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2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2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2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2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2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2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table:style-name="ce40" table:formula="of:=[.H6]-[.H8]-2*30" office:value-type="float" office:value="0" calcext:value-type="float">
            <text:p>0</text:p>
          </table:table-cell>
          <table:table-cell table:formula="of:=[.E8]*([.G8]/1000)*([.H8]/1000)" office:value-type="float" office:value="0.066" calcext:value-type="float">
            <text:p>0,066</text:p>
          </table:table-cell>
          <table:table-cell table:formula="of:=[.J8]*[.F8]/1000" office:value-type="float" office:value="0.00132" calcext:value-type="float">
            <text:p>0,00132</text:p>
          </table:table-cell>
          <table:table-cell office:value-type="string" calcext:value-type="string">
            <text:p>Hêtre 27</text:p>
          </table:table-cell>
          <table:table-cell table:style-name="ce41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2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2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2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2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2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2" table:formula="of:=IF(AND([.H8]&lt;[.AB$4];[.L8]=&quot;Hêtre 27&quot;);[.$J8];0)" office:value-type="float" office:value="0.066" calcext:value-type="float">
            <text:p>0,066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2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2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2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40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13299" calcext:value-type="float">
            <text:p>0,13299</text:p>
          </table:table-cell>
          <table:table-cell table:formula="of:=[.J9]*[.F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41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2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2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2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2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2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2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13299" calcext:value-type="float">
            <text:p>0,13299</text:p>
          </table:table-cell>
          <table:table-cell table:formula="of:=IF(AND([.$H9]&gt;[.AF$4];[.$L9]=&quot;Hêtre 20&quot;);[.$G9]*[.$E9];0)" office:value-type="float" office:value="65" calcext:value-type="float">
            <text:p>65</text:p>
          </table:table-cell>
          <table:table-cell table:style-name="ce42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2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2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5" calcext:value-type="float">
            <text:p>955</text:p>
          </table:table-cell>
          <table:table-cell table:style-name="ce40" table:formula="of:=[.H6]+70-[.H11]" office:value-type="float" office:value="0" calcext:value-type="float">
            <text:p>0</text:p>
          </table:table-cell>
          <table:table-cell table:formula="of:=[.E11]*([.G11]/1000)*([.H11]/1000)" office:value-type="float" office:value="0.062075" calcext:value-type="float">
            <text:p>0,062075</text:p>
          </table:table-cell>
          <table:table-cell table:formula="of:=[.J11]*[.F11]/1000" office:value-type="float" office:value="0.000310375" calcext:value-type="float">
            <text:p>0,000310375</text:p>
          </table:table-cell>
          <table:table-cell office:value-type="string" calcext:value-type="string">
            <text:p>Hêtre 20</text:p>
          </table:table-cell>
          <table:table-cell table:style-name="ce41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2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2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2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2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2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2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" calcext:value-type="float">
            <text:p>0</text:p>
          </table:table-cell>
          <table:table-cell table:formula="of:=IF(AND([.$H11]&gt;[.AF$4];[.$L11]=&quot;Hêtre 20&quot;);[.$G11]*[.$E11];0)" office:value-type="float" office:value="0" calcext:value-type="float">
            <text:p>0</text:p>
          </table:table-cell>
          <table:table-cell table:style-name="ce42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2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2" table:formula="of:=IF(AND([.H11]&lt;[.AJ$4];[.L11]=&quot;Hêtre 20&quot;);[.$J11];0)" office:value-type="float" office:value="0.062075" calcext:value-type="float">
            <text:p>0,062075</text:p>
          </table:table-cell>
          <table:table-cell table:formula="of:=IF(AND([.$H11]&lt;[.AJ$4];[.$L11]=&quot;Hêtre 20&quot;);[.$G11]*[.$E11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40" table:formula="of:=[.H5]-30-18-[.H12]" office:value-type="float" office:value="0" calcext:value-type="float">
            <text:p>0</text:p>
          </table:table-cell>
          <table:table-cell table:formula="of:=[.E12]*([.G12]/1000)*([.H12]/1000)" office:value-type="float" office:value="0.34476" calcext:value-type="float">
            <text:p>0,34476</text:p>
          </table:table-cell>
          <table:table-cell table:formula="of:=[.J12]*[.F1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41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2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2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2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2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2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2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.34476" calcext:value-type="float">
            <text:p>0,34476</text:p>
          </table:table-cell>
          <table:table-cell table:formula="of:=IF(AND([.$H12]&gt;[.AF$4];[.$L12]=&quot;Hêtre 20&quot;);[.$G12]*[.$E12];0)" office:value-type="float" office:value="170" calcext:value-type="float">
            <text:p>170</text:p>
          </table:table-cell>
          <table:table-cell table:style-name="ce42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2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2" table:formula="of:=IF(AND([.H12]&lt;[.AJ$4];[.L12]=&quot;Hêtre 20&quot;);[.$J12];0)" office:value-type="float" office:value="0" calcext:value-type="float">
            <text:p>0</text:p>
          </table:table-cell>
          <table:table-cell table:formula="of:=IF(AND([.$H12]&lt;[.AJ$4];[.$L12]=&quot;Hêtre 20&quot;);[.$G12]*[.$E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9" calcext:value-type="float">
            <text:p>959</text:p>
          </table:table-cell>
          <table:table-cell table:style-name="ce40" table:formula="of:=[.H6]+70-[.H13]+4" office:value-type="float" office:value="0" calcext:value-type="float">
            <text:p>0</text:p>
          </table:table-cell>
          <table:table-cell table:formula="of:=[.E13]*([.G13]/1000)*([.H13]/1000)" office:value-type="float" office:value="0.081515" calcext:value-type="float">
            <text:p>0,081515</text:p>
          </table:table-cell>
          <table:table-cell table:formula="of:=[.J13]*[.F13]/1000" office:value-type="float" office:value="0.000407575" calcext:value-type="float">
            <text:p>0,000407575</text:p>
          </table:table-cell>
          <table:table-cell office:value-type="string" calcext:value-type="string">
            <text:p>Hêtre 20</text:p>
          </table:table-cell>
          <table:table-cell table:style-name="ce41" table:formula="of:=IF(OR(AND([.F13]&lt;35;[.F13]&gt;22;[.L13]=&quot;Hêtre 45&quot;);AND([.F13]&lt;=22;[.F13]&gt;14;[.L13]=&quot;Hêtre 27&quot;);AND([.F13]&lt;=14;[.L13]=&quot;Hêtre 20&quot;));TRUE())" office:value-type="boolean" office:boolean-value="true" calcext:value-type="boolean">
            <text:p>VRAI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2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2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2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2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2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2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2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2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2" table:formula="of:=IF(AND([.H13]&lt;[.AJ$4];[.L13]=&quot;Hêtre 20&quot;);[.$J13];0)" office:value-type="float" office:value="0.081515" calcext:value-type="float">
            <text:p>0,081515</text:p>
          </table:table-cell>
          <table:table-cell table:formula="of:=IF(AND([.$H13]&lt;[.AJ$4];[.$L13]=&quot;Hêtre 20&quot;);[.$G13]*[.$E13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formula="of:=[.E14]*([.G14]/1000)*([.H14]/1000)" office:value-type="float" office:value="0" calcext:value-type="float">
            <text:p>0</text:p>
          </table:table-cell>
          <table:table-cell table:formula="of:=[.J14]*[.F14]/1000" office:value-type="float" office:value="0" calcext:value-type="float">
            <text:p>0</text:p>
          </table:table-cell>
          <table:table-cell/>
          <table:table-cell table:style-name="ce41" table:formula="of:=IF(OR(AND([.F14]&lt;35;[.F14]&gt;22;[.L14]=&quot;Hêtre 45&quot;);AND([.F14]&lt;=22;[.F14]&gt;14;[.L14]=&quot;Hêtre 27&quot;);AND([.F14]&lt;=14;[.L14]=&quot;Hêtre 20&quot;));TRUE())" office:value-type="boolean" office:boolean-value="false" calcext:value-type="boolean">
            <text:p>FAUX</text:p>
          </table:table-cell>
          <table:table-cell table:formula="of:=IF(AND([.H14]&gt;[.P$4];[.L14]=&quot;Hêtre 45&quot;);[.J14];0)" office:value-type="float" office:value="0" calcext:value-type="float">
            <text:p>0</text:p>
          </table:table-cell>
          <table:table-cell table:formula="of:=IF(AND([.$H14]&gt;[.P$4];[.$L14]=&quot;Hêtre 45&quot;);[.$G14]*[.E14];0)" office:value-type="float" office:value="0" calcext:value-type="float">
            <text:p>0</text:p>
          </table:table-cell>
          <table:table-cell table:style-name="ce42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2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2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2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2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2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2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2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2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36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40" table:formula="of:=[.H5]-5-30-2-10-[.H15]" office:value-type="float" office:value="0" calcext:value-type="float">
            <text:p>0</text:p>
          </table:table-cell>
          <table:table-cell table:formula="of:=[.E15]*([.G15]/1000)*([.H15]/1000)" office:value-type="float" office:value="0.4058" calcext:value-type="float">
            <text:p>0,4058</text:p>
          </table:table-cell>
          <table:table-cell table:formula="of:=[.J15]*[.F1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1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.4058" calcext:value-type="float">
            <text:p>0,4058</text:p>
          </table:table-cell>
          <table:table-cell table:formula="of:=IF(AND([.$H15]&gt;[.P$4];[.$L15]=&quot;Hêtre 45&quot;);[.$G15]*[.E15];0)" office:value-type="float" office:value="200" calcext:value-type="float">
            <text:p>200</text:p>
          </table:table-cell>
          <table:table-cell table:style-name="ce42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2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2" table:formula="of:=IF(AND([.H15]&lt;[.T$4];[.L15]=&quot;Hêtre 45&quot;;[.F15]&gt;19);[.J15];0)" office:value-type="float" office:value="0" calcext:value-type="float">
            <text:p>0</text:p>
          </table:table-cell>
          <table:table-cell table:formula="of:=IF(AND([.$H15]&lt;[.T$4];[.$L15]=&quot;Hêtre 45&quot;);[.$G15]*[.$E15];0)" office:value-type="float" office:value="0" calcext:value-type="float">
            <text:p>0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2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2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2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2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2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2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40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41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2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2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2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2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2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2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2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2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2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40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94415" calcext:value-type="float">
            <text:p>0,094415</text:p>
          </table:table-cell>
          <table:table-cell table:formula="of:=[.J17]*[.F17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41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2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2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2" table:formula="of:=IF(AND([.H17]&lt;[.T$4];[.L17]=&quot;Hêtre 45&quot;;[.F17]&gt;19);[.J17];0)" office:value-type="float" office:value="0.094415" calcext:value-type="float">
            <text:p>0,094415</text:p>
          </table:table-cell>
          <table:table-cell table:formula="of:=IF(AND([.$H17]&lt;[.T$4];[.$L17]=&quot;Hêtre 45&quot;);[.$G17]*[.$E17];0)" office:value-type="float" office:value="115" calcext:value-type="float">
            <text:p>115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2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2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2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2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2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2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40" table:formula="of:=[.H6]-2*30-2*2-[.H18]" office:value-type="float" office:value="0" calcext:value-type="float">
            <text:p>0</text:p>
          </table:table-cell>
          <table:table-cell table:formula="of:=[.E18]*([.G18]/1000)*([.H18]/1000)" office:value-type="float" office:value="0.0821" calcext:value-type="float">
            <text:p>0,0821</text:p>
          </table:table-cell>
          <table:table-cell table:formula="of:=[.J18]*[.F18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41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2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2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2" table:formula="of:=IF(AND([.H18]&lt;[.T$4];[.L18]=&quot;Hêtre 45&quot;;[.F18]&gt;19);[.J18];0)" office:value-type="float" office:value="0.0821" calcext:value-type="float">
            <text:p>0,0821</text:p>
          </table:table-cell>
          <table:table-cell table:formula="of:=IF(AND([.$H18]&lt;[.T$4];[.$L18]=&quot;Hêtre 45&quot;);[.$G18]*[.$E18];0)" office:value-type="float" office:value="100" calcext:value-type="float">
            <text:p>10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2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2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2" table:formula="of:=IF(AND([.H18]&lt;[.AB$4];[.L18]=&quot;Hêtre 27&quot;);[.$J18];0)" office:value-type="float" office:value="0" calcext:value-type="float">
            <text:p>0</text:p>
          </table:table-cell>
          <table:table-cell table:formula="of:=IF(AND([.$H18]&lt;[.AB$4];[.$L18]=&quot;Hêtre 27&quot;);[.$G18]*[.$E18];0)" office:value-type="float" office:value="0" calcext:value-type="float">
            <text:p>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2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2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2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2" calcext:value-type="float">
            <text:p>652</text:p>
          </table:table-cell>
          <table:table-cell table:style-name="ce40"/>
          <table:table-cell table:formula="of:=[.E19]*([.G19]/1000)*([.H19]/1000)" office:value-type="float" office:value="0.02608" calcext:value-type="float">
            <text:p>0,02608</text:p>
          </table:table-cell>
          <table:table-cell table:formula="of:=[.J19]*[.F19]/1000" office:value-type="float" office:value="0.0003912" calcext:value-type="float">
            <text:p>0,0003912</text:p>
          </table:table-cell>
          <table:table-cell office:value-type="string" calcext:value-type="string">
            <text:p>Hêtre 27</text:p>
          </table:table-cell>
          <table:table-cell table:style-name="ce41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2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2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2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2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2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0" calcext:value-type="float">
            <text:p>0</text:p>
          </table:table-cell>
          <table:table-cell table:style-name="ce42" table:formula="of:=IF(AND([.H19]&lt;[.AB$4];[.L19]=&quot;Hêtre 27&quot;);[.$J19];0)" office:value-type="float" office:value="0.02608" calcext:value-type="float">
            <text:p>0,02608</text:p>
          </table:table-cell>
          <table:table-cell table:formula="of:=IF(AND([.$H19]&lt;[.AB$4];[.$L19]=&quot;Hêtre 27&quot;);[.$G19]*[.$E19];0)" office:value-type="float" office:value="40" calcext:value-type="float">
            <text:p>4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2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2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2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9" calcext:value-type="float">
            <text:p>1119</text:p>
          </table:table-cell>
          <table:table-cell table:style-name="ce40"/>
          <table:table-cell table:formula="of:=[.E20]*([.G20]/1000)*([.H20]/1000)" office:value-type="float" office:value="0.04476" calcext:value-type="float">
            <text:p>0,04476</text:p>
          </table:table-cell>
          <table:table-cell table:formula="of:=[.J20]*[.F20]/1000" office:value-type="float" office:value="0.0006714" calcext:value-type="float">
            <text:p>0,0006714</text:p>
          </table:table-cell>
          <table:table-cell office:value-type="string" calcext:value-type="string">
            <text:p>Hêtre 27</text:p>
          </table:table-cell>
          <table:table-cell table:style-name="ce41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2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2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2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2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2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40" calcext:value-type="float">
            <text:p>40</text:p>
          </table:table-cell>
          <table:table-cell table:style-name="ce42" table:formula="of:=IF(AND([.H20]&lt;[.AB$4];[.L20]=&quot;Hêtre 27&quot;);[.$J20];0)" office:value-type="float" office:value="0" calcext:value-type="float">
            <text:p>0</text:p>
          </table:table-cell>
          <table:table-cell table:formula="of:=IF(AND([.$H20]&lt;[.AB$4];[.$L20]=&quot;Hêtre 27&quot;);[.$G20]*[.$E20];0)" office:value-type="float" office:value="0" calcext:value-type="float">
            <text:p>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2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2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2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2" calcext:value-type="float">
            <text:p>652</text:p>
          </table:table-cell>
          <table:table-cell table:style-name="ce40"/>
          <table:table-cell table:formula="of:=[.E21]*([.G21]/1000)*([.H21]/1000)" office:value-type="float" office:value="0.02608" calcext:value-type="float">
            <text:p>0,02608</text:p>
          </table:table-cell>
          <table:table-cell table:formula="of:=[.J21]*[.F21]/1000" office:value-type="float" office:value="0.0003912" calcext:value-type="float">
            <text:p>0,0003912</text:p>
          </table:table-cell>
          <table:table-cell office:value-type="string" calcext:value-type="string">
            <text:p>Hêtre 27</text:p>
          </table:table-cell>
          <table:table-cell table:style-name="ce41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2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2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2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2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2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2" table:formula="of:=IF(AND([.H21]&lt;[.AB$4];[.L21]=&quot;Hêtre 27&quot;);[.$J21];0)" office:value-type="float" office:value="0.02608" calcext:value-type="float">
            <text:p>0,02608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2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2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2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40"/>
          <table:table-cell table:formula="of:=[.E22]*([.G22]/1000)*([.H22]/1000)" office:value-type="float" office:value="0.02556" calcext:value-type="float">
            <text:p>0,02556</text:p>
          </table:table-cell>
          <table:table-cell table:formula="of:=[.J22]*[.F22]/1000" office:value-type="float" office:value="0.0003834" calcext:value-type="float">
            <text:p>0,0003834</text:p>
          </table:table-cell>
          <table:table-cell office:value-type="string" calcext:value-type="string">
            <text:p>Hêtre 27</text:p>
          </table:table-cell>
          <table:table-cell table:style-name="ce41" table:formula="of:=IF(OR(AND([.F22]&lt;35;[.F22]&gt;22;[.L22]=&quot;Hêtre 45&quot;);AND([.F22]&lt;=22;[.F22]&gt;14;[.L22]=&quot;Hêtre 27&quot;);AND([.F22]&lt;=14;[.L22]=&quot;Hêtre 20&quot;));TRUE())" office:value-type="boolean" office:boolean-value="true" calcext:value-type="boolean">
            <text:p>VRAI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2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2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2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2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2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2" table:formula="of:=IF(AND([.H22]&lt;[.AB$4];[.L22]=&quot;Hêtre 27&quot;);[.$J22];0)" office:value-type="float" office:value="0.02556" calcext:value-type="float">
            <text:p>0,02556</text:p>
          </table:table-cell>
          <table:table-cell table:formula="of:=IF(AND([.$H22]&lt;[.AB$4];[.$L22]=&quot;Hêtre 27&quot;);[.$G22]*[.$E22];0)" office:value-type="float" office:value="40" calcext:value-type="float">
            <text:p>4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2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2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2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40"/>
          <table:table-cell table:number-columns-repeated="3"/>
          <table:table-cell table:style-name="ce41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2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2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2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2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2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2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2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2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2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40"/>
          <table:table-cell table:formula="of:=[.E24]*([.G24]/1000)*([.H24]/1000)" office:value-type="float" office:value="0.707565" calcext:value-type="float">
            <text:p>0,707565</text:p>
          </table:table-cell>
          <table:table-cell table:formula="of:=[.J24]*[.F24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41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2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2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2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2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2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2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2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2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2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40"/>
          <table:table-cell table:formula="of:=[.E25]*([.G25]/1000)*([.H25]/1000)" office:value-type="float" office:value="0.419895" calcext:value-type="float">
            <text:p>0,419895</text:p>
          </table:table-cell>
          <table:table-cell table:formula="of:=[.J25]*[.F25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41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2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2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2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2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2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2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2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2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2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40"/>
          <table:table-cell table:number-columns-repeated="3"/>
          <table:table-cell table:style-name="ce41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2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2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2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2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2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2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2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2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2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27]&lt;35;[.F27]&gt;22;[.L27]=&quot;Hêtre 45&quot;);AND([.F27]&lt;=22;[.F27]&gt;14;[.L27]=&quot;Hêtre 27&quot;);AND([.F27]&lt;=14;[.L27]=&quot;Hêtre 20&quot;));TRUE())" office:value-type="boolean" office:boolean-value="false" calcext:value-type="boolean">
            <text:p>FAUX</text:p>
          </table:table-cell>
          <table:table-cell table:formula="of:=IF(AND([.H27]&gt;[.P$4];[.L27]=&quot;Hêtre 45&quot;);[.J27];0)" office:value-type="float" office:value="0" calcext:value-type="float">
            <text:p>0</text:p>
          </table:table-cell>
          <table:table-cell table:formula="of:=IF(AND([.$H27]&gt;[.P$4];[.$L27]=&quot;Hêtre 45&quot;);[.$G27]*[.E27];0)" office:value-type="float" office:value="0" calcext:value-type="float">
            <text:p>0</text:p>
          </table:table-cell>
          <table:table-cell table:style-name="ce42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2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2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2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2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2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2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2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2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40"/>
          <table:table-cell table:formula="of:=[.E28]*([.G28]/1000)*([.H28]/1000)" office:value-type="float" office:value="0.43596" calcext:value-type="float">
            <text:p>0,43596</text:p>
          </table:table-cell>
          <table:table-cell table:formula="of:=[.J28]*[.F28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1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.43596" calcext:value-type="float">
            <text:p>0,43596</text:p>
          </table:table-cell>
          <table:table-cell table:formula="of:=IF(AND([.$H28]&gt;[.P$4];[.$L28]=&quot;Hêtre 45&quot;);[.$G28]*[.E28];0)" office:value-type="float" office:value="210" calcext:value-type="float">
            <text:p>210</text:p>
          </table:table-cell>
          <table:table-cell table:style-name="ce42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2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2" table:formula="of:=IF(AND([.H28]&lt;[.T$4];[.L28]=&quot;Hêtre 45&quot;;[.F28]&gt;19);[.J28];0)" office:value-type="float" office:value="0" calcext:value-type="float">
            <text:p>0</text:p>
          </table:table-cell>
          <table:table-cell table:formula="of:=IF(AND([.$H28]&lt;[.T$4];[.$L28]=&quot;Hêtre 45&quot;);[.$G28]*[.$E28];0)" office:value-type="float" office:value="0" calcext:value-type="float">
            <text:p>0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2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2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2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2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2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2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40"/>
          <table:table-cell table:formula="of:=[.E29]*([.G29]/1000)*([.H29]/1000)" office:value-type="float" office:value="0.10206" calcext:value-type="float">
            <text:p>0,10206</text:p>
          </table:table-cell>
          <table:table-cell table:formula="of:=[.J29]*[.F29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41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2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2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2" table:formula="of:=IF(AND([.H29]&lt;[.T$4];[.L29]=&quot;Hêtre 45&quot;;[.F29]&gt;19);[.J29];0)" office:value-type="float" office:value="0.10206" calcext:value-type="float">
            <text:p>0,10206</text:p>
          </table:table-cell>
          <table:table-cell table:formula="of:=IF(AND([.$H29]&lt;[.T$4];[.$L29]=&quot;Hêtre 45&quot;);[.$G29]*[.$E29];0)" office:value-type="float" office:value="105" calcext:value-type="float">
            <text:p>105</text:p>
          </table:table-cell>
          <table:table-cell table:formula="of:=IF(AND([.H29]&gt;[.X$4];[.L29]=&quot;Hêtre 27&quot;);[.$J29];0)" office:value-type="float" office:value="0" calcext:value-type="float">
            <text:p>0</text:p>
          </table:table-cell>
          <table:table-cell table:formula="of:=IF(AND([.$H29]&gt;[.X$4];[.$L29]=&quot;Hêtre 27&quot;);[.$G29]*[.$E29];0)" office:value-type="float" office:value="0" calcext:value-type="float">
            <text:p>0</text:p>
          </table:table-cell>
          <table:table-cell table:style-name="ce42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2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2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2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2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2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40" table:formula="of:=[.H28]-50-[.H30]" office:value-type="float" office:value="0" calcext:value-type="float">
            <text:p>0</text:p>
          </table:table-cell>
          <table:table-cell table:formula="of:=[.E30]*([.G30]/1000)*([.H30]/1000)" office:value-type="float" office:value="0.32416" calcext:value-type="float">
            <text:p>0,32416</text:p>
          </table:table-cell>
          <table:table-cell table:formula="of:=[.J30]*[.F30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1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2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2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2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.32416" calcext:value-type="float">
            <text:p>0,32416</text:p>
          </table:table-cell>
          <table:table-cell table:formula="of:=IF(AND([.$H30]&gt;[.X$4];[.$L30]=&quot;Hêtre 27&quot;);[.$G30]*[.$E30];0)" office:value-type="float" office:value="160" calcext:value-type="float">
            <text:p>160</text:p>
          </table:table-cell>
          <table:table-cell table:style-name="ce42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2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2" table:formula="of:=IF(AND([.H30]&lt;[.AB$4];[.L30]=&quot;Hêtre 27&quot;);[.$J30];0)" office:value-type="float" office:value="0" calcext:value-type="float">
            <text:p>0</text:p>
          </table:table-cell>
          <table:table-cell table:formula="of:=IF(AND([.$H30]&lt;[.AB$4];[.$L30]=&quot;Hêtre 27&quot;);[.$G30]*[.$E30];0)" office:value-type="float" office:value="0" calcext:value-type="float">
            <text:p>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2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2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2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2" calcext:value-type="float">
            <text:p>912</text:p>
          </table:table-cell>
          <table:table-cell table:style-name="ce40" table:formula="of:=[.H29]-2*30-[.H31]" office:value-type="float" office:value="0" calcext:value-type="float">
            <text:p>0</text:p>
          </table:table-cell>
          <table:table-cell table:formula="of:=[.E31]*([.G31]/1000)*([.H31]/1000)" office:value-type="float" office:value="0.07296" calcext:value-type="float">
            <text:p>0,07296</text:p>
          </table:table-cell>
          <table:table-cell table:formula="of:=[.J31]*[.F31]/1000" office:value-type="float" office:value="0.0014592" calcext:value-type="float">
            <text:p>0,0014592</text:p>
          </table:table-cell>
          <table:table-cell office:value-type="string" calcext:value-type="string">
            <text:p>Hêtre 27</text:p>
          </table:table-cell>
          <table:table-cell table:style-name="ce41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2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2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2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2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2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2" table:formula="of:=IF(AND([.H31]&lt;[.AB$4];[.L31]=&quot;Hêtre 27&quot;);[.$J31];0)" office:value-type="float" office:value="0.07296" calcext:value-type="float">
            <text:p>0,07296</text:p>
          </table:table-cell>
          <table:table-cell table:formula="of:=IF(AND([.$H31]&lt;[.AB$4];[.$L31]=&quot;Hêtre 27&quot;);[.$G31]*[.$E31];0)" office:value-type="float" office:value="80" calcext:value-type="float">
            <text:p>80</text:p>
          </table:table-cell>
          <table:table-cell table:formula="of:=IF(AND([.H31]&gt;[.AF$4];[.L31]=&quot;Hêtre 20&quot;);[.$J31];0)" office:value-type="float" office:value="0" calcext:value-type="float">
            <text:p>0</text:p>
          </table:table-cell>
          <table:table-cell table:formula="of:=IF(AND([.$H31]&gt;[.AF$4];[.$L31]=&quot;Hêtre 20&quot;);[.$G31]*[.$E31];0)" office:value-type="float" office:value="0" calcext:value-type="float">
            <text:p>0</text:p>
          </table:table-cell>
          <table:table-cell table:style-name="ce42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2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2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40" table:formula="of:=[.H28]-30-[.H32]" office:value-type="float" office:value="0" calcext:value-type="float">
            <text:p>0</text:p>
          </table:table-cell>
          <table:table-cell table:formula="of:=[.E32]*([.G32]/1000)*([.H32]/1000)" office:value-type="float" office:value="0.13299" calcext:value-type="float">
            <text:p>0,13299</text:p>
          </table:table-cell>
          <table:table-cell table:formula="of:=[.J32]*[.F32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41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2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2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2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2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2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2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.13299" calcext:value-type="float">
            <text:p>0,13299</text:p>
          </table:table-cell>
          <table:table-cell table:formula="of:=IF(AND([.$H32]&gt;[.AF$4];[.$L32]=&quot;Hêtre 20&quot;);[.$G32]*[.$E32];0)" office:value-type="float" office:value="65" calcext:value-type="float">
            <text:p>65</text:p>
          </table:table-cell>
          <table:table-cell table:style-name="ce42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2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0" calcext:value-type="float">
            <text:p>0</text:p>
          </table:table-cell>
          <table:table-cell table:style-name="ce42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2" calcext:value-type="float">
            <text:p>1042</text:p>
          </table:table-cell>
          <table:table-cell table:style-name="ce40" table:formula="of:=[.H29]+70-[.H34]" office:value-type="float" office:value="0" calcext:value-type="float">
            <text:p>0</text:p>
          </table:table-cell>
          <table:table-cell table:formula="of:=[.E34]*([.G34]/1000)*([.H34]/1000)" office:value-type="float" office:value="0.06773" calcext:value-type="float">
            <text:p>0,06773</text:p>
          </table:table-cell>
          <table:table-cell table:formula="of:=[.J34]*[.F34]/1000" office:value-type="float" office:value="0.00033865" calcext:value-type="float">
            <text:p>0,00033865</text:p>
          </table:table-cell>
          <table:table-cell office:value-type="string" calcext:value-type="string">
            <text:p>Hêtre 20</text:p>
          </table:table-cell>
          <table:table-cell table:style-name="ce41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2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2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2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2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2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2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2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2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65" calcext:value-type="float">
            <text:p>65</text:p>
          </table:table-cell>
          <table:table-cell table:style-name="ce42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40" table:formula="of:=[.H28]-30-18-[.H35]" office:value-type="float" office:value="0" calcext:value-type="float">
            <text:p>0</text:p>
          </table:table-cell>
          <table:table-cell table:formula="of:=[.E35]*([.G35]/1000)*([.H35]/1000)" office:value-type="float" office:value="0.34476" calcext:value-type="float">
            <text:p>0,34476</text:p>
          </table:table-cell>
          <table:table-cell table:formula="of:=[.J35]*[.F35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41" table:formula="of:=IF(OR(AND([.F35]&lt;35;[.F35]&gt;22;[.L35]=&quot;Hêtre 45&quot;);AND([.F35]&lt;=22;[.F35]&gt;14;[.L35]=&quot;Hêtre 27&quot;);AND([.F35]&lt;=14;[.L35]=&quot;Hêtre 20&quot;));TRUE())" office:value-type="boolean" office:boolean-value="true" calcext:value-type="boolean">
            <text:p>VRAI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2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2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2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2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2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2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.34476" calcext:value-type="float">
            <text:p>0,34476</text:p>
          </table:table-cell>
          <table:table-cell table:formula="of:=IF(AND([.$H35]&gt;[.AF$4];[.$L35]=&quot;Hêtre 20&quot;);[.$G35]*[.$E35];0)" office:value-type="float" office:value="170" calcext:value-type="float">
            <text:p>170</text:p>
          </table:table-cell>
          <table:table-cell table:style-name="ce42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2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2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40" table:formula="of:=[.H29]+70-[.H36]+4" office:value-type="float" office:value="0" calcext:value-type="float">
            <text:p>0</text:p>
          </table:table-cell>
          <table:table-cell table:formula="of:=[.E36]*([.G36]/1000)*([.H36]/1000)" office:value-type="float" office:value="0.08891" calcext:value-type="float">
            <text:p>0,08891</text:p>
          </table:table-cell>
          <table:table-cell table:formula="of:=[.J36]*[.F36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41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" calcext:value-type="float">
            <text:p>0</text:p>
          </table:table-cell>
          <table:table-cell table:formula="of:=IF(AND([.$H36]&gt;[.P$4];[.$L36]=&quot;Hêtre 45&quot;);[.$G36]*[.E36];0)" office:value-type="float" office:value="0" calcext:value-type="float">
            <text:p>0</text:p>
          </table:table-cell>
          <table:table-cell table:style-name="ce42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2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2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2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2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2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2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2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85" calcext:value-type="float">
            <text:p>85</text:p>
          </table:table-cell>
          <table:table-cell table:style-name="ce42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37]&lt;35;[.F37]&gt;22;[.L37]=&quot;Hêtre 45&quot;);AND([.F37]&lt;=22;[.F37]&gt;14;[.L37]=&quot;Hêtre 27&quot;);AND([.F37]&lt;=14;[.L37]=&quot;Hêtre 20&quot;));TRUE())" office:value-type="boolean" office:boolean-value="false" calcext:value-type="boolean">
            <text:p>FAUX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2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2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2" table:formula="of:=IF(AND([.H37]&lt;[.T$4];[.L37]=&quot;Hêtre 45&quot;;[.F37]&gt;19);[.J37];0)" office:value-type="float" office:value="0" calcext:value-type="float">
            <text:p>0</text:p>
          </table:table-cell>
          <table:table-cell table:formula="of:=IF(AND([.$H37]&lt;[.T$4];[.$L37]=&quot;Hêtre 45&quot;);[.$G37]*[.$E37];0)" office:value-type="float" office:value="0" calcext:value-type="float">
            <text:p>0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2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2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2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2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2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2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40" table:formula="of:=[.H28]-5-30-2-10-[.H38]" office:value-type="float" office:value="0" calcext:value-type="float">
            <text:p>0</text:p>
          </table:table-cell>
          <table:table-cell table:formula="of:=[.E38]*([.G38]/1000)*([.H38]/1000)" office:value-type="float" office:value="0.4058" calcext:value-type="float">
            <text:p>0,4058</text:p>
          </table:table-cell>
          <table:table-cell table:formula="of:=[.J38]*[.F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1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.4058" calcext:value-type="float">
            <text:p>0,4058</text:p>
          </table:table-cell>
          <table:table-cell table:formula="of:=IF(AND([.$H38]&gt;[.P$4];[.$L38]=&quot;Hêtre 45&quot;);[.$G38]*[.E38];0)" office:value-type="float" office:value="200" calcext:value-type="float">
            <text:p>200</text:p>
          </table:table-cell>
          <table:table-cell table:style-name="ce42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2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2" table:formula="of:=IF(AND([.H38]&lt;[.T$4];[.L38]=&quot;Hêtre 45&quot;;[.F38]&gt;19);[.J38];0)" office:value-type="float" office:value="0" calcext:value-type="float">
            <text:p>0</text:p>
          </table:table-cell>
          <table:table-cell table:formula="of:=IF(AND([.$H38]&lt;[.T$4];[.$L38]=&quot;Hêtre 45&quot;);[.$G38]*[.$E38];0)" office:value-type="float" office:value="0" calcext:value-type="float">
            <text:p>0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2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2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2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2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2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2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40" table:formula="of:=[.H29]-2*30-2*2-[.H39]" office:value-type="float" office:value="0" calcext:value-type="float">
            <text:p>0</text:p>
          </table:table-cell>
          <table:table-cell table:formula="of:=[.E39]*([.G39]/1000)*([.H39]/1000)" office:value-type="float" office:value="0.10442" calcext:value-type="float">
            <text:p>0,10442</text:p>
          </table:table-cell>
          <table:table-cell table:formula="of:=[.J39]*[.F39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41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2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2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2" table:formula="of:=IF(AND([.H39]&lt;[.T$4];[.L39]=&quot;Hêtre 45&quot;;[.F39]&gt;19);[.J39];0)" office:value-type="float" office:value="0.10442" calcext:value-type="float">
            <text:p>0,10442</text:p>
          </table:table-cell>
          <table:table-cell table:formula="of:=IF(AND([.$H39]&lt;[.T$4];[.$L39]=&quot;Hêtre 45&quot;);[.$G39]*[.$E39];0)" office:value-type="float" office:value="115" calcext:value-type="float">
            <text:p>115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2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2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2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2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2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2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40" table:formula="of:=[.H29]-2*30-2*2-[.H40]" office:value-type="float" office:value="0" calcext:value-type="float">
            <text:p>0</text:p>
          </table:table-cell>
          <table:table-cell table:formula="of:=[.E40]*([.G40]/1000)*([.H40]/1000)" office:value-type="float" office:value="0.10442" calcext:value-type="float">
            <text:p>0,10442</text:p>
          </table:table-cell>
          <table:table-cell table:formula="of:=[.J40]*[.F40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41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2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2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2" table:formula="of:=IF(AND([.H40]&lt;[.T$4];[.L40]=&quot;Hêtre 45&quot;;[.F40]&gt;19);[.J40];0)" office:value-type="float" office:value="0.10442" calcext:value-type="float">
            <text:p>0,10442</text:p>
          </table:table-cell>
          <table:table-cell table:formula="of:=IF(AND([.$H40]&lt;[.T$4];[.$L40]=&quot;Hêtre 45&quot;);[.$G40]*[.$E40];0)" office:value-type="float" office:value="115" calcext:value-type="float">
            <text:p>115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2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2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2" table:formula="of:=IF(AND([.H40]&lt;[.AB$4];[.L40]=&quot;Hêtre 27&quot;);[.$J40];0)" office:value-type="float" office:value="0" calcext:value-type="float">
            <text:p>0</text:p>
          </table:table-cell>
          <table:table-cell table:formula="of:=IF(AND([.$H40]&lt;[.AB$4];[.$L40]=&quot;Hêtre 27&quot;);[.$G40]*[.$E40];0)" office:value-type="float" office:value="0" calcext:value-type="float">
            <text:p>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2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2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2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40" table:formula="of:=[.H29]-2*30-2*2-[.H41]" office:value-type="float" office:value="0" calcext:value-type="float">
            <text:p>0</text:p>
          </table:table-cell>
          <table:table-cell table:formula="of:=[.E41]*([.G41]/1000)*([.H41]/1000)" office:value-type="float" office:value="0.0908" calcext:value-type="float">
            <text:p>0,0908</text:p>
          </table:table-cell>
          <table:table-cell table:formula="of:=[.J41]*[.F41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41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2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2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2" table:formula="of:=IF(AND([.H41]&lt;[.T$4];[.L41]=&quot;Hêtre 45&quot;;[.F41]&gt;19);[.J41];0)" office:value-type="float" office:value="0.0908" calcext:value-type="float">
            <text:p>0,0908</text:p>
          </table:table-cell>
          <table:table-cell table:formula="of:=IF(AND([.$H41]&lt;[.T$4];[.$L41]=&quot;Hêtre 45&quot;);[.$G41]*[.$E41];0)" office:value-type="float" office:value="100" calcext:value-type="float">
            <text:p>10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2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2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0" calcext:value-type="float">
            <text:p>0</text:p>
          </table:table-cell>
          <table:table-cell table:style-name="ce42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2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2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2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table:style-name="ce40" table:formula="of:=[.H29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52" calcext:value-type="float">
            <text:p>0,02952</text:p>
          </table:table-cell>
          <table:table-cell table:formula="of:=[.J42]*[.F42]/1000" office:value-type="float" office:value="0.0004428" calcext:value-type="float">
            <text:p>0,0004428</text:p>
          </table:table-cell>
          <table:table-cell office:value-type="string" calcext:value-type="string">
            <text:p>Hêtre 27</text:p>
          </table:table-cell>
          <table:table-cell table:style-name="ce41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2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2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2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2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2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2" table:formula="of:=IF(AND([.H42]&lt;[.AB$4];[.L42]=&quot;Hêtre 27&quot;);[.$J42];0)" office:value-type="float" office:value="0.02952" calcext:value-type="float">
            <text:p>0,02952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2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2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2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1" calcext:value-type="float">
            <text:p>1121</text:p>
          </table:table-cell>
          <table:table-cell table:style-name="ce40"/>
          <table:table-cell table:formula="of:=[.E43]*([.G43]/1000)*([.H43]/1000)" office:value-type="float" office:value="0.04484" calcext:value-type="float">
            <text:p>0,04484</text:p>
          </table:table-cell>
          <table:table-cell table:formula="of:=[.J43]*[.F43]/1000" office:value-type="float" office:value="0.0006726" calcext:value-type="float">
            <text:p>0,0006726</text:p>
          </table:table-cell>
          <table:table-cell office:value-type="string" calcext:value-type="string">
            <text:p>Hêtre 27</text:p>
          </table:table-cell>
          <table:table-cell table:style-name="ce41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2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2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2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2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2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40" calcext:value-type="float">
            <text:p>40</text:p>
          </table:table-cell>
          <table:table-cell table:style-name="ce42" table:formula="of:=IF(AND([.H43]&lt;[.AB$4];[.L43]=&quot;Hêtre 27&quot;);[.$J43];0)" office:value-type="float" office:value="0" calcext:value-type="float">
            <text:p>0</text:p>
          </table:table-cell>
          <table:table-cell table:formula="of:=IF(AND([.$H43]&lt;[.AB$4];[.$L43]=&quot;Hêtre 27&quot;);[.$G43]*[.$E43];0)" office:value-type="float" office:value="0" calcext:value-type="float">
            <text:p>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2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2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2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table:style-name="ce40" table:formula="of:=[.H29]-2*30-2*2-2*100+2*15-[.H44]" office:value-type="float" office:value="0" calcext:value-type="float">
            <text:p>0</text:p>
          </table:table-cell>
          <table:table-cell table:formula="of:=[.E44]*([.G44]/1000)*([.H44]/1000)" office:value-type="float" office:value="0.02952" calcext:value-type="float">
            <text:p>0,02952</text:p>
          </table:table-cell>
          <table:table-cell table:formula="of:=[.J44]*[.F44]/1000" office:value-type="float" office:value="0.0004428" calcext:value-type="float">
            <text:p>0,0004428</text:p>
          </table:table-cell>
          <table:table-cell office:value-type="string" calcext:value-type="string">
            <text:p>Hêtre 27</text:p>
          </table:table-cell>
          <table:table-cell table:style-name="ce41" table:formula="of:=IF(OR(AND([.F44]&lt;35;[.F44]&gt;22;[.L44]=&quot;Hêtre 45&quot;);AND([.F44]&lt;=22;[.F44]&gt;14;[.L44]=&quot;Hêtre 27&quot;);AND([.F44]&lt;=14;[.L44]=&quot;Hêtre 20&quot;));TRUE())" office:value-type="boolean" office:boolean-value="true" calcext:value-type="boolean">
            <text:p>VRAI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2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2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2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2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2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2" table:formula="of:=IF(AND([.H44]&lt;[.AB$4];[.L44]=&quot;Hêtre 27&quot;);[.$J44];0)" office:value-type="float" office:value="0.02952" calcext:value-type="float">
            <text:p>0,02952</text:p>
          </table:table-cell>
          <table:table-cell table:formula="of:=IF(AND([.$H44]&lt;[.AB$4];[.$L44]=&quot;Hêtre 27&quot;);[.$G44]*[.$E44];0)" office:value-type="float" office:value="40" calcext:value-type="float">
            <text:p>4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2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2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2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5" calcext:value-type="float">
            <text:p>635</text:p>
          </table:table-cell>
          <table:table-cell table:style-name="ce40"/>
          <table:table-cell table:formula="of:=[.E45]*([.G45]/1000)*([.H45]/1000)" office:value-type="float" office:value="0.0254" calcext:value-type="float">
            <text:p>0,0254</text:p>
          </table:table-cell>
          <table:table-cell table:formula="of:=[.J45]*[.F45]/1000" office:value-type="float" office:value="0.000381" calcext:value-type="float">
            <text:p>0,000381</text:p>
          </table:table-cell>
          <table:table-cell office:value-type="string" calcext:value-type="string">
            <text:p>Hêtre 27</text:p>
          </table:table-cell>
          <table:table-cell table:style-name="ce41" table:formula="of:=IF(OR(AND([.F45]&lt;35;[.F45]&gt;22;[.L45]=&quot;Hêtre 45&quot;);AND([.F45]&lt;=22;[.F45]&gt;14;[.L45]=&quot;Hêtre 27&quot;);AND([.F45]&lt;=14;[.L45]=&quot;Hêtre 20&quot;));TRUE())" office:value-type="boolean" office:boolean-value="true" calcext:value-type="boolean">
            <text:p>VRAI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2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2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2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2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2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2" table:formula="of:=IF(AND([.H45]&lt;[.AB$4];[.L45]=&quot;Hêtre 27&quot;);[.$J45];0)" office:value-type="float" office:value="0.0254" calcext:value-type="float">
            <text:p>0,0254</text:p>
          </table:table-cell>
          <table:table-cell table:formula="of:=IF(AND([.$H45]&lt;[.AB$4];[.$L45]=&quot;Hêtre 27&quot;);[.$G45]*[.$E45];0)" office:value-type="float" office:value="40" calcext:value-type="float">
            <text:p>4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2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2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2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40"/>
          <table:table-cell table:number-columns-repeated="3"/>
          <table:table-cell table:style-name="ce41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2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2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2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2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2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2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2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2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2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40"/>
          <table:table-cell table:formula="of:=[.E47]*([.G47]/1000)*([.H47]/1000)" office:value-type="float" office:value="0.8173" calcext:value-type="float">
            <text:p>0,8173</text:p>
          </table:table-cell>
          <table:table-cell table:formula="of:=[.J47]*[.F47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41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2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2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2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2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2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2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2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2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2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40"/>
          <table:table-cell table:formula="of:=[.E48]*([.G48]/1000)*([.H48]/1000)" office:value-type="float" office:value="0.483693" calcext:value-type="float">
            <text:p>0,483693</text:p>
          </table:table-cell>
          <table:table-cell table:formula="of:=[.J48]*[.F48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41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2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2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2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2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2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2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2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2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2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40"/>
          <table:table-cell table:number-columns-repeated="3"/>
          <table:table-cell table:style-name="ce41" table:formula="of:=IF(OR(AND([.F49]&lt;35;[.F49]&gt;22;[.L49]=&quot;Hêtre 45&quot;);AND([.F49]&lt;=22;[.F49]&gt;14;[.L49]=&quot;Hêtre 27&quot;);AND([.F49]&lt;=14;[.L49]=&quot;Hêtre 20&quot;));TRUE())" office:value-type="boolean" office:boolean-value="false" calcext:value-type="boolean">
            <text:p>FAUX</text:p>
          </table:table-cell>
          <table:table-cell table:formula="of:=IF(AND([.H49]&gt;[.P$4];[.L49]=&quot;Hêtre 45&quot;);[.J49];0)" office:value-type="float" office:value="0" calcext:value-type="float">
            <text:p>0</text:p>
          </table:table-cell>
          <table:table-cell table:formula="of:=IF(AND([.$H49]&gt;[.P$4];[.$L49]=&quot;Hêtre 45&quot;);[.$G49]*[.E49];0)" office:value-type="float" office:value="0" calcext:value-type="float">
            <text:p>0</text:p>
          </table:table-cell>
          <table:table-cell table:style-name="ce42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2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2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2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2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2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2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2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2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50]&lt;35;[.F50]&gt;22;[.L50]=&quot;Hêtre 45&quot;);AND([.F50]&lt;=22;[.F50]&gt;14;[.L50]=&quot;Hêtre 27&quot;);AND([.F50]&lt;=14;[.L50]=&quot;Hêtre 20&quot;));TRUE())" office:value-type="boolean" office:boolean-value="false" calcext:value-type="boolean">
            <text:p>FAUX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2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2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2" table:formula="of:=IF(AND([.H50]&lt;[.T$4];[.L50]=&quot;Hêtre 45&quot;;[.F50]&gt;19);[.J50];0)" office:value-type="float" office:value="0" calcext:value-type="float">
            <text:p>0</text:p>
          </table:table-cell>
          <table:table-cell table:formula="of:=IF(AND([.$H50]&lt;[.T$4];[.$L50]=&quot;Hêtre 45&quot;);[.$G50]*[.$E50];0)" office:value-type="float" office:value="0" calcext:value-type="float">
            <text:p>0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2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2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2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2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2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2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40"/>
          <table:table-cell table:formula="of:=[.E51]*([.G51]/1000)*([.H51]/1000)" office:value-type="float" office:value="0.43575" calcext:value-type="float">
            <text:p>0,43575</text:p>
          </table:table-cell>
          <table:table-cell table:formula="of:=[.J51]*[.F51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41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.43575" calcext:value-type="float">
            <text:p>0,43575</text:p>
          </table:table-cell>
          <table:table-cell table:formula="of:=IF(AND([.$H51]&gt;[.P$4];[.$L51]=&quot;Hêtre 45&quot;);[.$G51]*[.E51];0)" office:value-type="float" office:value="210" calcext:value-type="float">
            <text:p>210</text:p>
          </table:table-cell>
          <table:table-cell table:style-name="ce42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2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2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" calcext:value-type="float">
            <text:p>0</text:p>
          </table:table-cell>
          <table:table-cell table:formula="of:=IF(AND([.$H51]&gt;[.X$4];[.$L51]=&quot;Hêtre 27&quot;);[.$G51]*[.$E51];0)" office:value-type="float" office:value="0" calcext:value-type="float">
            <text:p>0</text:p>
          </table:table-cell>
          <table:table-cell table:style-name="ce42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2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2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2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2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2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40"/>
          <table:table-cell table:formula="of:=[.E52]*([.G52]/1000)*([.H52]/1000)" office:value-type="float" office:value="0.103005" calcext:value-type="float">
            <text:p>0,103005</text:p>
          </table:table-cell>
          <table:table-cell table:formula="of:=[.J52]*[.F52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41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2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2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2" table:formula="of:=IF(AND([.H52]&lt;[.T$4];[.L52]=&quot;Hêtre 45&quot;;[.F52]&gt;19);[.J52];0)" office:value-type="float" office:value="0.103005" calcext:value-type="float">
            <text:p>0,103005</text:p>
          </table:table-cell>
          <table:table-cell table:formula="of:=IF(AND([.$H52]&lt;[.T$4];[.$L52]=&quot;Hêtre 45&quot;);[.$G52]*[.$E52];0)" office:value-type="float" office:value="105" calcext:value-type="float">
            <text:p>105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2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2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2" table:formula="of:=IF(AND([.H52]&lt;[.AB$4];[.L52]=&quot;Hêtre 27&quot;);[.$J52];0)" office:value-type="float" office:value="0" calcext:value-type="float">
            <text:p>0</text:p>
          </table:table-cell>
          <table:table-cell table:formula="of:=IF(AND([.$H52]&lt;[.AB$4];[.$L52]=&quot;Hêtre 27&quot;);[.$G52]*[.$E52];0)" office:value-type="float" office:value="0" calcext:value-type="float">
            <text:p>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2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2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2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40" table:formula="of:=[.H51]-50-[.H53]" office:value-type="float" office:value="0" calcext:value-type="float">
            <text:p>0</text:p>
          </table:table-cell>
          <table:table-cell table:formula="of:=[.E53]*([.G53]/1000)*([.H53]/1000)" office:value-type="float" office:value="0.324" calcext:value-type="float">
            <text:p>0,324</text:p>
          </table:table-cell>
          <table:table-cell table:formula="of:=[.J53]*[.F53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41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2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2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2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.324" calcext:value-type="float">
            <text:p>0,324</text:p>
          </table:table-cell>
          <table:table-cell table:formula="of:=IF(AND([.$H53]&gt;[.X$4];[.$L53]=&quot;Hêtre 27&quot;);[.$G53]*[.$E53];0)" office:value-type="float" office:value="160" calcext:value-type="float">
            <text:p>160</text:p>
          </table:table-cell>
          <table:table-cell table:style-name="ce42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2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2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" calcext:value-type="float">
            <text:p>0</text:p>
          </table:table-cell>
          <table:table-cell table:formula="of:=IF(AND([.$H53]&gt;[.AF$4];[.$L53]=&quot;Hêtre 20&quot;);[.$G53]*[.$E53];0)" office:value-type="float" office:value="0" calcext:value-type="float">
            <text:p>0</text:p>
          </table:table-cell>
          <table:table-cell table:style-name="ce42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2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2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40" table:formula="of:=[.H52]-2*30-[.H54]" office:value-type="float" office:value="0" calcext:value-type="float">
            <text:p>0</text:p>
          </table:table-cell>
          <table:table-cell table:formula="of:=[.E54]*([.G54]/1000)*([.H54]/1000)" office:value-type="float" office:value="0.07368" calcext:value-type="float">
            <text:p>0,07368</text:p>
          </table:table-cell>
          <table:table-cell table:formula="of:=[.J54]*[.F54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41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2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2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2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2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2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2" table:formula="of:=IF(AND([.H54]&lt;[.AB$4];[.L54]=&quot;Hêtre 27&quot;);[.$J54];0)" office:value-type="float" office:value="0.07368" calcext:value-type="float">
            <text:p>0,07368</text:p>
          </table:table-cell>
          <table:table-cell table:formula="of:=IF(AND([.$H54]&lt;[.AB$4];[.$L54]=&quot;Hêtre 27&quot;);[.$G54]*[.$E54];0)" office:value-type="float" office:value="80" calcext:value-type="float">
            <text:p>8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2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2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0" calcext:value-type="float">
            <text:p>0</text:p>
          </table:table-cell>
          <table:table-cell table:style-name="ce42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40" table:formula="of:=[.H51]-30-[.H55]" office:value-type="float" office:value="0" calcext:value-type="float">
            <text:p>0</text:p>
          </table:table-cell>
          <table:table-cell table:formula="of:=[.E55]*([.G55]/1000)*([.H55]/1000)" office:value-type="float" office:value="0.132925" calcext:value-type="float">
            <text:p>0,132925</text:p>
          </table:table-cell>
          <table:table-cell table:formula="of:=[.J55]*[.F55]/1000" office:value-type="float" office:value="0.000664625" calcext:value-type="float">
            <text:p>0,000664625</text:p>
          </table:table-cell>
          <table:table-cell office:value-type="string" calcext:value-type="string">
            <text:p>Hêtre 20</text:p>
          </table:table-cell>
          <table:table-cell table:style-name="ce41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2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2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2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2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2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2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132925" calcext:value-type="float">
            <text:p>0,132925</text:p>
          </table:table-cell>
          <table:table-cell table:formula="of:=IF(AND([.$H55]&gt;[.AF$4];[.$L55]=&quot;Hêtre 20&quot;);[.$G55]*[.$E55];0)" office:value-type="float" office:value="65" calcext:value-type="float">
            <text:p>65</text:p>
          </table:table-cell>
          <table:table-cell table:style-name="ce42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2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2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40" table:formula="of:=[.H52]+70-[.H57]" office:value-type="float" office:value="0" calcext:value-type="float">
            <text:p>0</text:p>
          </table:table-cell>
          <table:table-cell table:formula="of:=[.E57]*([.G57]/1000)*([.H57]/1000)" office:value-type="float" office:value="0.068315" calcext:value-type="float">
            <text:p>0,068315</text:p>
          </table:table-cell>
          <table:table-cell table:formula="of:=[.J57]*[.F57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41" table:formula="of:=IF(OR(AND([.F57]&lt;35;[.F57]&gt;22;[.L57]=&quot;Hêtre 45&quot;);AND([.F57]&lt;=22;[.F57]&gt;14;[.L57]=&quot;Hêtre 27&quot;);AND([.F57]&lt;=14;[.L57]=&quot;Hêtre 20&quot;));TRUE())" office:value-type="boolean" office:boolean-value="true" calcext:value-type="boolean">
            <text:p>VRAI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2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2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2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2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2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2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2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2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65" calcext:value-type="float">
            <text:p>65</text:p>
          </table:table-cell>
          <table:table-cell table:style-name="ce42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40" table:formula="of:=[.H51]-30-18-[.H58]" office:value-type="float" office:value="0" calcext:value-type="float">
            <text:p>0</text:p>
          </table:table-cell>
          <table:table-cell table:formula="of:=[.E58]*([.G58]/1000)*([.H58]/1000)" office:value-type="float" office:value="0.172295" calcext:value-type="float">
            <text:p>0,172295</text:p>
          </table:table-cell>
          <table:table-cell table:formula="of:=[.J58]*[.F58]/1000" office:value-type="float" office:value="0.000861475" calcext:value-type="float">
            <text:p>0,000861475</text:p>
          </table:table-cell>
          <table:table-cell office:value-type="string" calcext:value-type="string">
            <text:p>Hêtre 20</text:p>
          </table:table-cell>
          <table:table-cell table:style-name="ce41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" calcext:value-type="float">
            <text:p>0</text:p>
          </table:table-cell>
          <table:table-cell table:formula="of:=IF(AND([.$H58]&gt;[.P$4];[.$L58]=&quot;Hêtre 45&quot;);[.$G58]*[.E58];0)" office:value-type="float" office:value="0" calcext:value-type="float">
            <text:p>0</text:p>
          </table:table-cell>
          <table:table-cell table:style-name="ce42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2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2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2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2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2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.172295" calcext:value-type="float">
            <text:p>0,172295</text:p>
          </table:table-cell>
          <table:table-cell table:formula="of:=IF(AND([.$H58]&gt;[.AF$4];[.$L58]=&quot;Hêtre 20&quot;);[.$G58]*[.$E58];0)" office:value-type="float" office:value="85" calcext:value-type="float">
            <text:p>85</text:p>
          </table:table-cell>
          <table:table-cell table:style-name="ce42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2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2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40" table:formula="of:=[.H52]+70-[.H60]+4" office:value-type="float" office:value="0" calcext:value-type="float">
            <text:p>0</text:p>
          </table:table-cell>
          <table:table-cell table:formula="of:=[.E60]*([.G60]/1000)*([.H60]/1000)" office:value-type="float" office:value="0.089675" calcext:value-type="float">
            <text:p>0,089675</text:p>
          </table:table-cell>
          <table:table-cell table:formula="of:=[.J60]*[.F60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41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2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2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2" table:formula="of:=IF(AND([.H60]&lt;[.T$4];[.L60]=&quot;Hêtre 45&quot;;[.F60]&gt;19);[.J60];0)" office:value-type="float" office:value="0" calcext:value-type="float">
            <text:p>0</text:p>
          </table:table-cell>
          <table:table-cell table:formula="of:=IF(AND([.$H60]&lt;[.T$4];[.$L60]=&quot;Hêtre 45&quot;);[.$G60]*[.$E60];0)" office:value-type="float" office:value="0" calcext:value-type="float">
            <text:p>0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2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2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2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2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2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85" calcext:value-type="float">
            <text:p>85</text:p>
          </table:table-cell>
          <table:table-cell table:style-name="ce42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61]&lt;35;[.F61]&gt;22;[.L61]=&quot;Hêtre 45&quot;);AND([.F61]&lt;=22;[.F61]&gt;14;[.L61]=&quot;Hêtre 27&quot;);AND([.F61]&lt;=14;[.L61]=&quot;Hêtre 20&quot;));TRUE())" office:value-type="boolean" office:boolean-value="false" calcext:value-type="boolean">
            <text:p>FAUX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2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2" table:formula="of:=IF(AND([.H61]&lt;[.R$4];[.H61]&gt;=[.T$4];[.L61]=&quot;Hêtre 45&quot;;[.F61]&gt;19);[.J61];0)" office:value-type="float" office:value="0" calcext:value-type="float">
            <text:p>0</text:p>
          </table:table-cell>
          <table:table-cell table:formula="of:=IF(AND([.$H61]&gt;=[.T$4];[.$H61]&lt;[.R$4];[.$L61]=&quot;Hêtre 45&quot;);[.$G61]*[.$E61];0)" office:value-type="float" office:value="0" calcext:value-type="float">
            <text:p>0</text:p>
          </table:table-cell>
          <table:table-cell table:style-name="ce42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2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2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2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2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2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2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40" table:formula="of:=[.H51]-5-30-2-10-[.H62]" office:value-type="float" office:value="0" calcext:value-type="float">
            <text:p>0</text:p>
          </table:table-cell>
          <table:table-cell table:formula="of:=[.E62]*([.G62]/1000)*([.H62]/1000)" office:value-type="float" office:value="0.4056" calcext:value-type="float">
            <text:p>0,4056</text:p>
          </table:table-cell>
          <table:table-cell table:formula="of:=[.J62]*[.F62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41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.4056" calcext:value-type="float">
            <text:p>0,4056</text:p>
          </table:table-cell>
          <table:table-cell table:formula="of:=IF(AND([.$H62]&gt;[.P$4];[.$L62]=&quot;Hêtre 45&quot;);[.$G62]*[.E62];0)" office:value-type="float" office:value="200" calcext:value-type="float">
            <text:p>200</text:p>
          </table:table-cell>
          <table:table-cell table:style-name="ce42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2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2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2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2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2" table:formula="of:=IF(AND([.H62]&lt;[.AB$4];[.L62]=&quot;Hêtre 27&quot;);[.$J62];0)" office:value-type="float" office:value="0" calcext:value-type="float">
            <text:p>0</text:p>
          </table:table-cell>
          <table:table-cell table:formula="of:=IF(AND([.$H62]&lt;[.AB$4];[.$L62]=&quot;Hêtre 27&quot;);[.$G62]*[.$E62];0)" office:value-type="float" office:value="0" calcext:value-type="float">
            <text:p>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2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2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2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40" table:formula="of:=[.H52]-2*30-2*2-[.H63]" office:value-type="float" office:value="0" calcext:value-type="float">
            <text:p>0</text:p>
          </table:table-cell>
          <table:table-cell table:formula="of:=[.E63]*([.G63]/1000)*([.H63]/1000)" office:value-type="float" office:value="0.105455" calcext:value-type="float">
            <text:p>0,105455</text:p>
          </table:table-cell>
          <table:table-cell table:formula="of:=[.J63]*[.F63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1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2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2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2" table:formula="of:=IF(AND([.H63]&lt;[.T$4];[.L63]=&quot;Hêtre 45&quot;;[.F63]&gt;19);[.J63];0)" office:value-type="float" office:value="0.105455" calcext:value-type="float">
            <text:p>0,105455</text:p>
          </table:table-cell>
          <table:table-cell table:formula="of:=IF(AND([.$H63]&lt;[.T$4];[.$L63]=&quot;Hêtre 45&quot;);[.$G63]*[.$E63];0)" office:value-type="float" office:value="115" calcext:value-type="float">
            <text:p>115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2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2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2" table:formula="of:=IF(AND([.H63]&lt;[.AB$4];[.L63]=&quot;Hêtre 27&quot;);[.$J63];0)" office:value-type="float" office:value="0" calcext:value-type="float">
            <text:p>0</text:p>
          </table:table-cell>
          <table:table-cell table:formula="of:=IF(AND([.$H63]&lt;[.AB$4];[.$L63]=&quot;Hêtre 27&quot;);[.$G63]*[.$E63];0)" office:value-type="float" office:value="0" calcext:value-type="float">
            <text:p>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2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2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2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40" table:formula="of:=[.H52]-2*30-2*2-[.H64]" office:value-type="float" office:value="0" calcext:value-type="float">
            <text:p>0</text:p>
          </table:table-cell>
          <table:table-cell table:formula="of:=[.E64]*([.G64]/1000)*([.H64]/1000)" office:value-type="float" office:value="0.105455" calcext:value-type="float">
            <text:p>0,105455</text:p>
          </table:table-cell>
          <table:table-cell table:formula="of:=[.J64]*[.F64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1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2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2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2" table:formula="of:=IF(AND([.H64]&lt;[.T$4];[.L64]=&quot;Hêtre 45&quot;;[.F64]&gt;19);[.J64];0)" office:value-type="float" office:value="0.105455" calcext:value-type="float">
            <text:p>0,105455</text:p>
          </table:table-cell>
          <table:table-cell table:formula="of:=IF(AND([.$H64]&lt;[.T$4];[.$L64]=&quot;Hêtre 45&quot;);[.$G64]*[.$E64];0)" office:value-type="float" office:value="115" calcext:value-type="float">
            <text:p>115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2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2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0" calcext:value-type="float">
            <text:p>0</text:p>
          </table:table-cell>
          <table:table-cell table:style-name="ce42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2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2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2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40" table:formula="of:=[.H52]-2*30-2*2-[.H65]" office:value-type="float" office:value="-162" calcext:value-type="float">
            <text:p>-162</text:p>
          </table:table-cell>
          <table:table-cell table:formula="of:=[.E65]*([.G65]/1000)*([.H65]/1000)" office:value-type="float" office:value="0.1079" calcext:value-type="float">
            <text:p>0,1079</text:p>
          </table:table-cell>
          <table:table-cell table:formula="of:=[.J65]*[.F65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41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2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2" table:formula="of:=IF(AND([.H65]&lt;[.R$4];[.H65]&gt;=[.T$4];[.L65]=&quot;Hêtre 45&quot;;[.F65]&gt;19);[.J65];0)" office:value-type="float" office:value="0.1079" calcext:value-type="float">
            <text:p>0,1079</text:p>
          </table:table-cell>
          <table:table-cell table:formula="of:=IF(AND([.$H65]&gt;=[.T$4];[.$H65]&lt;[.R$4];[.$L65]=&quot;Hêtre 45&quot;);[.$G65]*[.$E65];0)" office:value-type="float" office:value="100" calcext:value-type="float">
            <text:p>100</text:p>
          </table:table-cell>
          <table:table-cell table:style-name="ce42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2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2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2" table:formula="of:=IF(AND([.H65]&lt;[.AB$4];[.L65]=&quot;Hêtre 27&quot;);[.$J65];0)" office:value-type="float" office:value="0" calcext:value-type="float">
            <text:p>0</text:p>
          </table:table-cell>
          <table:table-cell table:formula="of:=IF(AND([.$H65]&lt;[.AB$4];[.$L65]=&quot;Hêtre 27&quot;);[.$G65]*[.$E65];0)" office:value-type="float" office:value="0" calcext:value-type="float">
            <text:p>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2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2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2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40" table:formula="of:=[.H52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94" calcext:value-type="float">
            <text:p>0,01494</text:p>
          </table:table-cell>
          <table:table-cell table:formula="of:=[.J66]*[.F66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1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2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2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2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2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2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2" table:formula="of:=IF(AND([.H66]&lt;[.AB$4];[.L66]=&quot;Hêtre 27&quot;);[.$J66];0)" office:value-type="float" office:value="0.01494" calcext:value-type="float">
            <text:p>0,01494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2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2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2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0" calcext:value-type="float">
            <text:p>640</text:p>
          </table:table-cell>
          <table:table-cell table:style-name="ce40"/>
          <table:table-cell table:formula="of:=[.E67]*([.G67]/1000)*([.H67]/1000)" office:value-type="float" office:value="0.0128" calcext:value-type="float">
            <text:p>0,0128</text:p>
          </table:table-cell>
          <table:table-cell table:formula="of:=[.J67]*[.F67]/1000" office:value-type="float" office:value="0.000192" calcext:value-type="float">
            <text:p>0,000192</text:p>
          </table:table-cell>
          <table:table-cell office:value-type="string" calcext:value-type="string">
            <text:p>Hêtre 27</text:p>
          </table:table-cell>
          <table:table-cell table:style-name="ce41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2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2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2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2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2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0" calcext:value-type="float">
            <text:p>0</text:p>
          </table:table-cell>
          <table:table-cell table:style-name="ce42" table:formula="of:=IF(AND([.H67]&lt;[.AB$4];[.L67]=&quot;Hêtre 27&quot;);[.$J67];0)" office:value-type="float" office:value="0.0128" calcext:value-type="float">
            <text:p>0,0128</text:p>
          </table:table-cell>
          <table:table-cell table:formula="of:=IF(AND([.$H67]&lt;[.AB$4];[.$L67]=&quot;Hêtre 27&quot;);[.$G67]*[.$E67];0)" office:value-type="float" office:value="20" calcext:value-type="float">
            <text:p>2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2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2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2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8" calcext:value-type="float">
            <text:p>1108</text:p>
          </table:table-cell>
          <table:table-cell table:style-name="ce40"/>
          <table:table-cell table:formula="of:=[.E68]*([.G68]/1000)*([.H68]/1000)" office:value-type="float" office:value="0.02216" calcext:value-type="float">
            <text:p>0,02216</text:p>
          </table:table-cell>
          <table:table-cell table:formula="of:=[.J68]*[.F68]/1000" office:value-type="float" office:value="0.0003324" calcext:value-type="float">
            <text:p>0,0003324</text:p>
          </table:table-cell>
          <table:table-cell office:value-type="string" calcext:value-type="string">
            <text:p>Hêtre 27</text:p>
          </table:table-cell>
          <table:table-cell table:style-name="ce41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2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2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2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2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2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20" calcext:value-type="float">
            <text:p>20</text:p>
          </table:table-cell>
          <table:table-cell table:style-name="ce42" table:formula="of:=IF(AND([.H68]&lt;[.AB$4];[.L68]=&quot;Hêtre 27&quot;);[.$J68];0)" office:value-type="float" office:value="0" calcext:value-type="float">
            <text:p>0</text:p>
          </table:table-cell>
          <table:table-cell table:formula="of:=IF(AND([.$H68]&lt;[.AB$4];[.$L68]=&quot;Hêtre 27&quot;);[.$G68]*[.$E68];0)" office:value-type="float" office:value="0" calcext:value-type="float">
            <text:p>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2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2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2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4" calcext:value-type="float">
            <text:p>884</text:p>
          </table:table-cell>
          <table:table-cell table:style-name="ce40"/>
          <table:table-cell table:formula="of:=[.E69]*([.G69]/1000)*([.H69]/1000)" office:value-type="float" office:value="0.01768" calcext:value-type="float">
            <text:p>0,01768</text:p>
          </table:table-cell>
          <table:table-cell table:formula="of:=[.J69]*[.F69]/1000" office:value-type="float" office:value="0.0002652" calcext:value-type="float">
            <text:p>0,0002652</text:p>
          </table:table-cell>
          <table:table-cell office:value-type="string" calcext:value-type="string">
            <text:p>Hêtre 27</text:p>
          </table:table-cell>
          <table:table-cell table:style-name="ce41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2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2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2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2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2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2" table:formula="of:=IF(AND([.H69]&lt;[.AB$4];[.L69]=&quot;Hêtre 27&quot;);[.$J69];0)" office:value-type="float" office:value="0.01768" calcext:value-type="float">
            <text:p>0,01768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2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2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2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40" table:formula="of:=[.H52]-2*30-2*2-2*100+2*15-[.H70]" office:value-type="float" office:value="0" calcext:value-type="float">
            <text:p>0</text:p>
          </table:table-cell>
          <table:table-cell table:formula="of:=[.E70]*([.G70]/1000)*([.H70]/1000)" office:value-type="float" office:value="0.01494" calcext:value-type="float">
            <text:p>0,01494</text:p>
          </table:table-cell>
          <table:table-cell table:formula="of:=[.J70]*[.F70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1" table:formula="of:=IF(OR(AND([.F70]&lt;35;[.F70]&gt;22;[.L70]=&quot;Hêtre 45&quot;);AND([.F70]&lt;=22;[.F70]&gt;14;[.L70]=&quot;Hêtre 27&quot;);AND([.F70]&lt;=14;[.L70]=&quot;Hêtre 20&quot;));TRUE())" office:value-type="boolean" office:boolean-value="true" calcext:value-type="boolean">
            <text:p>VRAI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2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2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2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2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2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2" table:formula="of:=IF(AND([.H70]&lt;[.AB$4];[.L70]=&quot;Hêtre 27&quot;);[.$J70];0)" office:value-type="float" office:value="0.01494" calcext:value-type="float">
            <text:p>0,01494</text:p>
          </table:table-cell>
          <table:table-cell table:formula="of:=IF(AND([.$H70]&lt;[.AB$4];[.$L70]=&quot;Hêtre 27&quot;);[.$G70]*[.$E70];0)" office:value-type="float" office:value="20" calcext:value-type="float">
            <text:p>2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2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2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2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40"/>
          <table:table-cell table:formula="of:=[.E71]*([.G71]/1000)*([.H71]/1000)" office:value-type="float" office:value="0.02218" calcext:value-type="float">
            <text:p>0,02218</text:p>
          </table:table-cell>
          <table:table-cell table:formula="of:=[.J71]*[.F7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41" table:formula="of:=IF(OR(AND([.F71]&lt;35;[.F71]&gt;22;[.L71]=&quot;Hêtre 45&quot;);AND([.F71]&lt;=22;[.F71]&gt;14;[.L71]=&quot;Hêtre 27&quot;);AND([.F71]&lt;=14;[.L71]=&quot;Hêtre 20&quot;));TRUE())" office:value-type="boolean" office:boolean-value="true" calcext:value-type="boolean">
            <text:p>VRAI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2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2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2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2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2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20" calcext:value-type="float">
            <text:p>20</text:p>
          </table:table-cell>
          <table:table-cell table:style-name="ce42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2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2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2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0" calcext:value-type="float">
            <text:p>640</text:p>
          </table:table-cell>
          <table:table-cell table:style-name="ce40"/>
          <table:table-cell table:formula="of:=[.E72]*([.G72]/1000)*([.H72]/1000)" office:value-type="float" office:value="0.0128" calcext:value-type="float">
            <text:p>0,0128</text:p>
          </table:table-cell>
          <table:table-cell table:formula="of:=[.J72]*[.F72]/1000" office:value-type="float" office:value="0.000192" calcext:value-type="float">
            <text:p>0,000192</text:p>
          </table:table-cell>
          <table:table-cell office:value-type="string" calcext:value-type="string">
            <text:p>Hêtre 27</text:p>
          </table:table-cell>
          <table:table-cell table:style-name="ce41" table:formula="of:=IF(OR(AND([.F72]&lt;35;[.F72]&gt;22;[.L72]=&quot;Hêtre 45&quot;);AND([.F72]&lt;=22;[.F72]&gt;14;[.L72]=&quot;Hêtre 27&quot;);AND([.F72]&lt;=14;[.L72]=&quot;Hêtre 20&quot;));TRUE())" office:value-type="boolean" office:boolean-value="true" calcext:value-type="boolean">
            <text:p>VRAI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2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2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2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2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2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2" table:formula="of:=IF(AND([.H72]&lt;[.AB$4];[.L72]=&quot;Hêtre 27&quot;);[.$J72];0)" office:value-type="float" office:value="0.0128" calcext:value-type="float">
            <text:p>0,0128</text:p>
          </table:table-cell>
          <table:table-cell table:formula="of:=IF(AND([.$H72]&lt;[.AB$4];[.$L72]=&quot;Hêtre 27&quot;);[.$G72]*[.$E72];0)" office:value-type="float" office:value="20" calcext:value-type="float">
            <text:p>2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2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2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2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8" calcext:value-type="float">
            <text:p>888</text:p>
          </table:table-cell>
          <table:table-cell table:style-name="ce40"/>
          <table:table-cell table:formula="of:=[.E73]*([.G73]/1000)*([.H73]/1000)" office:value-type="float" office:value="0.01776" calcext:value-type="float">
            <text:p>0,01776</text:p>
          </table:table-cell>
          <table:table-cell table:formula="of:=[.J73]*[.F73]/1000" office:value-type="float" office:value="0.0002664" calcext:value-type="float">
            <text:p>0,0002664</text:p>
          </table:table-cell>
          <table:table-cell office:value-type="string" calcext:value-type="string">
            <text:p>Hêtre 27</text:p>
          </table:table-cell>
          <table:table-cell table:style-name="ce41" table:formula="of:=IF(OR(AND([.F73]&lt;35;[.F73]&gt;22;[.L73]=&quot;Hêtre 45&quot;);AND([.F73]&lt;=22;[.F73]&gt;14;[.L73]=&quot;Hêtre 27&quot;);AND([.F73]&lt;=14;[.L73]=&quot;Hêtre 20&quot;));TRUE())" office:value-type="boolean" office:boolean-value="true" calcext:value-type="boolean">
            <text:p>VRAI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2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2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2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2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2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2" table:formula="of:=IF(AND([.H73]&lt;[.AB$4];[.L73]=&quot;Hêtre 27&quot;);[.$J73];0)" office:value-type="float" office:value="0.01776" calcext:value-type="float">
            <text:p>0,01776</text:p>
          </table:table-cell>
          <table:table-cell table:formula="of:=IF(AND([.$H73]&lt;[.AB$4];[.$L73]=&quot;Hêtre 27&quot;);[.$G73]*[.$E73];0)" office:value-type="float" office:value="20" calcext:value-type="float">
            <text:p>2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2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2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2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1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2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2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2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2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2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2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2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2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2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40" table:formula="of:=[.H52]-2*30-2*2-2*100+2*15-2*2-[.H75]" office:value-type="float" office:value="4" calcext:value-type="float">
            <text:p>4</text:p>
          </table:table-cell>
          <table:table-cell table:formula="of:=[.E75]*([.G75]/1000)*([.H75]/1000)" office:value-type="float" office:value="0.82768" calcext:value-type="float">
            <text:p>0,82768</text:p>
          </table:table-cell>
          <table:table-cell table:formula="of:=[.J75]*[.F75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41" table:formula="of:=IF(OR(AND([.F75]&lt;35;[.F75]&gt;22;[.L75]=&quot;Hêtre 45&quot;);AND([.F75]&lt;=22;[.F75]&gt;14;[.L75]=&quot;Hêtre 27&quot;);AND([.F75]&lt;=14;[.L75]=&quot;Hêtre 20&quot;));TRUE())" office:value-type="boolean" office:boolean-value="false" calcext:value-type="boolean">
            <text:p>FAUX</text:p>
          </table:table-cell>
          <table:table-cell table:formula="of:=IF(AND([.H75]&gt;[.P$4];[.L75]=&quot;Hêtre 45&quot;);[.J75];0)" office:value-type="float" office:value="0" calcext:value-type="float">
            <text:p>0</text:p>
          </table:table-cell>
          <table:table-cell table:formula="of:=IF(AND([.$H75]&gt;[.P$4];[.$L75]=&quot;Hêtre 45&quot;);[.$G75]*[.E75];0)" office:value-type="float" office:value="0" calcext:value-type="float">
            <text:p>0</text:p>
          </table:table-cell>
          <table:table-cell table:style-name="ce42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2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2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2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2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2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2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2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2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6]*([.G76]/1000)*([.H76]/1000)" office:value-type="float" office:value="0.832853" calcext:value-type="float">
            <text:p>0,832853</text:p>
          </table:table-cell>
          <table:table-cell table:formula="of:=[.J76]*[.F76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41" table:formula="of:=IF(OR(AND([.F76]&lt;35;[.F76]&gt;22;[.L76]=&quot;Hêtre 45&quot;);AND([.F76]&lt;=22;[.F76]&gt;14;[.L76]=&quot;Hêtre 27&quot;);AND([.F76]&lt;=14;[.L76]=&quot;Hêtre 20&quot;));TRUE())" office:value-type="boolean" office:boolean-value="false" calcext:value-type="boolean">
            <text:p>FAUX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2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2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2" table:formula="of:=IF(AND([.H76]&lt;[.T$4];[.L76]=&quot;Hêtre 45&quot;;[.F76]&gt;19);[.J76];0)" office:value-type="float" office:value="0" calcext:value-type="float">
            <text:p>0</text:p>
          </table:table-cell>
          <table:table-cell table:formula="of:=IF(AND([.$H76]&lt;[.T$4];[.$L76]=&quot;Hêtre 45&quot;);[.$G76]*[.$E76];0)" office:value-type="float" office:value="0" calcext:value-type="float">
            <text:p>0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2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2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2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2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2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2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1" table:formula="of:=IF(OR(AND([.F77]&lt;35;[.F77]&gt;22;[.L77]=&quot;Hêtre 45&quot;);AND([.F77]&lt;=22;[.F77]&gt;14;[.L77]=&quot;Hêtre 27&quot;);AND([.F77]&lt;=14;[.L77]=&quot;Hêtre 20&quot;));TRUE())" office:value-type="boolean" office:boolean-value="false" calcext:value-type="boolean">
            <text:p>FAUX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2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2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2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" calcext:value-type="float">
            <text:p>0</text:p>
          </table:table-cell>
          <table:table-cell table:formula="of:=IF(AND([.$H77]&gt;[.X$4];[.$L77]=&quot;Hêtre 27&quot;);[.$G77]*[.$E77];0)" office:value-type="float" office:value="0" calcext:value-type="float">
            <text:p>0</text:p>
          </table:table-cell>
          <table:table-cell table:style-name="ce42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2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2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2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2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2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78]&lt;35;[.F78]&gt;22;[.L78]=&quot;Hêtre 45&quot;);AND([.F78]&lt;=22;[.F78]&gt;14;[.L78]=&quot;Hêtre 27&quot;);AND([.F78]&lt;=14;[.L78]=&quot;Hêtre 20&quot;));TRUE())" office:value-type="boolean" office:boolean-value="false" calcext:value-type="boolean">
            <text:p>FAUX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2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2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2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2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2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2" table:formula="of:=IF(AND([.H78]&lt;[.AB$4];[.L78]=&quot;Hêtre 27&quot;);[.$J78];0)" office:value-type="float" office:value="0" calcext:value-type="float">
            <text:p>0</text:p>
          </table:table-cell>
          <table:table-cell table:formula="of:=IF(AND([.$H78]&lt;[.AB$4];[.$L78]=&quot;Hêtre 27&quot;);[.$G78]*[.$E78];0)" office:value-type="float" office:value="0" calcext:value-type="float">
            <text:p>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2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2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2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40"/>
          <table:table-cell table:formula="of:=[.E79]*([.G79]/1000)*([.H79]/1000)" office:value-type="float" office:value="0.43575" calcext:value-type="float">
            <text:p>0,43575</text:p>
          </table:table-cell>
          <table:table-cell table:formula="of:=[.J79]*[.F7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41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.43575" calcext:value-type="float">
            <text:p>0,43575</text:p>
          </table:table-cell>
          <table:table-cell table:formula="of:=IF(AND([.$H79]&gt;[.P$4];[.$L79]=&quot;Hêtre 45&quot;);[.$G79]*[.E79];0)" office:value-type="float" office:value="210" calcext:value-type="float">
            <text:p>210</text:p>
          </table:table-cell>
          <table:table-cell table:style-name="ce42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2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2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2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2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2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" calcext:value-type="float">
            <text:p>0</text:p>
          </table:table-cell>
          <table:table-cell table:formula="of:=IF(AND([.$H79]&gt;[.AF$4];[.$L79]=&quot;Hêtre 20&quot;);[.$G79]*[.$E79];0)" office:value-type="float" office:value="0" calcext:value-type="float">
            <text:p>0</text:p>
          </table:table-cell>
          <table:table-cell table:style-name="ce42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2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2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40"/>
          <table:table-cell table:formula="of:=[.E80]*([.G80]/1000)*([.H80]/1000)" office:value-type="float" office:value="0.103005" calcext:value-type="float">
            <text:p>0,103005</text:p>
          </table:table-cell>
          <table:table-cell table:formula="of:=[.J80]*[.F8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41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2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2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2" table:formula="of:=IF(AND([.H80]&lt;[.T$4];[.L80]=&quot;Hêtre 45&quot;;[.F80]&gt;19);[.J80];0)" office:value-type="float" office:value="0.103005" calcext:value-type="float">
            <text:p>0,103005</text:p>
          </table:table-cell>
          <table:table-cell table:formula="of:=IF(AND([.$H80]&lt;[.T$4];[.$L80]=&quot;Hêtre 45&quot;);[.$G80]*[.$E80];0)" office:value-type="float" office:value="105" calcext:value-type="float">
            <text:p>105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2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2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2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2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2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0" calcext:value-type="float">
            <text:p>0</text:p>
          </table:table-cell>
          <table:table-cell table:style-name="ce42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40" table:formula="of:=[.H79]-50-[.H81]" office:value-type="float" office:value="0" calcext:value-type="float">
            <text:p>0</text:p>
          </table:table-cell>
          <table:table-cell table:formula="of:=[.E81]*([.G81]/1000)*([.H81]/1000)" office:value-type="float" office:value="0.324" calcext:value-type="float">
            <text:p>0,324</text:p>
          </table:table-cell>
          <table:table-cell table:formula="of:=[.J81]*[.F8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41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2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2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2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.324" calcext:value-type="float">
            <text:p>0,324</text:p>
          </table:table-cell>
          <table:table-cell table:formula="of:=IF(AND([.$H81]&gt;[.X$4];[.$L81]=&quot;Hêtre 27&quot;);[.$G81]*[.$E81];0)" office:value-type="float" office:value="160" calcext:value-type="float">
            <text:p>160</text:p>
          </table:table-cell>
          <table:table-cell table:style-name="ce42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2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2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" calcext:value-type="float">
            <text:p>0</text:p>
          </table:table-cell>
          <table:table-cell table:formula="of:=IF(AND([.$H81]&gt;[.AF$4];[.$L81]=&quot;Hêtre 20&quot;);[.$G81]*[.$E81];0)" office:value-type="float" office:value="0" calcext:value-type="float">
            <text:p>0</text:p>
          </table:table-cell>
          <table:table-cell table:style-name="ce42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2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2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40" table:formula="of:=[.H80]-2*30-[.H82]" office:value-type="float" office:value="0" calcext:value-type="float">
            <text:p>0</text:p>
          </table:table-cell>
          <table:table-cell table:formula="of:=[.E82]*([.G82]/1000)*([.H82]/1000)" office:value-type="float" office:value="0.07368" calcext:value-type="float">
            <text:p>0,07368</text:p>
          </table:table-cell>
          <table:table-cell table:formula="of:=[.J82]*[.F82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41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2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2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2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2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2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2" table:formula="of:=IF(AND([.H82]&lt;[.AB$4];[.L82]=&quot;Hêtre 27&quot;);[.$J82];0)" office:value-type="float" office:value="0.07368" calcext:value-type="float">
            <text:p>0,07368</text:p>
          </table:table-cell>
          <table:table-cell table:formula="of:=IF(AND([.$H82]&lt;[.AB$4];[.$L82]=&quot;Hêtre 27&quot;);[.$G82]*[.$E82];0)" office:value-type="float" office:value="80" calcext:value-type="float">
            <text:p>8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2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2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0" calcext:value-type="float">
            <text:p>0</text:p>
          </table:table-cell>
          <table:table-cell table:style-name="ce42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40" table:formula="of:=[.H79]-30-[.H83]" office:value-type="float" office:value="0" calcext:value-type="float">
            <text:p>0</text:p>
          </table:table-cell>
          <table:table-cell table:formula="of:=[.E83]*([.G83]/1000)*([.H83]/1000)" office:value-type="float" office:value="0.26585" calcext:value-type="float">
            <text:p>0,26585</text:p>
          </table:table-cell>
          <table:table-cell table:formula="of:=[.J83]*[.F8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41" table:formula="of:=IF(OR(AND([.F83]&lt;35;[.F83]&gt;22;[.L83]=&quot;Hêtre 45&quot;);AND([.F83]&lt;=22;[.F83]&gt;14;[.L83]=&quot;Hêtre 27&quot;);AND([.F83]&lt;=14;[.L83]=&quot;Hêtre 20&quot;));TRUE())" office:value-type="boolean" office:boolean-value="true" calcext:value-type="boolean">
            <text:p>VRAI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2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2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2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2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2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2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.26585" calcext:value-type="float">
            <text:p>0,26585</text:p>
          </table:table-cell>
          <table:table-cell table:formula="of:=IF(AND([.$H83]&gt;[.AF$4];[.$L83]=&quot;Hêtre 20&quot;);[.$G83]*[.$E83];0)" office:value-type="float" office:value="130" calcext:value-type="float">
            <text:p>130</text:p>
          </table:table-cell>
          <table:table-cell table:style-name="ce42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2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2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40" table:formula="of:=[.H80]+70-[.H84]" office:value-type="float" office:value="0" calcext:value-type="float">
            <text:p>0</text:p>
          </table:table-cell>
          <table:table-cell table:formula="of:=[.E84]*([.G84]/1000)*([.H84]/1000)" office:value-type="float" office:value="0.068315" calcext:value-type="float">
            <text:p>0,068315</text:p>
          </table:table-cell>
          <table:table-cell table:formula="of:=[.J84]*[.F84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41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" calcext:value-type="float">
            <text:p>0</text:p>
          </table:table-cell>
          <table:table-cell table:formula="of:=IF(AND([.$H84]&gt;[.P$4];[.$L84]=&quot;Hêtre 45&quot;);[.$G84]*[.E84];0)" office:value-type="float" office:value="0" calcext:value-type="float">
            <text:p>0</text:p>
          </table:table-cell>
          <table:table-cell table:style-name="ce42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2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2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2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2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2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2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2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65" calcext:value-type="float">
            <text:p>65</text:p>
          </table:table-cell>
          <table:table-cell table:style-name="ce42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40" table:formula="of:=[.H79]-30-18-[.H85]" office:value-type="float" office:value="0" calcext:value-type="float">
            <text:p>0</text:p>
          </table:table-cell>
          <table:table-cell table:formula="of:=[.E85]*([.G85]/1000)*([.H85]/1000)" office:value-type="float" office:value="0.34459" calcext:value-type="float">
            <text:p>0,34459</text:p>
          </table:table-cell>
          <table:table-cell table:formula="of:=[.J85]*[.F85]/1000" office:value-type="float" office:value="0.00172295" calcext:value-type="float">
            <text:p>0,00172295</text:p>
          </table:table-cell>
          <table:table-cell office:value-type="string" calcext:value-type="string">
            <text:p>Hêtre 20</text:p>
          </table:table-cell>
          <table:table-cell table:style-name="ce41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2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2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2" table:formula="of:=IF(AND([.H85]&lt;[.T$4];[.L85]=&quot;Hêtre 45&quot;;[.F85]&gt;19);[.J85];0)" office:value-type="float" office:value="0" calcext:value-type="float">
            <text:p>0</text:p>
          </table:table-cell>
          <table:table-cell table:formula="of:=IF(AND([.$H85]&lt;[.T$4];[.$L85]=&quot;Hêtre 45&quot;);[.$G85]*[.$E85];0)" office:value-type="float" office:value="0" calcext:value-type="float">
            <text:p>0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2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2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2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.34459" calcext:value-type="float">
            <text:p>0,34459</text:p>
          </table:table-cell>
          <table:table-cell table:formula="of:=IF(AND([.$H85]&gt;[.AF$4];[.$L85]=&quot;Hêtre 20&quot;);[.$G85]*[.$E85];0)" office:value-type="float" office:value="170" calcext:value-type="float">
            <text:p>170</text:p>
          </table:table-cell>
          <table:table-cell table:style-name="ce42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2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2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40" table:formula="of:=[.H80]+70-[.H86]+4" office:value-type="float" office:value="0" calcext:value-type="float">
            <text:p>0</text:p>
          </table:table-cell>
          <table:table-cell table:formula="of:=[.E86]*([.G86]/1000)*([.H86]/1000)" office:value-type="float" office:value="0.089675" calcext:value-type="float">
            <text:p>0,089675</text:p>
          </table:table-cell>
          <table:table-cell table:formula="of:=[.J86]*[.F8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41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2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2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2" table:formula="of:=IF(AND([.H86]&lt;[.T$4];[.L86]=&quot;Hêtre 45&quot;;[.F86]&gt;19);[.J86];0)" office:value-type="float" office:value="0" calcext:value-type="float">
            <text:p>0</text:p>
          </table:table-cell>
          <table:table-cell table:formula="of:=IF(AND([.$H86]&lt;[.T$4];[.$L86]=&quot;Hêtre 45&quot;);[.$G86]*[.$E86];0)" office:value-type="float" office:value="0" calcext:value-type="float">
            <text:p>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2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2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2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2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2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85" calcext:value-type="float">
            <text:p>85</text:p>
          </table:table-cell>
          <table:table-cell table:style-name="ce42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87]&lt;35;[.F87]&gt;22;[.L87]=&quot;Hêtre 45&quot;);AND([.F87]&lt;=22;[.F87]&gt;14;[.L87]=&quot;Hêtre 27&quot;);AND([.F87]&lt;=14;[.L87]=&quot;Hêtre 20&quot;));TRUE())" office:value-type="boolean" office:boolean-value="false" calcext:value-type="boolean">
            <text:p>FAUX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2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2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42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2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2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2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2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2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2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40" table:formula="of:=[.H79]-5-30-2-10-[.H88]" office:value-type="float" office:value="0" calcext:value-type="float">
            <text:p>0</text:p>
          </table:table-cell>
          <table:table-cell table:formula="of:=[.E88]*([.G88]/1000)*([.H88]/1000)" office:value-type="float" office:value="0.4056" calcext:value-type="float">
            <text:p>0,4056</text:p>
          </table:table-cell>
          <table:table-cell table:formula="of:=[.J88]*[.F8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41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.4056" calcext:value-type="float">
            <text:p>0,4056</text:p>
          </table:table-cell>
          <table:table-cell table:formula="of:=IF(AND([.$H88]&gt;[.P$4];[.$L88]=&quot;Hêtre 45&quot;);[.$G88]*[.E88];0)" office:value-type="float" office:value="200" calcext:value-type="float">
            <text:p>200</text:p>
          </table:table-cell>
          <table:table-cell table:style-name="ce42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2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2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2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2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2" table:formula="of:=IF(AND([.H88]&lt;[.AB$4];[.L88]=&quot;Hêtre 27&quot;);[.$J88];0)" office:value-type="float" office:value="0" calcext:value-type="float">
            <text:p>0</text:p>
          </table:table-cell>
          <table:table-cell table:formula="of:=IF(AND([.$H88]&lt;[.AB$4];[.$L88]=&quot;Hêtre 27&quot;);[.$G88]*[.$E88];0)" office:value-type="float" office:value="0" calcext:value-type="float">
            <text:p>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2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2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2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40" table:formula="of:=[.H80]-2*30-2*2-[.H89]" office:value-type="float" office:value="0" calcext:value-type="float">
            <text:p>0</text:p>
          </table:table-cell>
          <table:table-cell table:formula="of:=[.E89]*([.G89]/1000)*([.H89]/1000)" office:value-type="float" office:value="0.105455" calcext:value-type="float">
            <text:p>0,105455</text:p>
          </table:table-cell>
          <table:table-cell table:formula="of:=[.J89]*[.F8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1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2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2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2" table:formula="of:=IF(AND([.H89]&lt;[.T$4];[.L89]=&quot;Hêtre 45&quot;;[.F89]&gt;19);[.J89];0)" office:value-type="float" office:value="0.105455" calcext:value-type="float">
            <text:p>0,105455</text:p>
          </table:table-cell>
          <table:table-cell table:formula="of:=IF(AND([.$H89]&lt;[.T$4];[.$L89]=&quot;Hêtre 45&quot;);[.$G89]*[.$E89];0)" office:value-type="float" office:value="115" calcext:value-type="float">
            <text:p>115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2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2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0" calcext:value-type="float">
            <text:p>0</text:p>
          </table:table-cell>
          <table:table-cell table:style-name="ce42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2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2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2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40" table:formula="of:=[.H80]-2*30-2*2-[.H90]" office:value-type="float" office:value="0" calcext:value-type="float">
            <text:p>0</text:p>
          </table:table-cell>
          <table:table-cell table:formula="of:=[.E90]*([.G90]/1000)*([.H90]/1000)" office:value-type="float" office:value="0.105455" calcext:value-type="float">
            <text:p>0,105455</text:p>
          </table:table-cell>
          <table:table-cell table:formula="of:=[.J90]*[.F9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1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2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2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2" table:formula="of:=IF(AND([.H90]&lt;[.T$4];[.L90]=&quot;Hêtre 45&quot;;[.F90]&gt;19);[.J90];0)" office:value-type="float" office:value="0.105455" calcext:value-type="float">
            <text:p>0,105455</text:p>
          </table:table-cell>
          <table:table-cell table:formula="of:=IF(AND([.$H90]&lt;[.T$4];[.$L90]=&quot;Hêtre 45&quot;);[.$G90]*[.$E90];0)" office:value-type="float" office:value="115" calcext:value-type="float">
            <text:p>115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2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2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2" table:formula="of:=IF(AND([.H90]&lt;[.AB$4];[.L90]=&quot;Hêtre 27&quot;);[.$J90];0)" office:value-type="float" office:value="0" calcext:value-type="float">
            <text:p>0</text:p>
          </table:table-cell>
          <table:table-cell table:formula="of:=IF(AND([.$H90]&lt;[.AB$4];[.$L90]=&quot;Hêtre 27&quot;);[.$G90]*[.$E90];0)" office:value-type="float" office:value="0" calcext:value-type="float">
            <text:p>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2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2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2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40" table:formula="of:=[.H80]-2*30-2*2-[.H91]" office:value-type="float" office:value="-162" calcext:value-type="float">
            <text:p>-162</text:p>
          </table:table-cell>
          <table:table-cell table:formula="of:=[.E91]*([.G91]/1000)*([.H91]/1000)" office:value-type="float" office:value="0.1079" calcext:value-type="float">
            <text:p>0,1079</text:p>
          </table:table-cell>
          <table:table-cell table:formula="of:=[.J91]*[.F9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41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2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2" table:formula="of:=IF(AND([.H91]&lt;[.R$4];[.H91]&gt;=[.T$4];[.L91]=&quot;Hêtre 45&quot;;[.F91]&gt;19);[.J91];0)" office:value-type="float" office:value="0.1079" calcext:value-type="float">
            <text:p>0,1079</text:p>
          </table:table-cell>
          <table:table-cell table:formula="of:=IF(AND([.$H91]&gt;=[.T$4];[.$H91]&lt;[.R$4];[.$L91]=&quot;Hêtre 45&quot;);[.$G91]*[.$E91];0)" office:value-type="float" office:value="100" calcext:value-type="float">
            <text:p>100</text:p>
          </table:table-cell>
          <table:table-cell table:style-name="ce42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2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2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2" table:formula="of:=IF(AND([.H91]&lt;[.AB$4];[.L91]=&quot;Hêtre 27&quot;);[.$J91];0)" office:value-type="float" office:value="0" calcext:value-type="float">
            <text:p>0</text:p>
          </table:table-cell>
          <table:table-cell table:formula="of:=IF(AND([.$H91]&lt;[.AB$4];[.$L91]=&quot;Hêtre 27&quot;);[.$G91]*[.$E91];0)" office:value-type="float" office:value="0" calcext:value-type="float">
            <text:p>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2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2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2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40" table:formula="of:=[.H80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94" calcext:value-type="float">
            <text:p>0,01494</text:p>
          </table:table-cell>
          <table:table-cell table:formula="of:=[.J92]*[.F92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1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2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2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2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2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2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2" table:formula="of:=IF(AND([.H92]&lt;[.AB$4];[.L92]=&quot;Hêtre 27&quot;);[.$J92];0)" office:value-type="float" office:value="0.01494" calcext:value-type="float">
            <text:p>0,0149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2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2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2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7" calcext:value-type="float">
            <text:p>1107</text:p>
          </table:table-cell>
          <table:table-cell table:style-name="ce40"/>
          <table:table-cell table:formula="of:=[.E93]*([.G93]/1000)*([.H93]/1000)" office:value-type="float" office:value="0.02214" calcext:value-type="float">
            <text:p>0,02214</text:p>
          </table:table-cell>
          <table:table-cell table:formula="of:=[.J93]*[.F93]/1000" office:value-type="float" office:value="0.0003321" calcext:value-type="float">
            <text:p>0,0003321</text:p>
          </table:table-cell>
          <table:table-cell office:value-type="string" calcext:value-type="string">
            <text:p>Hêtre 27</text:p>
          </table:table-cell>
          <table:table-cell table:style-name="ce41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2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2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2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2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2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20" calcext:value-type="float">
            <text:p>20</text:p>
          </table:table-cell>
          <table:table-cell table:style-name="ce42" table:formula="of:=IF(AND([.H93]&lt;[.AB$4];[.L93]=&quot;Hêtre 27&quot;);[.$J93];0)" office:value-type="float" office:value="0" calcext:value-type="float">
            <text:p>0</text:p>
          </table:table-cell>
          <table:table-cell table:formula="of:=IF(AND([.$H93]&lt;[.AB$4];[.$L93]=&quot;Hêtre 27&quot;);[.$G93]*[.$E93];0)" office:value-type="float" office:value="0" calcext:value-type="float">
            <text:p>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2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2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2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5" calcext:value-type="float">
            <text:p>635</text:p>
          </table:table-cell>
          <table:table-cell table:style-name="ce40"/>
          <table:table-cell table:formula="of:=[.E94]*([.G94]/1000)*([.H94]/1000)" office:value-type="float" office:value="0.0127" calcext:value-type="float">
            <text:p>0,0127</text:p>
          </table:table-cell>
          <table:table-cell table:formula="of:=[.J94]*[.F94]/1000" office:value-type="float" office:value="0.0001905" calcext:value-type="float">
            <text:p>0,0001905</text:p>
          </table:table-cell>
          <table:table-cell office:value-type="string" calcext:value-type="string">
            <text:p>Hêtre 27</text:p>
          </table:table-cell>
          <table:table-cell table:style-name="ce41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2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2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2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2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2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0" calcext:value-type="float">
            <text:p>0</text:p>
          </table:table-cell>
          <table:table-cell table:style-name="ce42" table:formula="of:=IF(AND([.H94]&lt;[.AB$4];[.L94]=&quot;Hêtre 27&quot;);[.$J94];0)" office:value-type="float" office:value="0.0127" calcext:value-type="float">
            <text:p>0,0127</text:p>
          </table:table-cell>
          <table:table-cell table:formula="of:=IF(AND([.$H94]&lt;[.AB$4];[.$L94]=&quot;Hêtre 27&quot;);[.$G94]*[.$E94];0)" office:value-type="float" office:value="20" calcext:value-type="float">
            <text:p>2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2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2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2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8" calcext:value-type="float">
            <text:p>888</text:p>
          </table:table-cell>
          <table:table-cell table:style-name="ce40"/>
          <table:table-cell table:formula="of:=[.E95]*([.G95]/1000)*([.H95]/1000)" office:value-type="float" office:value="0.01776" calcext:value-type="float">
            <text:p>0,01776</text:p>
          </table:table-cell>
          <table:table-cell table:formula="of:=[.J95]*[.F95]/1000" office:value-type="float" office:value="0.0002664" calcext:value-type="float">
            <text:p>0,0002664</text:p>
          </table:table-cell>
          <table:table-cell office:value-type="string" calcext:value-type="string">
            <text:p>Hêtre 27</text:p>
          </table:table-cell>
          <table:table-cell table:style-name="ce41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2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2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2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2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2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2" table:formula="of:=IF(AND([.H95]&lt;[.AB$4];[.L95]=&quot;Hêtre 27&quot;);[.$J95];0)" office:value-type="float" office:value="0.01776" calcext:value-type="float">
            <text:p>0,01776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2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2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2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40" table:formula="of:=[.H80]-2*30-2*2-2*100+2*15-[.H96]" office:value-type="float" office:value="-2" calcext:value-type="float">
            <text:p>-2</text:p>
          </table:table-cell>
          <table:table-cell table:formula="of:=[.E96]*([.G96]/1000)*([.H96]/1000)" office:value-type="float" office:value="0.01498" calcext:value-type="float">
            <text:p>0,01498</text:p>
          </table:table-cell>
          <table:table-cell table:formula="of:=[.J96]*[.F96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41" table:formula="of:=IF(OR(AND([.F96]&lt;35;[.F96]&gt;22;[.L96]=&quot;Hêtre 45&quot;);AND([.F96]&lt;=22;[.F96]&gt;14;[.L96]=&quot;Hêtre 27&quot;);AND([.F96]&lt;=14;[.L96]=&quot;Hêtre 20&quot;));TRUE())" office:value-type="boolean" office:boolean-value="true" calcext:value-type="boolean">
            <text:p>VRAI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2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2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2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2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2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2" table:formula="of:=IF(AND([.H96]&lt;[.AB$4];[.L96]=&quot;Hêtre 27&quot;);[.$J96];0)" office:value-type="float" office:value="0.01498" calcext:value-type="float">
            <text:p>0,01498</text:p>
          </table:table-cell>
          <table:table-cell table:formula="of:=IF(AND([.$H96]&lt;[.AB$4];[.$L96]=&quot;Hêtre 27&quot;);[.$G96]*[.$E96];0)" office:value-type="float" office:value="20" calcext:value-type="float">
            <text:p>2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2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2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2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8" calcext:value-type="float">
            <text:p>638</text:p>
          </table:table-cell>
          <table:table-cell table:style-name="ce40"/>
          <table:table-cell table:formula="of:=[.E97]*([.G97]/1000)*([.H99]/1000)" office:value-type="float" office:value="0.01774" calcext:value-type="float">
            <text:p>0,01774</text:p>
          </table:table-cell>
          <table:table-cell table:formula="of:=[.J97]*[.F97]/1000" office:value-type="float" office:value="0.0002661" calcext:value-type="float">
            <text:p>0,0002661</text:p>
          </table:table-cell>
          <table:table-cell office:value-type="string" calcext:value-type="string">
            <text:p>Hêtre 27</text:p>
          </table:table-cell>
          <table:table-cell table:style-name="ce41" table:formula="of:=IF(OR(AND([.F97]&lt;35;[.F97]&gt;22;[.L97]=&quot;Hêtre 45&quot;);AND([.F97]&lt;=22;[.F97]&gt;14;[.L97]=&quot;Hêtre 27&quot;);AND([.F97]&lt;=14;[.L97]=&quot;Hêtre 20&quot;));TRUE())" office:value-type="boolean" office:boolean-value="true" calcext:value-type="boolean">
            <text:p>VRAI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2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2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2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2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2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2" table:formula="of:=IF(AND([.H97]&lt;[.AB$4];[.L97]=&quot;Hêtre 27&quot;);[.$J97];0)" office:value-type="float" office:value="0.01774" calcext:value-type="float">
            <text:p>0,01774</text:p>
          </table:table-cell>
          <table:table-cell table:formula="of:=IF(AND([.$H97]&lt;[.AB$4];[.$L97]=&quot;Hêtre 27&quot;);[.$G97]*[.$E97];0)" office:value-type="float" office:value="20" calcext:value-type="float">
            <text:p>2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2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2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2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40"/>
          <table:table-cell table:formula="of:=[.E98]*([.G98]/1000)*([.H98]/1000)" office:value-type="float" office:value="0.02218" calcext:value-type="float">
            <text:p>0,02218</text:p>
          </table:table-cell>
          <table:table-cell table:formula="of:=[.J98]*[.F9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41" table:formula="of:=IF(OR(AND([.F98]&lt;35;[.F98]&gt;22;[.L98]=&quot;Hêtre 45&quot;);AND([.F98]&lt;=22;[.F98]&gt;14;[.L98]=&quot;Hêtre 27&quot;);AND([.F98]&lt;=14;[.L98]=&quot;Hêtre 20&quot;));TRUE())" office:value-type="boolean" office:boolean-value="true" calcext:value-type="boolean">
            <text:p>VRAI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2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2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2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2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2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20" calcext:value-type="float">
            <text:p>20</text:p>
          </table:table-cell>
          <table:table-cell table:style-name="ce42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2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2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2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7" calcext:value-type="float">
            <text:p>887</text:p>
          </table:table-cell>
          <table:table-cell table:style-name="ce40"/>
          <table:table-cell table:formula="of:=[.E99]*([.G99]/1000)*([.H99]/1000)" office:value-type="float" office:value="0.01774" calcext:value-type="float">
            <text:p>0,01774</text:p>
          </table:table-cell>
          <table:table-cell table:formula="of:=[.J99]*[.F99]/1000" office:value-type="float" office:value="0.0002661" calcext:value-type="float">
            <text:p>0,0002661</text:p>
          </table:table-cell>
          <table:table-cell office:value-type="string" calcext:value-type="string">
            <text:p>Hêtre 27</text:p>
          </table:table-cell>
          <table:table-cell table:style-name="ce41" table:formula="of:=IF(OR(AND([.F99]&lt;35;[.F99]&gt;22;[.L99]=&quot;Hêtre 45&quot;);AND([.F99]&lt;=22;[.F99]&gt;14;[.L99]=&quot;Hêtre 27&quot;);AND([.F99]&lt;=14;[.L99]=&quot;Hêtre 20&quot;));TRUE())" office:value-type="boolean" office:boolean-value="true" calcext:value-type="boolean">
            <text:p>VRAI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2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2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2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2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2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2" table:formula="of:=IF(AND([.H99]&lt;[.AB$4];[.L99]=&quot;Hêtre 27&quot;);[.$J99];0)" office:value-type="float" office:value="0.01774" calcext:value-type="float">
            <text:p>0,01774</text:p>
          </table:table-cell>
          <table:table-cell table:formula="of:=IF(AND([.$H99]&lt;[.AB$4];[.$L99]=&quot;Hêtre 27&quot;);[.$G99]*[.$E99];0)" office:value-type="float" office:value="20" calcext:value-type="float">
            <text:p>2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2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2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2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1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2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2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2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2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2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2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2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2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2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40"/>
          <table:table-cell table:formula="of:=[.E101]*([.G101]/1000)*([.H101]/1000)" office:value-type="float" office:value="0.830988" calcext:value-type="float">
            <text:p>0,830988</text:p>
          </table:table-cell>
          <table:table-cell table:formula="of:=[.J101]*[.F101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41" table:formula="of:=IF(OR(AND([.F101]&lt;35;[.F101]&gt;22;[.L101]=&quot;Hêtre 45&quot;);AND([.F101]&lt;=22;[.F101]&gt;14;[.L101]=&quot;Hêtre 27&quot;);AND([.F101]&lt;=14;[.L101]=&quot;Hêtre 20&quot;));TRUE())" office:value-type="boolean" office:boolean-value="false" calcext:value-type="boolean">
            <text:p>FAUX</text:p>
          </table:table-cell>
          <table:table-cell table:formula="of:=IF(AND([.H101]&gt;[.P$4];[.L101]=&quot;Hêtre 45&quot;);[.J101];0)" office:value-type="float" office:value="0" calcext:value-type="float">
            <text:p>0</text:p>
          </table:table-cell>
          <table:table-cell table:formula="of:=IF(AND([.$H101]&gt;[.P$4];[.$L101]=&quot;Hêtre 45&quot;);[.$G101]*[.E101];0)" office:value-type="float" office:value="0" calcext:value-type="float">
            <text:p>0</text:p>
          </table:table-cell>
          <table:table-cell table:style-name="ce42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2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2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2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2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2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2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2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2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102]*([.G102]/1000)*([.H102]/1000)" office:value-type="float" office:value="0.831726" calcext:value-type="float">
            <text:p>0,831726</text:p>
          </table:table-cell>
          <table:table-cell table:formula="of:=[.J102]*[.F102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41" table:formula="of:=IF(OR(AND([.F102]&lt;35;[.F102]&gt;22;[.L102]=&quot;Hêtre 45&quot;);AND([.F102]&lt;=22;[.F102]&gt;14;[.L102]=&quot;Hêtre 27&quot;);AND([.F102]&lt;=14;[.L102]=&quot;Hêtre 20&quot;));TRUE())" office:value-type="boolean" office:boolean-value="false" calcext:value-type="boolean">
            <text:p>FAUX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2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2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2" table:formula="of:=IF(AND([.H102]&lt;[.T$4];[.L102]=&quot;Hêtre 45&quot;;[.F102]&gt;19);[.J102];0)" office:value-type="float" office:value="0" calcext:value-type="float">
            <text:p>0</text:p>
          </table:table-cell>
          <table:table-cell table:formula="of:=IF(AND([.$H102]&lt;[.T$4];[.$L102]=&quot;Hêtre 45&quot;);[.$G102]*[.$E102];0)" office:value-type="float" office:value="0" calcext:value-type="float">
            <text:p>0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2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2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2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2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2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2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1" table:formula="of:=IF(OR(AND([.F103]&lt;35;[.F103]&gt;22;[.L103]=&quot;Hêtre 45&quot;);AND([.F103]&lt;=22;[.F103]&gt;14;[.L103]=&quot;Hêtre 27&quot;);AND([.F103]&lt;=14;[.L103]=&quot;Hêtre 20&quot;));TRUE())" office:value-type="boolean" office:boolean-value="false" calcext:value-type="boolean">
            <text:p>FAUX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2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2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2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" calcext:value-type="float">
            <text:p>0</text:p>
          </table:table-cell>
          <table:table-cell table:formula="of:=IF(AND([.$H103]&gt;[.X$4];[.$L103]=&quot;Hêtre 27&quot;);[.$G103]*[.$E103];0)" office:value-type="float" office:value="0" calcext:value-type="float">
            <text:p>0</text:p>
          </table:table-cell>
          <table:table-cell table:style-name="ce42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2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2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2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2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2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04]&lt;35;[.F104]&gt;22;[.L104]=&quot;Hêtre 45&quot;);AND([.F104]&lt;=22;[.F104]&gt;14;[.L104]=&quot;Hêtre 27&quot;);AND([.F104]&lt;=14;[.L104]=&quot;Hêtre 20&quot;));TRUE())" office:value-type="boolean" office:boolean-value="false" calcext:value-type="boolean">
            <text:p>FAUX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2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2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2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2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2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2" table:formula="of:=IF(AND([.H104]&lt;[.AB$4];[.L104]=&quot;Hêtre 27&quot;);[.$J104];0)" office:value-type="float" office:value="0" calcext:value-type="float">
            <text:p>0</text:p>
          </table:table-cell>
          <table:table-cell table:formula="of:=IF(AND([.$H104]&lt;[.AB$4];[.$L104]=&quot;Hêtre 27&quot;);[.$G104]*[.$E104];0)" office:value-type="float" office:value="0" calcext:value-type="float">
            <text:p>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2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2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2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40"/>
          <table:table-cell table:formula="of:=[.E105]*([.G105]/1000)*([.H105]/1000)" office:value-type="float" office:value="0.43554" calcext:value-type="float">
            <text:p>0,43554</text:p>
          </table:table-cell>
          <table:table-cell table:formula="of:=[.J105]*[.F105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41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.43554" calcext:value-type="float">
            <text:p>0,43554</text:p>
          </table:table-cell>
          <table:table-cell table:formula="of:=IF(AND([.$H105]&gt;[.P$4];[.$L105]=&quot;Hêtre 45&quot;);[.$G105]*[.E105];0)" office:value-type="float" office:value="210" calcext:value-type="float">
            <text:p>210</text:p>
          </table:table-cell>
          <table:table-cell table:style-name="ce42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2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2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2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2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2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" calcext:value-type="float">
            <text:p>0</text:p>
          </table:table-cell>
          <table:table-cell table:formula="of:=IF(AND([.$H105]&gt;[.AF$4];[.$L105]=&quot;Hêtre 20&quot;);[.$G105]*[.$E105];0)" office:value-type="float" office:value="0" calcext:value-type="float">
            <text:p>0</text:p>
          </table:table-cell>
          <table:table-cell table:style-name="ce42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2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2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40"/>
          <table:table-cell table:formula="of:=[.E106]*([.G106]/1000)*([.H106]/1000)" office:value-type="float" office:value="0.103215" calcext:value-type="float">
            <text:p>0,103215</text:p>
          </table:table-cell>
          <table:table-cell table:formula="of:=[.J106]*[.F106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41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2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2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2" table:formula="of:=IF(AND([.H106]&lt;[.T$4];[.L106]=&quot;Hêtre 45&quot;;[.F106]&gt;19);[.J106];0)" office:value-type="float" office:value="0.103215" calcext:value-type="float">
            <text:p>0,103215</text:p>
          </table:table-cell>
          <table:table-cell table:formula="of:=IF(AND([.$H106]&lt;[.T$4];[.$L106]=&quot;Hêtre 45&quot;);[.$G106]*[.$E106];0)" office:value-type="float" office:value="105" calcext:value-type="float">
            <text:p>105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2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2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2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2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2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0" calcext:value-type="float">
            <text:p>0</text:p>
          </table:table-cell>
          <table:table-cell table:style-name="ce42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4" calcext:value-type="float">
            <text:p>2024</text:p>
          </table:table-cell>
          <table:table-cell table:style-name="ce40" table:formula="of:=[.H105]-50-[.H107]" office:value-type="float" office:value="0" calcext:value-type="float">
            <text:p>0</text:p>
          </table:table-cell>
          <table:table-cell table:formula="of:=[.E107]*([.G107]/1000)*([.H107]/1000)" office:value-type="float" office:value="0.32384" calcext:value-type="float">
            <text:p>0,32384</text:p>
          </table:table-cell>
          <table:table-cell table:formula="of:=[.J107]*[.F107]/1000" office:value-type="float" office:value="0.0064768" calcext:value-type="float">
            <text:p>0,0064768</text:p>
          </table:table-cell>
          <table:table-cell office:value-type="string" calcext:value-type="string">
            <text:p>Hêtre 27</text:p>
          </table:table-cell>
          <table:table-cell table:style-name="ce41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2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2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2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.32384" calcext:value-type="float">
            <text:p>0,32384</text:p>
          </table:table-cell>
          <table:table-cell table:formula="of:=IF(AND([.$H107]&gt;[.X$4];[.$L107]=&quot;Hêtre 27&quot;);[.$G107]*[.$E107];0)" office:value-type="float" office:value="160" calcext:value-type="float">
            <text:p>160</text:p>
          </table:table-cell>
          <table:table-cell table:style-name="ce42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2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2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" calcext:value-type="float">
            <text:p>0</text:p>
          </table:table-cell>
          <table:table-cell table:formula="of:=IF(AND([.$H107]&gt;[.AF$4];[.$L107]=&quot;Hêtre 20&quot;);[.$G107]*[.$E107];0)" office:value-type="float" office:value="0" calcext:value-type="float">
            <text:p>0</text:p>
          </table:table-cell>
          <table:table-cell table:style-name="ce42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2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2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40" table:formula="of:=[.H106]-2*30-[.H108]" office:value-type="float" office:value="0" calcext:value-type="float">
            <text:p>0</text:p>
          </table:table-cell>
          <table:table-cell table:formula="of:=[.E108]*([.G108]/1000)*([.H108]/1000)" office:value-type="float" office:value="0.07384" calcext:value-type="float">
            <text:p>0,07384</text:p>
          </table:table-cell>
          <table:table-cell table:formula="of:=[.J108]*[.F108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41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2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2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2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2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2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2" table:formula="of:=IF(AND([.H108]&lt;[.AB$4];[.L108]=&quot;Hêtre 27&quot;);[.$J108];0)" office:value-type="float" office:value="0.07384" calcext:value-type="float">
            <text:p>0,07384</text:p>
          </table:table-cell>
          <table:table-cell table:formula="of:=IF(AND([.$H108]&lt;[.AB$4];[.$L108]=&quot;Hêtre 27&quot;);[.$G108]*[.$E108];0)" office:value-type="float" office:value="80" calcext:value-type="float">
            <text:p>8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2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2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0" calcext:value-type="float">
            <text:p>0</text:p>
          </table:table-cell>
          <table:table-cell table:style-name="ce42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4" calcext:value-type="float">
            <text:p>2044</text:p>
          </table:table-cell>
          <table:table-cell table:style-name="ce40" table:formula="of:=[.H105]-30-[.H109]" office:value-type="float" office:value="0" calcext:value-type="float">
            <text:p>0</text:p>
          </table:table-cell>
          <table:table-cell table:formula="of:=[.E109]*([.G109]/1000)*([.H109]/1000)" office:value-type="float" office:value="0.13286" calcext:value-type="float">
            <text:p>0,13286</text:p>
          </table:table-cell>
          <table:table-cell table:formula="of:=[.J109]*[.F109]/1000" office:value-type="float" office:value="0.0006643" calcext:value-type="float">
            <text:p>0,0006643</text:p>
          </table:table-cell>
          <table:table-cell office:value-type="string" calcext:value-type="string">
            <text:p>Hêtre 20</text:p>
          </table:table-cell>
          <table:table-cell table:style-name="ce41" table:formula="of:=IF(OR(AND([.F109]&lt;35;[.F109]&gt;22;[.L109]=&quot;Hêtre 45&quot;);AND([.F109]&lt;=22;[.F109]&gt;14;[.L109]=&quot;Hêtre 27&quot;);AND([.F109]&lt;=14;[.L109]=&quot;Hêtre 20&quot;));TRUE())" office:value-type="boolean" office:boolean-value="true" calcext:value-type="boolean">
            <text:p>VRAI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2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2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2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2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2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2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.13286" calcext:value-type="float">
            <text:p>0,13286</text:p>
          </table:table-cell>
          <table:table-cell table:formula="of:=IF(AND([.$H109]&gt;[.AF$4];[.$L109]=&quot;Hêtre 20&quot;);[.$G109]*[.$E109];0)" office:value-type="float" office:value="65" calcext:value-type="float">
            <text:p>65</text:p>
          </table:table-cell>
          <table:table-cell table:style-name="ce42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2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2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40" table:formula="of:=[.H106]+70-[.H111]" office:value-type="float" office:value="0" calcext:value-type="float">
            <text:p>0</text:p>
          </table:table-cell>
          <table:table-cell table:formula="of:=[.E111]*([.G111]/1000)*([.H111]/1000)" office:value-type="float" office:value="0.068445" calcext:value-type="float">
            <text:p>0,068445</text:p>
          </table:table-cell>
          <table:table-cell table:formula="of:=[.J111]*[.F111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41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2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2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2" table:formula="of:=IF(AND([.H111]&lt;[.T$4];[.L111]=&quot;Hêtre 45&quot;;[.F111]&gt;19);[.J111];0)" office:value-type="float" office:value="0" calcext:value-type="float">
            <text:p>0</text:p>
          </table:table-cell>
          <table:table-cell table:formula="of:=IF(AND([.$H111]&lt;[.T$4];[.$L111]=&quot;Hêtre 45&quot;);[.$G111]*[.$E111];0)" office:value-type="float" office:value="0" calcext:value-type="float">
            <text:p>0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2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2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2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2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2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65" calcext:value-type="float">
            <text:p>65</text:p>
          </table:table-cell>
          <table:table-cell table:style-name="ce42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40" table:formula="of:=[.H105]-30-18-[.H112]" office:value-type="float" office:value="0" calcext:value-type="float">
            <text:p>0</text:p>
          </table:table-cell>
          <table:table-cell table:formula="of:=[.E112]*([.G112]/1000)*([.H112]/1000)" office:value-type="float" office:value="0.17221" calcext:value-type="float">
            <text:p>0,17221</text:p>
          </table:table-cell>
          <table:table-cell table:formula="of:=[.J112]*[.F112]/1000" office:value-type="float" office:value="0.00086105" calcext:value-type="float">
            <text:p>0,00086105</text:p>
          </table:table-cell>
          <table:table-cell office:value-type="string" calcext:value-type="string">
            <text:p>Hêtre 20</text:p>
          </table:table-cell>
          <table:table-cell table:style-name="ce41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2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2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2" table:formula="of:=IF(AND([.H112]&lt;[.T$4];[.L112]=&quot;Hêtre 45&quot;;[.F112]&gt;19);[.J112];0)" office:value-type="float" office:value="0" calcext:value-type="float">
            <text:p>0</text:p>
          </table:table-cell>
          <table:table-cell table:formula="of:=IF(AND([.$H112]&lt;[.T$4];[.$L112]=&quot;Hêtre 45&quot;);[.$G112]*[.$E112];0)" office:value-type="float" office:value="0" calcext:value-type="float">
            <text:p>0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2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2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2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.17221" calcext:value-type="float">
            <text:p>0,17221</text:p>
          </table:table-cell>
          <table:table-cell table:formula="of:=IF(AND([.$H112]&gt;[.AF$4];[.$L112]=&quot;Hêtre 20&quot;);[.$G112]*[.$E112];0)" office:value-type="float" office:value="85" calcext:value-type="float">
            <text:p>85</text:p>
          </table:table-cell>
          <table:table-cell table:style-name="ce42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2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2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7" calcext:value-type="float">
            <text:p>1057</text:p>
          </table:table-cell>
          <table:table-cell table:style-name="ce40" table:formula="of:=[.H106]+70-[.H114]+4" office:value-type="float" office:value="0" calcext:value-type="float">
            <text:p>0</text:p>
          </table:table-cell>
          <table:table-cell table:formula="of:=[.E114]*([.G114]/1000)*([.H114]/1000)" office:value-type="float" office:value="0.089845" calcext:value-type="float">
            <text:p>0,089845</text:p>
          </table:table-cell>
          <table:table-cell table:formula="of:=[.J114]*[.F114]/1000" office:value-type="float" office:value="0.000449225" calcext:value-type="float">
            <text:p>0,000449225</text:p>
          </table:table-cell>
          <table:table-cell office:value-type="string" calcext:value-type="string">
            <text:p>Hêtre 20</text:p>
          </table:table-cell>
          <table:table-cell table:style-name="ce41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2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2" table:formula="of:=IF(AND([.H114]&lt;[.R$4];[.H114]&gt;=[.T$4];[.L114]=&quot;Hêtre 45&quot;;[.F114]&gt;19);[.J114];0)" office:value-type="float" office:value="0" calcext:value-type="float">
            <text:p>0</text:p>
          </table:table-cell>
          <table:table-cell table:formula="of:=IF(AND([.$H114]&gt;=[.T$4];[.$H114]&lt;[.R$4];[.$L114]=&quot;Hêtre 45&quot;);[.$G114]*[.$E114];0)" office:value-type="float" office:value="0" calcext:value-type="float">
            <text:p>0</text:p>
          </table:table-cell>
          <table:table-cell table:style-name="ce42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2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2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2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2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2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85" calcext:value-type="float">
            <text:p>85</text:p>
          </table:table-cell>
          <table:table-cell table:style-name="ce42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15]&lt;35;[.F115]&gt;22;[.L115]=&quot;Hêtre 45&quot;);AND([.F115]&lt;=22;[.F115]&gt;14;[.L115]=&quot;Hêtre 27&quot;);AND([.F115]&lt;=14;[.L115]=&quot;Hêtre 20&quot;));TRUE())" office:value-type="boolean" office:boolean-value="false" calcext:value-type="boolean">
            <text:p>FAUX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2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2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2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2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2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2" table:formula="of:=IF(AND([.H115]&lt;[.AB$4];[.L115]=&quot;Hêtre 27&quot;);[.$J115];0)" office:value-type="float" office:value="0" calcext:value-type="float">
            <text:p>0</text:p>
          </table:table-cell>
          <table:table-cell table:formula="of:=IF(AND([.$H115]&lt;[.AB$4];[.$L115]=&quot;Hêtre 27&quot;);[.$G115]*[.$E115];0)" office:value-type="float" office:value="0" calcext:value-type="float">
            <text:p>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2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2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2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40" table:formula="of:=[.H105]-5-30-2-10-[.H116]" office:value-type="float" office:value="0" calcext:value-type="float">
            <text:p>0</text:p>
          </table:table-cell>
          <table:table-cell table:formula="of:=[.E116]*([.G116]/1000)*([.H116]/1000)" office:value-type="float" office:value="0.4054" calcext:value-type="float">
            <text:p>0,4054</text:p>
          </table:table-cell>
          <table:table-cell table:formula="of:=[.J116]*[.F116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41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.4054" calcext:value-type="float">
            <text:p>0,4054</text:p>
          </table:table-cell>
          <table:table-cell table:formula="of:=IF(AND([.$H116]&gt;[.P$4];[.$L116]=&quot;Hêtre 45&quot;);[.$G116]*[.E116];0)" office:value-type="float" office:value="200" calcext:value-type="float">
            <text:p>200</text:p>
          </table:table-cell>
          <table:table-cell table:style-name="ce42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2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2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2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2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2" table:formula="of:=IF(AND([.H116]&lt;[.AB$4];[.L116]=&quot;Hêtre 27&quot;);[.$J116];0)" office:value-type="float" office:value="0" calcext:value-type="float">
            <text:p>0</text:p>
          </table:table-cell>
          <table:table-cell table:formula="of:=IF(AND([.$H116]&lt;[.AB$4];[.$L116]=&quot;Hêtre 27&quot;);[.$G116]*[.$E116];0)" office:value-type="float" office:value="0" calcext:value-type="float">
            <text:p>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2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2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2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40" table:formula="of:=[.H106]-2*30-2*2-[.H117]" office:value-type="float" office:value="0" calcext:value-type="float">
            <text:p>0</text:p>
          </table:table-cell>
          <table:table-cell table:formula="of:=[.E117]*([.G117]/1000)*([.H117]/1000)" office:value-type="float" office:value="0.105685" calcext:value-type="float">
            <text:p>0,105685</text:p>
          </table:table-cell>
          <table:table-cell table:formula="of:=[.J117]*[.F117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41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2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2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2" table:formula="of:=IF(AND([.H117]&lt;[.T$4];[.L117]=&quot;Hêtre 45&quot;;[.F117]&gt;19);[.J117];0)" office:value-type="float" office:value="0.105685" calcext:value-type="float">
            <text:p>0,105685</text:p>
          </table:table-cell>
          <table:table-cell table:formula="of:=IF(AND([.$H117]&lt;[.T$4];[.$L117]=&quot;Hêtre 45&quot;);[.$G117]*[.$E117];0)" office:value-type="float" office:value="115" calcext:value-type="float">
            <text:p>115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2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2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2" table:formula="of:=IF(AND([.H117]&lt;[.AB$4];[.L117]=&quot;Hêtre 27&quot;);[.$J117];0)" office:value-type="float" office:value="0" calcext:value-type="float">
            <text:p>0</text:p>
          </table:table-cell>
          <table:table-cell table:formula="of:=IF(AND([.$H117]&lt;[.AB$4];[.$L117]=&quot;Hêtre 27&quot;);[.$G117]*[.$E117];0)" office:value-type="float" office:value="0" calcext:value-type="float">
            <text:p>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2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2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2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40" table:formula="of:=[.H106]-2*30-2*2-[.H118]" office:value-type="float" office:value="0" calcext:value-type="float">
            <text:p>0</text:p>
          </table:table-cell>
          <table:table-cell table:formula="of:=[.E118]*([.G118]/1000)*([.H118]/1000)" office:value-type="float" office:value="0.105685" calcext:value-type="float">
            <text:p>0,105685</text:p>
          </table:table-cell>
          <table:table-cell table:formula="of:=[.J118]*[.F118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41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2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2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2" table:formula="of:=IF(AND([.H118]&lt;[.T$4];[.L118]=&quot;Hêtre 45&quot;;[.F118]&gt;19);[.J118];0)" office:value-type="float" office:value="0.105685" calcext:value-type="float">
            <text:p>0,105685</text:p>
          </table:table-cell>
          <table:table-cell table:formula="of:=IF(AND([.$H118]&lt;[.T$4];[.$L118]=&quot;Hêtre 45&quot;);[.$G118]*[.$E118];0)" office:value-type="float" office:value="115" calcext:value-type="float">
            <text:p>115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2" table:formula="of:=IF(AND([.H118]&lt;[.X$4];[.H118]&gt;=[.Z$4];[.L118]=&quot;Hêtre 27&quot;);[.$J118];0)" office:value-type="float" office:value="0" calcext:value-type="float">
            <text:p>0</text:p>
          </table:table-cell>
          <table:table-cell table:formula="of:=IF(AND([.$H118]&gt;=[.Z$4];[.$H118]&lt;[.X$4];[.$L118]=&quot;Hêtre 27&quot;);[.$G118]*[.$E118];0)" office:value-type="float" office:value="0" calcext:value-type="float">
            <text:p>0</text:p>
          </table:table-cell>
          <table:table-cell table:style-name="ce42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2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2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2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2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40" table:formula="of:=[.H106]-2*30-2*2-[.H119]" office:value-type="float" office:value="-411" calcext:value-type="float">
            <text:p>-411</text:p>
          </table:table-cell>
          <table:table-cell table:formula="of:=[.E119]*([.G119]/1000)*([.H119]/1000)" office:value-type="float" office:value="0.133" calcext:value-type="float">
            <text:p>0,133</text:p>
          </table:table-cell>
          <table:table-cell table:formula="of:=[.J119]*[.F119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41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2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2" table:formula="of:=IF(AND([.H119]&lt;[.R$4];[.H119]&gt;=[.T$4];[.L119]=&quot;Hêtre 45&quot;;[.F119]&gt;19);[.J119];0)" office:value-type="float" office:value="0.133" calcext:value-type="float">
            <text:p>0,133</text:p>
          </table:table-cell>
          <table:table-cell table:formula="of:=IF(AND([.$H119]&gt;=[.T$4];[.$H119]&lt;[.R$4];[.$L119]=&quot;Hêtre 45&quot;);[.$G119]*[.$E119];0)" office:value-type="float" office:value="100" calcext:value-type="float">
            <text:p>100</text:p>
          </table:table-cell>
          <table:table-cell table:style-name="ce42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2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2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2" table:formula="of:=IF(AND([.H119]&lt;[.AB$4];[.L119]=&quot;Hêtre 27&quot;);[.$J119];0)" office:value-type="float" office:value="0" calcext:value-type="float">
            <text:p>0</text:p>
          </table:table-cell>
          <table:table-cell table:formula="of:=IF(AND([.$H119]&lt;[.AB$4];[.$L119]=&quot;Hêtre 27&quot;);[.$G119]*[.$E119];0)" office:value-type="float" office:value="0" calcext:value-type="float">
            <text:p>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2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2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2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40" table:formula="of:=[.H106]-2*30-2*2-[.H120]" office:value-type="float" office:value="-411" calcext:value-type="float">
            <text:p>-411</text:p>
          </table:table-cell>
          <table:table-cell table:formula="of:=[.E120]*([.G120]/1000)*([.H120]/1000)" office:value-type="float" office:value="0.133" calcext:value-type="float">
            <text:p>0,133</text:p>
          </table:table-cell>
          <table:table-cell table:formula="of:=[.J120]*[.F120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41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2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2" table:formula="of:=IF(AND([.H120]&lt;[.R$4];[.H120]&gt;=[.T$4];[.L120]=&quot;Hêtre 45&quot;;[.F120]&gt;19);[.J120];0)" office:value-type="float" office:value="0.133" calcext:value-type="float">
            <text:p>0,133</text:p>
          </table:table-cell>
          <table:table-cell table:formula="of:=IF(AND([.$H120]&gt;=[.T$4];[.$H120]&lt;[.R$4];[.$L120]=&quot;Hêtre 45&quot;);[.$G120]*[.$E120];0)" office:value-type="float" office:value="100" calcext:value-type="float">
            <text:p>100</text:p>
          </table:table-cell>
          <table:table-cell table:style-name="ce42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2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2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0" calcext:value-type="float">
            <text:p>0</text:p>
          </table:table-cell>
          <table:table-cell table:style-name="ce42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2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2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2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40" table:formula="of:=[.H106]-2*30-2*2-2*100+2*15-[.H121]" office:value-type="float" office:value="0" calcext:value-type="float">
            <text:p>0</text:p>
          </table:table-cell>
          <table:table-cell table:formula="of:=[.E121]*([.G121]/1000)*([.H121]/1000)" office:value-type="float" office:value="0.01498" calcext:value-type="float">
            <text:p>0,01498</text:p>
          </table:table-cell>
          <table:table-cell table:formula="of:=[.J121]*[.F121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41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2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2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2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2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2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0" calcext:value-type="float">
            <text:p>0</text:p>
          </table:table-cell>
          <table:table-cell table:style-name="ce42" table:formula="of:=IF(AND([.H121]&lt;[.AB$4];[.L121]=&quot;Hêtre 27&quot;);[.$J121];0)" office:value-type="float" office:value="0.01498" calcext:value-type="float">
            <text:p>0,01498</text:p>
          </table:table-cell>
          <table:table-cell table:formula="of:=IF(AND([.$H121]&lt;[.AB$4];[.$L121]=&quot;Hêtre 27&quot;);[.$G121]*[.$E121];0)" office:value-type="float" office:value="20" calcext:value-type="float">
            <text:p>2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2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2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2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8" calcext:value-type="float">
            <text:p>808</text:p>
          </table:table-cell>
          <table:table-cell table:style-name="ce40"/>
          <table:table-cell table:formula="of:=[.E122]*([.G122]/1000)*([.H122]/1000)" office:value-type="float" office:value="0.01616" calcext:value-type="float">
            <text:p>0,01616</text:p>
          </table:table-cell>
          <table:table-cell table:formula="of:=[.J122]*[.F122]/1000" office:value-type="float" office:value="0.0002424" calcext:value-type="float">
            <text:p>0,0002424</text:p>
          </table:table-cell>
          <table:table-cell office:value-type="string" calcext:value-type="string">
            <text:p>Hêtre 27</text:p>
          </table:table-cell>
          <table:table-cell table:style-name="ce41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2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2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2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2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2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0" calcext:value-type="float">
            <text:p>0</text:p>
          </table:table-cell>
          <table:table-cell table:style-name="ce42" table:formula="of:=IF(AND([.H122]&lt;[.AB$4];[.L122]=&quot;Hêtre 27&quot;);[.$J122];0)" office:value-type="float" office:value="0.01616" calcext:value-type="float">
            <text:p>0,01616</text:p>
          </table:table-cell>
          <table:table-cell table:formula="of:=IF(AND([.$H122]&lt;[.AB$4];[.$L122]=&quot;Hêtre 27&quot;);[.$G122]*[.$E122];0)" office:value-type="float" office:value="20" calcext:value-type="float">
            <text:p>2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2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2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2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40"/>
          <table:table-cell table:formula="of:=[.E123]*([.G123]/1000)*([.H123]/1000)" office:value-type="float" office:value="0.01608" calcext:value-type="float">
            <text:p>0,01608</text:p>
          </table:table-cell>
          <table:table-cell table:formula="of:=[.J123]*[.F123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41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2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2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2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2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2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0" calcext:value-type="float">
            <text:p>0</text:p>
          </table:table-cell>
          <table:table-cell table:style-name="ce42" table:formula="of:=IF(AND([.H123]&lt;[.AB$4];[.L123]=&quot;Hêtre 27&quot;);[.$J123];0)" office:value-type="float" office:value="0.01608" calcext:value-type="float">
            <text:p>0,01608</text:p>
          </table:table-cell>
          <table:table-cell table:formula="of:=IF(AND([.$H123]&lt;[.AB$4];[.$L123]=&quot;Hêtre 27&quot;);[.$G123]*[.$E123];0)" office:value-type="float" office:value="20" calcext:value-type="float">
            <text:p>2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2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2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2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40"/>
          <table:table-cell table:formula="of:=[.E124]*([.G124]/1000)*([.H124]/1000)" office:value-type="float" office:value="0.03168" calcext:value-type="float">
            <text:p>0,03168</text:p>
          </table:table-cell>
          <table:table-cell table:formula="of:=[.J124]*[.F124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41" table:formula="of:=IF(OR(AND([.F124]&lt;35;[.F124]&gt;22;[.L124]=&quot;Hêtre 45&quot;);AND([.F124]&lt;=22;[.F124]&gt;14;[.L124]=&quot;Hêtre 27&quot;);AND([.F124]&lt;=14;[.L124]=&quot;Hêtre 20&quot;));TRUE())" office:value-type="boolean" office:boolean-value="true" calcext:value-type="boolean">
            <text:p>VRAI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2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2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2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2" table:formula="of:=IF(AND([.H124]&lt;[.X$4];[.H124]&gt;=[.Z$4];[.L124]=&quot;Hêtre 27&quot;);[.$J124];0)" office:value-type="float" office:value="0.03168" calcext:value-type="float">
            <text:p>0,03168</text:p>
          </table:table-cell>
          <table:table-cell table:formula="of:=IF(AND([.$H124]&gt;=[.Z$4];[.$H124]&lt;[.X$4];[.$L124]=&quot;Hêtre 27&quot;);[.$G124]*[.$E124];0)" office:value-type="float" office:value="20" calcext:value-type="float">
            <text:p>20</text:p>
          </table:table-cell>
          <table:table-cell table:style-name="ce42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2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2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2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2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40" table:formula="of:=[.H106]-2*30-2*2-2*100+2*15-[.H125]" office:value-type="float" office:value="0" calcext:value-type="float">
            <text:p>0</text:p>
          </table:table-cell>
          <table:table-cell table:formula="of:=[.E125]*([.G125]/1000)*([.H125]/1000)" office:value-type="float" office:value="0.01498" calcext:value-type="float">
            <text:p>0,01498</text:p>
          </table:table-cell>
          <table:table-cell table:formula="of:=[.J125]*[.F12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41" table:formula="of:=IF(OR(AND([.F125]&lt;35;[.F125]&gt;22;[.L125]=&quot;Hêtre 45&quot;);AND([.F125]&lt;=22;[.F125]&gt;14;[.L125]=&quot;Hêtre 27&quot;);AND([.F125]&lt;=14;[.L125]=&quot;Hêtre 20&quot;));TRUE())" office:value-type="boolean" office:boolean-value="true" calcext:value-type="boolean">
            <text:p>VRAI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2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2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2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2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2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2" table:formula="of:=IF(AND([.H125]&lt;[.AB$4];[.L125]=&quot;Hêtre 27&quot;);[.$J125];0)" office:value-type="float" office:value="0.01498" calcext:value-type="float">
            <text:p>0,01498</text:p>
          </table:table-cell>
          <table:table-cell table:formula="of:=IF(AND([.$H125]&lt;[.AB$4];[.$L125]=&quot;Hêtre 27&quot;);[.$G125]*[.$E125];0)" office:value-type="float" office:value="20" calcext:value-type="float">
            <text:p>2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2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2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2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8" calcext:value-type="float">
            <text:p>1088</text:p>
          </table:table-cell>
          <table:table-cell table:style-name="ce40"/>
          <table:table-cell table:formula="of:=[.E126]*([.G126]/1000)*([.H126]/1000)" office:value-type="float" office:value="0.02176" calcext:value-type="float">
            <text:p>0,02176</text:p>
          </table:table-cell>
          <table:table-cell table:formula="of:=[.J126]*[.F126]/1000" office:value-type="float" office:value="0.0003264" calcext:value-type="float">
            <text:p>0,0003264</text:p>
          </table:table-cell>
          <table:table-cell office:value-type="string" calcext:value-type="string">
            <text:p>Hêtre 27</text:p>
          </table:table-cell>
          <table:table-cell table:style-name="ce41" table:formula="of:=IF(OR(AND([.F126]&lt;35;[.F126]&gt;22;[.L126]=&quot;Hêtre 45&quot;);AND([.F126]&lt;=22;[.F126]&gt;14;[.L126]=&quot;Hêtre 27&quot;);AND([.F126]&lt;=14;[.L126]=&quot;Hêtre 20&quot;));TRUE())" office:value-type="boolean" office:boolean-value="true" calcext:value-type="boolean">
            <text:p>VRAI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2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2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2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2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2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20" calcext:value-type="float">
            <text:p>20</text:p>
          </table:table-cell>
          <table:table-cell table:style-name="ce42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2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2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2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4" calcext:value-type="float">
            <text:p>1094</text:p>
          </table:table-cell>
          <table:table-cell table:style-name="ce40"/>
          <table:table-cell table:formula="of:=[.E127]*([.G127]/1000)*([.H127]/1000)" office:value-type="float" office:value="0.02188" calcext:value-type="float">
            <text:p>0,02188</text:p>
          </table:table-cell>
          <table:table-cell table:formula="of:=[.J127]*[.F127]/1000" office:value-type="float" office:value="0.0003282" calcext:value-type="float">
            <text:p>0,0003282</text:p>
          </table:table-cell>
          <table:table-cell office:value-type="string" calcext:value-type="string">
            <text:p>Hêtre 27</text:p>
          </table:table-cell>
          <table:table-cell table:style-name="ce41" table:formula="of:=IF(OR(AND([.F127]&lt;35;[.F127]&gt;22;[.L127]=&quot;Hêtre 45&quot;);AND([.F127]&lt;=22;[.F127]&gt;14;[.L127]=&quot;Hêtre 27&quot;);AND([.F127]&lt;=14;[.L127]=&quot;Hêtre 20&quot;));TRUE())" office:value-type="boolean" office:boolean-value="true" calcext:value-type="boolean">
            <text:p>VRAI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2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2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2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2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2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20" calcext:value-type="float">
            <text:p>20</text:p>
          </table:table-cell>
          <table:table-cell table:style-name="ce42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2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2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2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5" calcext:value-type="float">
            <text:p>1095</text:p>
          </table:table-cell>
          <table:table-cell table:style-name="ce40"/>
          <table:table-cell table:formula="of:=[.E128]*([.G128]/1000)*([.H128]/1000)" office:value-type="float" office:value="0.0219" calcext:value-type="float">
            <text:p>0,0219</text:p>
          </table:table-cell>
          <table:table-cell table:formula="of:=[.J128]*[.F128]/1000" office:value-type="float" office:value="0.0003285" calcext:value-type="float">
            <text:p>0,0003285</text:p>
          </table:table-cell>
          <table:table-cell office:value-type="string" calcext:value-type="string">
            <text:p>Hêtre 27</text:p>
          </table:table-cell>
          <table:table-cell table:style-name="ce41" table:formula="of:=IF(OR(AND([.F128]&lt;35;[.F128]&gt;22;[.L128]=&quot;Hêtre 45&quot;);AND([.F128]&lt;=22;[.F128]&gt;14;[.L128]=&quot;Hêtre 27&quot;);AND([.F128]&lt;=14;[.L128]=&quot;Hêtre 20&quot;));TRUE())" office:value-type="boolean" office:boolean-value="true" calcext:value-type="boolean">
            <text:p>VRAI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2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2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2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2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2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20" calcext:value-type="float">
            <text:p>20</text:p>
          </table:table-cell>
          <table:table-cell table:style-name="ce42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2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2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2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8" calcext:value-type="float">
            <text:p>1088</text:p>
          </table:table-cell>
          <table:table-cell table:style-name="ce40"/>
          <table:table-cell table:formula="of:=[.E129]*([.G129]/1000)*([.H129]/1000)" office:value-type="float" office:value="0.02176" calcext:value-type="float">
            <text:p>0,02176</text:p>
          </table:table-cell>
          <table:table-cell table:formula="of:=[.J129]*[.F129]/1000" office:value-type="float" office:value="0.0003264" calcext:value-type="float">
            <text:p>0,0003264</text:p>
          </table:table-cell>
          <table:table-cell office:value-type="string" calcext:value-type="string">
            <text:p>Hêtre 27</text:p>
          </table:table-cell>
          <table:table-cell table:style-name="ce41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" calcext:value-type="float">
            <text:p>0</text:p>
          </table:table-cell>
          <table:table-cell table:formula="of:=IF(AND([.$H129]&gt;[.P$4];[.$L129]=&quot;Hêtre 45&quot;);[.$G129]*[.E129];0)" office:value-type="float" office:value="0" calcext:value-type="float">
            <text:p>0</text:p>
          </table:table-cell>
          <table:table-cell table:style-name="ce42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2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2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2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2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20" calcext:value-type="float">
            <text:p>20</text:p>
          </table:table-cell>
          <table:table-cell table:style-name="ce42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2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2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2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1" table:formula="of:=IF(OR(AND([.F130]&lt;35;[.F130]&gt;22;[.L130]=&quot;Hêtre 45&quot;);AND([.F130]&lt;=22;[.F130]&gt;14;[.L130]=&quot;Hêtre 27&quot;);AND([.F130]&lt;=14;[.L130]=&quot;Hêtre 20&quot;));TRUE())" office:value-type="boolean" office:boolean-value="false" calcext:value-type="boolean">
            <text:p>FAUX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2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2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2" table:formula="of:=IF(AND([.H130]&lt;[.T$4];[.L130]=&quot;Hêtre 45&quot;;[.F130]&gt;19);[.J130];0)" office:value-type="float" office:value="0" calcext:value-type="float">
            <text:p>0</text:p>
          </table:table-cell>
          <table:table-cell table:formula="of:=IF(AND([.$H130]&lt;[.T$4];[.$L130]=&quot;Hêtre 45&quot;);[.$G130]*[.$E130];0)" office:value-type="float" office:value="0" calcext:value-type="float">
            <text:p>0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2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2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2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2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2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2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40"/>
          <table:table-cell office:value-type="float" office:value="0.33" calcext:value-type="float">
            <text:p>0,33</text:p>
          </table:table-cell>
          <table:table-cell table:formula="of:=[.J131]*[.F131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41" table:formula="of:=IF(OR(AND([.F131]&lt;35;[.F131]&gt;22;[.L131]=&quot;Hêtre 45&quot;);AND([.F131]&lt;=22;[.F131]&gt;14;[.L131]=&quot;Hêtre 27&quot;);AND([.F131]&lt;=14;[.L131]=&quot;Hêtre 20&quot;));TRUE())" office:value-type="boolean" office:boolean-value="false" calcext:value-type="boolean">
            <text:p>FAUX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2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2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2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" calcext:value-type="float">
            <text:p>0</text:p>
          </table:table-cell>
          <table:table-cell table:formula="of:=IF(AND([.$H131]&gt;[.X$4];[.$L131]=&quot;Hêtre 27&quot;);[.$G131]*[.$E131];0)" office:value-type="float" office:value="0" calcext:value-type="float">
            <text:p>0</text:p>
          </table:table-cell>
          <table:table-cell table:style-name="ce42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2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2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2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2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2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32]*([.G132]/1000)*([.H132]/1000)" office:value-type="float" office:value="1.813215" calcext:value-type="float">
            <text:p>1,813215</text:p>
          </table:table-cell>
          <table:table-cell table:formula="of:=[.J132]*[.F132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41" table:formula="of:=IF(OR(AND([.F132]&lt;35;[.F132]&gt;22;[.L132]=&quot;Hêtre 45&quot;);AND([.F132]&lt;=22;[.F132]&gt;14;[.L132]=&quot;Hêtre 27&quot;);AND([.F132]&lt;=14;[.L132]=&quot;Hêtre 20&quot;));TRUE())" office:value-type="boolean" office:boolean-value="false" calcext:value-type="boolean">
            <text:p>FAUX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2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2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2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2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2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2" table:formula="of:=IF(AND([.H132]&lt;[.AB$4];[.L132]=&quot;Hêtre 27&quot;);[.$J132];0)" office:value-type="float" office:value="0" calcext:value-type="float">
            <text:p>0</text:p>
          </table:table-cell>
          <table:table-cell table:formula="of:=IF(AND([.$H132]&lt;[.AB$4];[.$L132]=&quot;Hêtre 27&quot;);[.$G132]*[.$E132];0)" office:value-type="float" office:value="0" calcext:value-type="float">
            <text:p>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2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2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2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1" table:formula="of:=IF(OR(AND([.F133]&lt;35;[.F133]&gt;22;[.L133]=&quot;Hêtre 45&quot;);AND([.F133]&lt;=22;[.F133]&gt;14;[.L133]=&quot;Hêtre 27&quot;);AND([.F133]&lt;=14;[.L133]=&quot;Hêtre 20&quot;));TRUE())" office:value-type="boolean" office:boolean-value="false" calcext:value-type="boolean">
            <text:p>FAUX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2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2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2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2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2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2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" calcext:value-type="float">
            <text:p>0</text:p>
          </table:table-cell>
          <table:table-cell table:formula="of:=IF(AND([.$H133]&gt;[.AF$4];[.$L133]=&quot;Hêtre 20&quot;);[.$G133]*[.$E133];0)" office:value-type="float" office:value="0" calcext:value-type="float">
            <text:p>0</text:p>
          </table:table-cell>
          <table:table-cell table:style-name="ce42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2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2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34]&lt;35;[.F134]&gt;22;[.L134]=&quot;Hêtre 45&quot;);AND([.F134]&lt;=22;[.F134]&gt;14;[.L134]=&quot;Hêtre 27&quot;);AND([.F134]&lt;=14;[.L134]=&quot;Hêtre 20&quot;));TRUE())" office:value-type="boolean" office:boolean-value="false" calcext:value-type="boolean">
            <text:p>FAUX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2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2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2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2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2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2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2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2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0" calcext:value-type="float">
            <text:p>0</text:p>
          </table:table-cell>
          <table:table-cell table:style-name="ce42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40"/>
          <table:table-cell table:formula="of:=[.E135]*([.G135]/1000)*([.H135]/1000)" office:value-type="float" office:value="0.43596" calcext:value-type="float">
            <text:p>0,43596</text:p>
          </table:table-cell>
          <table:table-cell table:formula="of:=[.J135]*[.F13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1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.43596" calcext:value-type="float">
            <text:p>0,43596</text:p>
          </table:table-cell>
          <table:table-cell table:formula="of:=IF(AND([.$H135]&gt;[.P$4];[.$L135]=&quot;Hêtre 45&quot;);[.$G135]*[.E135];0)" office:value-type="float" office:value="210" calcext:value-type="float">
            <text:p>210</text:p>
          </table:table-cell>
          <table:table-cell table:style-name="ce42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2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2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2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2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2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" calcext:value-type="float">
            <text:p>0</text:p>
          </table:table-cell>
          <table:table-cell table:formula="of:=IF(AND([.$H135]&gt;[.AF$4];[.$L135]=&quot;Hêtre 20&quot;);[.$G135]*[.$E135];0)" office:value-type="float" office:value="0" calcext:value-type="float">
            <text:p>0</text:p>
          </table:table-cell>
          <table:table-cell table:style-name="ce42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2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2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40"/>
          <table:table-cell table:formula="of:=[.E136]*([.G136]/1000)*([.H136]/1000)" office:value-type="float" office:value="0.1029" calcext:value-type="float">
            <text:p>0,1029</text:p>
          </table:table-cell>
          <table:table-cell table:formula="of:=[.J136]*[.F136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41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2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2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2" table:formula="of:=IF(AND([.H136]&lt;[.T$4];[.L136]=&quot;Hêtre 45&quot;;[.F136]&gt;19);[.J136];0)" office:value-type="float" office:value="0.1029" calcext:value-type="float">
            <text:p>0,1029</text:p>
          </table:table-cell>
          <table:table-cell table:formula="of:=IF(AND([.$H136]&lt;[.T$4];[.$L136]=&quot;Hêtre 45&quot;);[.$G136]*[.$E136];0)" office:value-type="float" office:value="105" calcext:value-type="float">
            <text:p>105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2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2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2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2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2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0" calcext:value-type="float">
            <text:p>0</text:p>
          </table:table-cell>
          <table:table-cell table:style-name="ce42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40" table:formula="of:=[.H135]-50-[.H137]" office:value-type="float" office:value="0" calcext:value-type="float">
            <text:p>0</text:p>
          </table:table-cell>
          <table:table-cell table:formula="of:=[.E137]*([.G137]/1000)*([.H137]/1000)" office:value-type="float" office:value="0.32416" calcext:value-type="float">
            <text:p>0,32416</text:p>
          </table:table-cell>
          <table:table-cell table:formula="of:=[.J137]*[.F13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1" table:formula="of:=IF(OR(AND([.F137]&lt;35;[.F137]&gt;22;[.L137]=&quot;Hêtre 45&quot;);AND([.F137]&lt;=22;[.F137]&gt;14;[.L137]=&quot;Hêtre 27&quot;);AND([.F137]&lt;=14;[.L137]=&quot;Hêtre 20&quot;));TRUE())" office:value-type="boolean" office:boolean-value="true" calcext:value-type="boolean">
            <text:p>VRAI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2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2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2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.32416" calcext:value-type="float">
            <text:p>0,32416</text:p>
          </table:table-cell>
          <table:table-cell table:formula="of:=IF(AND([.$H137]&gt;[.X$4];[.$L137]=&quot;Hêtre 27&quot;);[.$G137]*[.$E137];0)" office:value-type="float" office:value="160" calcext:value-type="float">
            <text:p>160</text:p>
          </table:table-cell>
          <table:table-cell table:style-name="ce42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2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2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2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2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2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40" table:formula="of:=[.H136]-2*30-[.H138]" office:value-type="float" office:value="0" calcext:value-type="float">
            <text:p>0</text:p>
          </table:table-cell>
          <table:table-cell table:formula="of:=[.E138]*([.G138]/1000)*([.H138]/1000)" office:value-type="float" office:value="0.0736" calcext:value-type="float">
            <text:p>0,0736</text:p>
          </table:table-cell>
          <table:table-cell table:formula="of:=[.J138]*[.F138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41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" calcext:value-type="float">
            <text:p>0</text:p>
          </table:table-cell>
          <table:table-cell table:formula="of:=IF(AND([.$H138]&gt;[.P$4];[.$L138]=&quot;Hêtre 45&quot;);[.$G138]*[.E138];0)" office:value-type="float" office:value="0" calcext:value-type="float">
            <text:p>0</text:p>
          </table:table-cell>
          <table:table-cell table:style-name="ce42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2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2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2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2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2" table:formula="of:=IF(AND([.H138]&lt;[.AB$4];[.L138]=&quot;Hêtre 27&quot;);[.$J138];0)" office:value-type="float" office:value="0.0736" calcext:value-type="float">
            <text:p>0,0736</text:p>
          </table:table-cell>
          <table:table-cell table:formula="of:=IF(AND([.$H138]&lt;[.AB$4];[.$L138]=&quot;Hêtre 27&quot;);[.$G138]*[.$E138];0)" office:value-type="float" office:value="80" calcext:value-type="float">
            <text:p>8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2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2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2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Su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40" table:formula="of:=[.H135]-30-[.H139]" office:value-type="float" office:value="0" calcext:value-type="float">
            <text:p>0</text:p>
          </table:table-cell>
          <table:table-cell table:formula="of:=[.E139]*([.G139]/1000)*([.H139]/1000)" office:value-type="float" office:value="0.13299" calcext:value-type="float">
            <text:p>0,13299</text:p>
          </table:table-cell>
          <table:table-cell table:formula="of:=[.J139]*[.F13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41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2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2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2" table:formula="of:=IF(AND([.H139]&lt;[.T$4];[.L139]=&quot;Hêtre 45&quot;;[.F139]&gt;19);[.J139];0)" office:value-type="float" office:value="0" calcext:value-type="float">
            <text:p>0</text:p>
          </table:table-cell>
          <table:table-cell table:formula="of:=IF(AND([.$H139]&lt;[.T$4];[.$L139]=&quot;Hêtre 45&quot;);[.$G139]*[.$E139];0)" office:value-type="float" office:value="0" calcext:value-type="float">
            <text:p>0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2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2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2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.13299" calcext:value-type="float">
            <text:p>0,13299</text:p>
          </table:table-cell>
          <table:table-cell table:formula="of:=IF(AND([.$H139]&gt;[.AF$4];[.$L139]=&quot;Hêtre 20&quot;);[.$G139]*[.$E139];0)" office:value-type="float" office:value="65" calcext:value-type="float">
            <text:p>65</text:p>
          </table:table-cell>
          <table:table-cell table:style-name="ce42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2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2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No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40" table:formula="of:=[.H136]+70-[.H141]" office:value-type="float" office:value="0" calcext:value-type="float">
            <text:p>0</text:p>
          </table:table-cell>
          <table:table-cell table:formula="of:=[.E141]*([.G141]/1000)*([.H141]/1000)" office:value-type="float" office:value="0.06825" calcext:value-type="float">
            <text:p>0,06825</text:p>
          </table:table-cell>
          <table:table-cell table:formula="of:=[.J141]*[.F141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41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2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2" table:formula="of:=IF(AND([.H141]&lt;[.R$4];[.H141]&gt;=[.T$4];[.L141]=&quot;Hêtre 45&quot;;[.F141]&gt;19);[.J141];0)" office:value-type="float" office:value="0" calcext:value-type="float">
            <text:p>0</text:p>
          </table:table-cell>
          <table:table-cell table:formula="of:=IF(AND([.$H141]&gt;=[.T$4];[.$H141]&lt;[.R$4];[.$L141]=&quot;Hêtre 45&quot;);[.$G141]*[.$E141];0)" office:value-type="float" office:value="0" calcext:value-type="float">
            <text:p>0</text:p>
          </table:table-cell>
          <table:table-cell table:style-name="ce42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2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2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2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2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2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65" calcext:value-type="float">
            <text:p>65</text:p>
          </table:table-cell>
          <table:table-cell table:style-name="ce42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40" table:formula="of:=[.H135]-30-18-[.H142]" office:value-type="float" office:value="0" calcext:value-type="float">
            <text:p>0</text:p>
          </table:table-cell>
          <table:table-cell table:formula="of:=[.E142]*([.G142]/1000)*([.H142]/1000)" office:value-type="float" office:value="0.34476" calcext:value-type="float">
            <text:p>0,34476</text:p>
          </table:table-cell>
          <table:table-cell table:formula="of:=[.J142]*[.F14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41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2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2" table:formula="of:=IF(AND([.H142]&lt;[.R$4];[.H142]&gt;=[.T$4];[.L142]=&quot;Hêtre 45&quot;;[.F142]&gt;19);[.J142];0)" office:value-type="float" office:value="0" calcext:value-type="float">
            <text:p>0</text:p>
          </table:table-cell>
          <table:table-cell table:formula="of:=IF(AND([.$H142]&gt;=[.T$4];[.$H142]&lt;[.R$4];[.$L142]=&quot;Hêtre 45&quot;);[.$G142]*[.$E142];0)" office:value-type="float" office:value="0" calcext:value-type="float">
            <text:p>0</text:p>
          </table:table-cell>
          <table:table-cell table:style-name="ce42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2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2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2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.34476" calcext:value-type="float">
            <text:p>0,34476</text:p>
          </table:table-cell>
          <table:table-cell table:formula="of:=IF(AND([.$H142]&gt;[.AF$4];[.$L142]=&quot;Hêtre 20&quot;);[.$G142]*[.$E142];0)" office:value-type="float" office:value="170" calcext:value-type="float">
            <text:p>170</text:p>
          </table:table-cell>
          <table:table-cell table:style-name="ce42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2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2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4" calcext:value-type="float">
            <text:p>1054</text:p>
          </table:table-cell>
          <table:table-cell table:style-name="ce40" table:formula="of:=[.H136]+70-[.H143]+4" office:value-type="float" office:value="0" calcext:value-type="float">
            <text:p>0</text:p>
          </table:table-cell>
          <table:table-cell table:formula="of:=[.E143]*([.G143]/1000)*([.H143]/1000)" office:value-type="float" office:value="0.08959" calcext:value-type="float">
            <text:p>0,08959</text:p>
          </table:table-cell>
          <table:table-cell table:formula="of:=[.J143]*[.F143]/1000" office:value-type="float" office:value="0.00044795" calcext:value-type="float">
            <text:p>0,00044795</text:p>
          </table:table-cell>
          <table:table-cell office:value-type="string" calcext:value-type="string">
            <text:p>Hêtre 20</text:p>
          </table:table-cell>
          <table:table-cell table:style-name="ce41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2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2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2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2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2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2" table:formula="of:=IF(AND([.H143]&lt;[.AB$4];[.L143]=&quot;Hêtre 27&quot;);[.$J143];0)" office:value-type="float" office:value="0" calcext:value-type="float">
            <text:p>0</text:p>
          </table:table-cell>
          <table:table-cell table:formula="of:=IF(AND([.$H143]&lt;[.AB$4];[.$L143]=&quot;Hêtre 27&quot;);[.$G143]*[.$E143];0)" office:value-type="float" office:value="0" calcext:value-type="float">
            <text:p>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2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2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85" calcext:value-type="float">
            <text:p>85</text:p>
          </table:table-cell>
          <table:table-cell table:style-name="ce42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44]&lt;35;[.F144]&gt;22;[.L144]=&quot;Hêtre 45&quot;);AND([.F144]&lt;=22;[.F144]&gt;14;[.L144]=&quot;Hêtre 27&quot;);AND([.F144]&lt;=14;[.L144]=&quot;Hêtre 20&quot;));TRUE())" office:value-type="boolean" office:boolean-value="false" calcext:value-type="boolean">
            <text:p>FAUX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2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2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2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2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2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2" table:formula="of:=IF(AND([.H144]&lt;[.AB$4];[.L144]=&quot;Hêtre 27&quot;);[.$J144];0)" office:value-type="float" office:value="0" calcext:value-type="float">
            <text:p>0</text:p>
          </table:table-cell>
          <table:table-cell table:formula="of:=IF(AND([.$H144]&lt;[.AB$4];[.$L144]=&quot;Hêtre 27&quot;);[.$G144]*[.$E144];0)" office:value-type="float" office:value="0" calcext:value-type="float">
            <text:p>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2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2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2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40" table:formula="of:=[.H135]-5-30-2-10-[.H145]" office:value-type="float" office:value="0" calcext:value-type="float">
            <text:p>0</text:p>
          </table:table-cell>
          <table:table-cell table:formula="of:=[.E145]*([.G145]/1000)*([.H145]/1000)" office:value-type="float" office:value="0.4058" calcext:value-type="float">
            <text:p>0,4058</text:p>
          </table:table-cell>
          <table:table-cell table:formula="of:=[.J145]*[.F14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1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.4058" calcext:value-type="float">
            <text:p>0,4058</text:p>
          </table:table-cell>
          <table:table-cell table:formula="of:=IF(AND([.$H145]&gt;[.P$4];[.$L145]=&quot;Hêtre 45&quot;);[.$G145]*[.E145];0)" office:value-type="float" office:value="200" calcext:value-type="float">
            <text:p>200</text:p>
          </table:table-cell>
          <table:table-cell table:style-name="ce42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2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2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2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2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2" table:formula="of:=IF(AND([.H145]&lt;[.AB$4];[.L145]=&quot;Hêtre 27&quot;);[.$J145];0)" office:value-type="float" office:value="0" calcext:value-type="float">
            <text:p>0</text:p>
          </table:table-cell>
          <table:table-cell table:formula="of:=IF(AND([.$H145]&lt;[.AB$4];[.$L145]=&quot;Hêtre 27&quot;);[.$G145]*[.$E145];0)" office:value-type="float" office:value="0" calcext:value-type="float">
            <text:p>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2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2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2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40" table:formula="of:=[.H136]-2*30-2*2-[.H146]" office:value-type="float" office:value="0" calcext:value-type="float">
            <text:p>0</text:p>
          </table:table-cell>
          <table:table-cell table:formula="of:=[.E146]*([.G146]/1000)*([.H146]/1000)" office:value-type="float" office:value="0.10534" calcext:value-type="float">
            <text:p>0,10534</text:p>
          </table:table-cell>
          <table:table-cell table:formula="of:=[.J146]*[.F146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41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2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2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2" table:formula="of:=IF(AND([.H146]&lt;[.T$4];[.L146]=&quot;Hêtre 45&quot;;[.F146]&gt;19);[.J146];0)" office:value-type="float" office:value="0.10534" calcext:value-type="float">
            <text:p>0,10534</text:p>
          </table:table-cell>
          <table:table-cell table:formula="of:=IF(AND([.$H146]&lt;[.T$4];[.$L146]=&quot;Hêtre 45&quot;);[.$G146]*[.$E146];0)" office:value-type="float" office:value="115" calcext:value-type="float">
            <text:p>115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2" table:formula="of:=IF(AND([.H146]&lt;[.X$4];[.H146]&gt;=[.Z$4];[.L146]=&quot;Hêtre 27&quot;);[.$J146];0)" office:value-type="float" office:value="0" calcext:value-type="float">
            <text:p>0</text:p>
          </table:table-cell>
          <table:table-cell table:formula="of:=IF(AND([.$H146]&gt;=[.Z$4];[.$H146]&lt;[.X$4];[.$L146]=&quot;Hêtre 27&quot;);[.$G146]*[.$E146];0)" office:value-type="float" office:value="0" calcext:value-type="float">
            <text:p>0</text:p>
          </table:table-cell>
          <table:table-cell table:style-name="ce42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2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2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2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2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40" table:formula="of:=[.H136]-2*30-2*2-[.H147]" office:value-type="float" office:value="0" calcext:value-type="float">
            <text:p>0</text:p>
          </table:table-cell>
          <table:table-cell table:formula="of:=[.E147]*([.G147]/1000)*([.H147]/1000)" office:value-type="float" office:value="0.10534" calcext:value-type="float">
            <text:p>0,10534</text:p>
          </table:table-cell>
          <table:table-cell table:formula="of:=[.J147]*[.F147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41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2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2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2" table:formula="of:=IF(AND([.H147]&lt;[.T$4];[.L147]=&quot;Hêtre 45&quot;;[.F147]&gt;19);[.J147];0)" office:value-type="float" office:value="0.10534" calcext:value-type="float">
            <text:p>0,10534</text:p>
          </table:table-cell>
          <table:table-cell table:formula="of:=IF(AND([.$H147]&lt;[.T$4];[.$L147]=&quot;Hêtre 45&quot;);[.$G147]*[.$E147];0)" office:value-type="float" office:value="115" calcext:value-type="float">
            <text:p>115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2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2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2" table:formula="of:=IF(AND([.H147]&lt;[.AB$4];[.L147]=&quot;Hêtre 27&quot;);[.$J147];0)" office:value-type="float" office:value="0" calcext:value-type="float">
            <text:p>0</text:p>
          </table:table-cell>
          <table:table-cell table:formula="of:=IF(AND([.$H147]&lt;[.AB$4];[.$L147]=&quot;Hêtre 27&quot;);[.$G147]*[.$E147];0)" office:value-type="float" office:value="0" calcext:value-type="float">
            <text:p>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2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2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2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40" table:formula="of:=[.H136]-2*30-2*2-[.H148]" office:value-type="float" office:value="-305" calcext:value-type="float">
            <text:p>-305</text:p>
          </table:table-cell>
          <table:table-cell table:formula="of:=[.E148]*([.G148]/1000)*([.H148]/1000)" office:value-type="float" office:value="0.1221" calcext:value-type="float">
            <text:p>0,1221</text:p>
          </table:table-cell>
          <table:table-cell table:formula="of:=[.J148]*[.F148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41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2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2" table:formula="of:=IF(AND([.H148]&lt;[.R$4];[.H148]&gt;=[.T$4];[.L148]=&quot;Hêtre 45&quot;;[.F148]&gt;19);[.J148];0)" office:value-type="float" office:value="0.1221" calcext:value-type="float">
            <text:p>0,1221</text:p>
          </table:table-cell>
          <table:table-cell table:formula="of:=IF(AND([.$H148]&gt;=[.T$4];[.$H148]&lt;[.R$4];[.$L148]=&quot;Hêtre 45&quot;);[.$G148]*[.$E148];0)" office:value-type="float" office:value="100" calcext:value-type="float">
            <text:p>100</text:p>
          </table:table-cell>
          <table:table-cell table:style-name="ce42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2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2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0" calcext:value-type="float">
            <text:p>0</text:p>
          </table:table-cell>
          <table:table-cell table:style-name="ce42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2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2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2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40" table:formula="of:=[.H136]-2*30-2*2-[.H149]" office:value-type="float" office:value="-305" calcext:value-type="float">
            <text:p>-305</text:p>
          </table:table-cell>
          <table:table-cell table:formula="of:=[.E149]*([.G149]/1000)*([.H149]/1000)" office:value-type="float" office:value="0.1221" calcext:value-type="float">
            <text:p>0,1221</text:p>
          </table:table-cell>
          <table:table-cell table:formula="of:=[.J149]*[.F149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41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2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2" table:formula="of:=IF(AND([.H149]&lt;[.R$4];[.H149]&gt;=[.T$4];[.L149]=&quot;Hêtre 45&quot;;[.F149]&gt;19);[.J149];0)" office:value-type="float" office:value="0.1221" calcext:value-type="float">
            <text:p>0,1221</text:p>
          </table:table-cell>
          <table:table-cell table:formula="of:=IF(AND([.$H149]&gt;=[.T$4];[.$H149]&lt;[.R$4];[.$L149]=&quot;Hêtre 45&quot;);[.$G149]*[.$E149];0)" office:value-type="float" office:value="100" calcext:value-type="float">
            <text:p>100</text:p>
          </table:table-cell>
          <table:table-cell table:style-name="ce42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2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2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0" calcext:value-type="float">
            <text:p>0</text:p>
          </table:table-cell>
          <table:table-cell table:style-name="ce42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2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2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2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40" table:formula="of:=[.H136]-2*30-2*2-2*100+2*15-[.H150]" office:value-type="float" office:value="-1" calcext:value-type="float">
            <text:p>-1</text:p>
          </table:table-cell>
          <table:table-cell table:formula="of:=[.E150]*([.G150]/1000)*([.H150]/1000)" office:value-type="float" office:value="0.01494" calcext:value-type="float">
            <text:p>0,01494</text:p>
          </table:table-cell>
          <table:table-cell table:formula="of:=[.J150]*[.F150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1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2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2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2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2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2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0" calcext:value-type="float">
            <text:p>0</text:p>
          </table:table-cell>
          <table:table-cell table:style-name="ce42" table:formula="of:=IF(AND([.H150]&lt;[.AB$4];[.L150]=&quot;Hêtre 27&quot;);[.$J150];0)" office:value-type="float" office:value="0.01494" calcext:value-type="float">
            <text:p>0,01494</text:p>
          </table:table-cell>
          <table:table-cell table:formula="of:=IF(AND([.$H150]&lt;[.AB$4];[.$L150]=&quot;Hêtre 27&quot;);[.$G150]*[.$E150];0)" office:value-type="float" office:value="20" calcext:value-type="float">
            <text:p>2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2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2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2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40"/>
          <table:table-cell table:formula="of:=[.E151]*([.G151]/1000)*([.H151]/1000)" office:value-type="float" office:value="0.01608" calcext:value-type="float">
            <text:p>0,01608</text:p>
          </table:table-cell>
          <table:table-cell table:formula="of:=[.J151]*[.F151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41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2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2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2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2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2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0" calcext:value-type="float">
            <text:p>0</text:p>
          </table:table-cell>
          <table:table-cell table:style-name="ce42" table:formula="of:=IF(AND([.H151]&lt;[.AB$4];[.L151]=&quot;Hêtre 27&quot;);[.$J151];0)" office:value-type="float" office:value="0.01608" calcext:value-type="float">
            <text:p>0,01608</text:p>
          </table:table-cell>
          <table:table-cell table:formula="of:=IF(AND([.$H151]&lt;[.AB$4];[.$L151]=&quot;Hêtre 27&quot;);[.$G151]*[.$E151];0)" office:value-type="float" office:value="20" calcext:value-type="float">
            <text:p>2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2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2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2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40"/>
          <table:table-cell table:formula="of:=[.E152]*([.G152]/1000)*([.H152]/1000)" office:value-type="float" office:value="0.01608" calcext:value-type="float">
            <text:p>0,01608</text:p>
          </table:table-cell>
          <table:table-cell table:formula="of:=[.J152]*[.F152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41" table:formula="of:=IF(OR(AND([.F152]&lt;35;[.F152]&gt;22;[.L152]=&quot;Hêtre 45&quot;);AND([.F152]&lt;=22;[.F152]&gt;14;[.L152]=&quot;Hêtre 27&quot;);AND([.F152]&lt;=14;[.L152]=&quot;Hêtre 20&quot;));TRUE())" office:value-type="boolean" office:boolean-value="true" calcext:value-type="boolean">
            <text:p>VRAI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2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2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2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2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2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2" table:formula="of:=IF(AND([.H152]&lt;[.AB$4];[.L152]=&quot;Hêtre 27&quot;);[.$J152];0)" office:value-type="float" office:value="0.01608" calcext:value-type="float">
            <text:p>0,01608</text:p>
          </table:table-cell>
          <table:table-cell table:formula="of:=IF(AND([.$H152]&lt;[.AB$4];[.$L152]=&quot;Hêtre 27&quot;);[.$G152]*[.$E152];0)" office:value-type="float" office:value="20" calcext:value-type="float">
            <text:p>2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2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2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2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40"/>
          <table:table-cell table:formula="of:=[.E153]*([.G153]/1000)*([.H153]/1000)" office:value-type="float" office:value="0.03168" calcext:value-type="float">
            <text:p>0,03168</text:p>
          </table:table-cell>
          <table:table-cell table:formula="of:=[.J153]*[.F153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41" table:formula="of:=IF(OR(AND([.F153]&lt;35;[.F153]&gt;22;[.L153]=&quot;Hêtre 45&quot;);AND([.F153]&lt;=22;[.F153]&gt;14;[.L153]=&quot;Hêtre 27&quot;);AND([.F153]&lt;=14;[.L153]=&quot;Hêtre 20&quot;));TRUE())" office:value-type="boolean" office:boolean-value="true" calcext:value-type="boolean">
            <text:p>VRAI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2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2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2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2" table:formula="of:=IF(AND([.H153]&lt;[.X$4];[.H153]&gt;=[.Z$4];[.L153]=&quot;Hêtre 27&quot;);[.$J153];0)" office:value-type="float" office:value="0.03168" calcext:value-type="float">
            <text:p>0,03168</text:p>
          </table:table-cell>
          <table:table-cell table:formula="of:=IF(AND([.$H153]&gt;=[.Z$4];[.$H153]&lt;[.X$4];[.$L153]=&quot;Hêtre 27&quot;);[.$G153]*[.$E153];0)" office:value-type="float" office:value="20" calcext:value-type="float">
            <text:p>20</text:p>
          </table:table-cell>
          <table:table-cell table:style-name="ce42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2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2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2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2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40" table:formula="of:=[.H136]-2*30-2*2-2*100+2*15-[.H154]" office:value-type="float" office:value="0" calcext:value-type="float">
            <text:p>0</text:p>
          </table:table-cell>
          <table:table-cell table:formula="of:=[.E154]*([.G154]/1000)*([.H154]/1000)" office:value-type="float" office:value="0.01492" calcext:value-type="float">
            <text:p>0,01492</text:p>
          </table:table-cell>
          <table:table-cell table:formula="of:=[.J154]*[.F154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41" table:formula="of:=IF(OR(AND([.F154]&lt;35;[.F154]&gt;22;[.L154]=&quot;Hêtre 45&quot;);AND([.F154]&lt;=22;[.F154]&gt;14;[.L154]=&quot;Hêtre 27&quot;);AND([.F154]&lt;=14;[.L154]=&quot;Hêtre 20&quot;));TRUE())" office:value-type="boolean" office:boolean-value="true" calcext:value-type="boolean">
            <text:p>VRAI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2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2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2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2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2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2" table:formula="of:=IF(AND([.H154]&lt;[.AB$4];[.L154]=&quot;Hêtre 27&quot;);[.$J154];0)" office:value-type="float" office:value="0.01492" calcext:value-type="float">
            <text:p>0,01492</text:p>
          </table:table-cell>
          <table:table-cell table:formula="of:=IF(AND([.$H154]&lt;[.AB$4];[.$L154]=&quot;Hêtre 27&quot;);[.$G154]*[.$E154];0)" office:value-type="float" office:value="20" calcext:value-type="float">
            <text:p>2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2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2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2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40"/>
          <table:table-cell table:formula="of:=[.E155]*([.G155]/1000)*([.H155]/1000)" office:value-type="float" office:value="0.02168" calcext:value-type="float">
            <text:p>0,02168</text:p>
          </table:table-cell>
          <table:table-cell table:formula="of:=[.J155]*[.F155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41" table:formula="of:=IF(OR(AND([.F155]&lt;35;[.F155]&gt;22;[.L155]=&quot;Hêtre 45&quot;);AND([.F155]&lt;=22;[.F155]&gt;14;[.L155]=&quot;Hêtre 27&quot;);AND([.F155]&lt;=14;[.L155]=&quot;Hêtre 20&quot;));TRUE())" office:value-type="boolean" office:boolean-value="true" calcext:value-type="boolean">
            <text:p>VRAI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2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2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2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2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2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20" calcext:value-type="float">
            <text:p>20</text:p>
          </table:table-cell>
          <table:table-cell table:style-name="ce42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2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2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2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40"/>
          <table:table-cell table:formula="of:=[.E156]*([.G156]/1000)*([.H156]/1000)" office:value-type="float" office:value="0.02192" calcext:value-type="float">
            <text:p>0,02192</text:p>
          </table:table-cell>
          <table:table-cell table:formula="of:=[.J156]*[.F156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41" table:formula="of:=IF(OR(AND([.F156]&lt;35;[.F156]&gt;22;[.L156]=&quot;Hêtre 45&quot;);AND([.F156]&lt;=22;[.F156]&gt;14;[.L156]=&quot;Hêtre 27&quot;);AND([.F156]&lt;=14;[.L156]=&quot;Hêtre 20&quot;));TRUE())" office:value-type="boolean" office:boolean-value="true" calcext:value-type="boolean">
            <text:p>VRAI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2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2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2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2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2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20" calcext:value-type="float">
            <text:p>20</text:p>
          </table:table-cell>
          <table:table-cell table:style-name="ce42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2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2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2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40"/>
          <table:table-cell table:formula="of:=[.E157]*([.G157]/1000)*([.H157]/1000)" office:value-type="float" office:value="0.02192" calcext:value-type="float">
            <text:p>0,02192</text:p>
          </table:table-cell>
          <table:table-cell table:formula="of:=[.J157]*[.F157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41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" calcext:value-type="float">
            <text:p>0</text:p>
          </table:table-cell>
          <table:table-cell table:formula="of:=IF(AND([.$H157]&gt;[.P$4];[.$L157]=&quot;Hêtre 45&quot;);[.$G157]*[.E157];0)" office:value-type="float" office:value="0" calcext:value-type="float">
            <text:p>0</text:p>
          </table:table-cell>
          <table:table-cell table:style-name="ce42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2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2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2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2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20" calcext:value-type="float">
            <text:p>20</text:p>
          </table:table-cell>
          <table:table-cell table:style-name="ce42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2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2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2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6" calcext:value-type="float">
            <text:p>1086</text:p>
          </table:table-cell>
          <table:table-cell table:style-name="ce40"/>
          <table:table-cell table:formula="of:=[.E158]*([.G158]/1000)*([.H158]/1000)" office:value-type="float" office:value="0.02172" calcext:value-type="float">
            <text:p>0,02172</text:p>
          </table:table-cell>
          <table:table-cell table:formula="of:=[.J158]*[.F158]/1000" office:value-type="float" office:value="0.0003258" calcext:value-type="float">
            <text:p>0,0003258</text:p>
          </table:table-cell>
          <table:table-cell office:value-type="string" calcext:value-type="string">
            <text:p>Hêtre 27</text:p>
          </table:table-cell>
          <table:table-cell table:style-name="ce41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2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2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2" table:formula="of:=IF(AND([.H158]&lt;[.T$4];[.L158]=&quot;Hêtre 45&quot;;[.F158]&gt;19);[.J158];0)" office:value-type="float" office:value="0" calcext:value-type="float">
            <text:p>0</text:p>
          </table:table-cell>
          <table:table-cell table:formula="of:=IF(AND([.$H158]&lt;[.T$4];[.$L158]=&quot;Hêtre 45&quot;);[.$G158]*[.$E158];0)" office:value-type="float" office:value="0" calcext:value-type="float">
            <text:p>0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2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2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20" calcext:value-type="float">
            <text:p>20</text:p>
          </table:table-cell>
          <table:table-cell table:style-name="ce42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2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2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2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1" table:formula="of:=IF(OR(AND([.F159]&lt;35;[.F159]&gt;22;[.L159]=&quot;Hêtre 45&quot;);AND([.F159]&lt;=22;[.F159]&gt;14;[.L159]=&quot;Hêtre 27&quot;);AND([.F159]&lt;=14;[.L159]=&quot;Hêtre 20&quot;));TRUE())" office:value-type="boolean" office:boolean-value="false" calcext:value-type="boolean">
            <text:p>FAUX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2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2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2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" calcext:value-type="float">
            <text:p>0</text:p>
          </table:table-cell>
          <table:table-cell table:formula="of:=IF(AND([.$H159]&gt;[.X$4];[.$L159]=&quot;Hêtre 27&quot;);[.$G159]*[.$E159];0)" office:value-type="float" office:value="0" calcext:value-type="float">
            <text:p>0</text:p>
          </table:table-cell>
          <table:table-cell table:style-name="ce42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2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2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2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2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2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40"/>
          <table:table-cell office:value-type="float" office:value="0.63" calcext:value-type="float">
            <text:p>0,63</text:p>
          </table:table-cell>
          <table:table-cell table:formula="of:=[.J160]*[.F160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41" table:formula="of:=IF(OR(AND([.F160]&lt;35;[.F160]&gt;22;[.L160]=&quot;Hêtre 45&quot;);AND([.F160]&lt;=22;[.F160]&gt;14;[.L160]=&quot;Hêtre 27&quot;);AND([.F160]&lt;=14;[.L160]=&quot;Hêtre 20&quot;));TRUE())" office:value-type="boolean" office:boolean-value="false" calcext:value-type="boolean">
            <text:p>FAUX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2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2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2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2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2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2" table:formula="of:=IF(AND([.H160]&lt;[.AB$4];[.L160]=&quot;Hêtre 27&quot;);[.$J160];0)" office:value-type="float" office:value="0" calcext:value-type="float">
            <text:p>0</text:p>
          </table:table-cell>
          <table:table-cell table:formula="of:=IF(AND([.$H160]&lt;[.AB$4];[.$L160]=&quot;Hêtre 27&quot;);[.$G160]*[.$E160];0)" office:value-type="float" office:value="0" calcext:value-type="float">
            <text:p>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2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2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2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61]*([.G161]/1000)*([.H161]/1000)" office:value-type="float" office:value="1.87414" calcext:value-type="float">
            <text:p>1,87414</text:p>
          </table:table-cell>
          <table:table-cell table:formula="of:=[.J161]*[.F161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41" table:formula="of:=IF(OR(AND([.F161]&lt;35;[.F161]&gt;22;[.L161]=&quot;Hêtre 45&quot;);AND([.F161]&lt;=22;[.F161]&gt;14;[.L161]=&quot;Hêtre 27&quot;);AND([.F161]&lt;=14;[.L161]=&quot;Hêtre 20&quot;));TRUE())" office:value-type="boolean" office:boolean-value="false" calcext:value-type="boolean">
            <text:p>FAUX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2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2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2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2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2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2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" calcext:value-type="float">
            <text:p>0</text:p>
          </table:table-cell>
          <table:table-cell table:formula="of:=IF(AND([.$H161]&gt;[.AF$4];[.$L161]=&quot;Hêtre 20&quot;);[.$G161]*[.$E161];0)" office:value-type="float" office:value="0" calcext:value-type="float">
            <text:p>0</text:p>
          </table:table-cell>
          <table:table-cell table:style-name="ce42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2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2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1" table:formula="of:=IF(OR(AND([.F162]&lt;35;[.F162]&gt;22;[.L162]=&quot;Hêtre 45&quot;);AND([.F162]&lt;=22;[.F162]&gt;14;[.L162]=&quot;Hêtre 27&quot;);AND([.F162]&lt;=14;[.L162]=&quot;Hêtre 20&quot;));TRUE())" office:value-type="boolean" office:boolean-value="false" calcext:value-type="boolean">
            <text:p>FAUX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2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2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2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2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2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2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2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2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0" calcext:value-type="float">
            <text:p>0</text:p>
          </table:table-cell>
          <table:table-cell table:style-name="ce42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63]&lt;35;[.F163]&gt;22;[.L163]=&quot;Hêtre 45&quot;);AND([.F163]&lt;=22;[.F163]&gt;14;[.L163]=&quot;Hêtre 27&quot;);AND([.F163]&lt;=14;[.L163]=&quot;Hêtre 20&quot;));TRUE())" office:value-type="boolean" office:boolean-value="false" calcext:value-type="boolean">
            <text:p>FAUX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2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2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2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2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2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2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" calcext:value-type="float">
            <text:p>0</text:p>
          </table:table-cell>
          <table:table-cell table:formula="of:=IF(AND([.$H163]&gt;[.AF$4];[.$L163]=&quot;Hêtre 20&quot;);[.$G163]*[.$E163];0)" office:value-type="float" office:value="0" calcext:value-type="float">
            <text:p>0</text:p>
          </table:table-cell>
          <table:table-cell table:style-name="ce42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2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2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40"/>
          <table:table-cell table:formula="of:=[.E164]*([.G164]/1000)*([.H164]/1000)" office:value-type="float" office:value="0.43596" calcext:value-type="float">
            <text:p>0,43596</text:p>
          </table:table-cell>
          <table:table-cell table:formula="of:=[.J164]*[.F164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1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.43596" calcext:value-type="float">
            <text:p>0,43596</text:p>
          </table:table-cell>
          <table:table-cell table:formula="of:=IF(AND([.$H164]&gt;[.P$4];[.$L164]=&quot;Hêtre 45&quot;);[.$G164]*[.E164];0)" office:value-type="float" office:value="210" calcext:value-type="float">
            <text:p>210</text:p>
          </table:table-cell>
          <table:table-cell table:style-name="ce42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2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2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2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2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2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2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2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0" calcext:value-type="float">
            <text:p>0</text:p>
          </table:table-cell>
          <table:table-cell table:style-name="ce42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40"/>
          <table:table-cell table:formula="of:=[.E165]*([.G165]/1000)*([.H165]/1000)" office:value-type="float" office:value="0.10311" calcext:value-type="float">
            <text:p>0,10311</text:p>
          </table:table-cell>
          <table:table-cell table:formula="of:=[.J165]*[.F165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41" table:formula="of:=IF(OR(AND([.F165]&lt;35;[.F165]&gt;22;[.L165]=&quot;Hêtre 45&quot;);AND([.F165]&lt;=22;[.F165]&gt;14;[.L165]=&quot;Hêtre 27&quot;);AND([.F165]&lt;=14;[.L165]=&quot;Hêtre 20&quot;));TRUE())" office:value-type="boolean" office:boolean-value="true" calcext:value-type="boolean">
            <text:p>VRAI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2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2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2" table:formula="of:=IF(AND([.H165]&lt;[.T$4];[.L165]=&quot;Hêtre 45&quot;;[.F165]&gt;19);[.J165];0)" office:value-type="float" office:value="0.10311" calcext:value-type="float">
            <text:p>0,10311</text:p>
          </table:table-cell>
          <table:table-cell table:formula="of:=IF(AND([.$H165]&lt;[.T$4];[.$L165]=&quot;Hêtre 45&quot;);[.$G165]*[.$E165];0)" office:value-type="float" office:value="105" calcext:value-type="float">
            <text:p>105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2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2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2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2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2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2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40" table:formula="of:=[.H164]-50-[.H166]" office:value-type="float" office:value="0" calcext:value-type="float">
            <text:p>0</text:p>
          </table:table-cell>
          <table:table-cell table:formula="of:=[.E166]*([.G166]/1000)*([.H166]/1000)" office:value-type="float" office:value="0.32416" calcext:value-type="float">
            <text:p>0,32416</text:p>
          </table:table-cell>
          <table:table-cell table:formula="of:=[.J166]*[.F166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1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" calcext:value-type="float">
            <text:p>0</text:p>
          </table:table-cell>
          <table:table-cell table:formula="of:=IF(AND([.$H166]&gt;[.P$4];[.$L166]=&quot;Hêtre 45&quot;);[.$G166]*[.E166];0)" office:value-type="float" office:value="0" calcext:value-type="float">
            <text:p>0</text:p>
          </table:table-cell>
          <table:table-cell table:style-name="ce42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2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2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.32416" calcext:value-type="float">
            <text:p>0,32416</text:p>
          </table:table-cell>
          <table:table-cell table:formula="of:=IF(AND([.$H166]&gt;[.X$4];[.$L166]=&quot;Hêtre 27&quot;);[.$G166]*[.$E166];0)" office:value-type="float" office:value="160" calcext:value-type="float">
            <text:p>160</text:p>
          </table:table-cell>
          <table:table-cell table:style-name="ce42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2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2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2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2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2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table:style-name="ce40" table:formula="of:=[.H165]-2*30-[.H167]" office:value-type="float" office:value="0" calcext:value-type="float">
            <text:p>0</text:p>
          </table:table-cell>
          <table:table-cell table:formula="of:=[.E167]*([.G167]/1000)*([.H167]/1000)" office:value-type="float" office:value="0.07376" calcext:value-type="float">
            <text:p>0,07376</text:p>
          </table:table-cell>
          <table:table-cell table:formula="of:=[.J167]*[.F167]/1000" office:value-type="float" office:value="0.0014752" calcext:value-type="float">
            <text:p>0,0014752</text:p>
          </table:table-cell>
          <table:table-cell office:value-type="string" calcext:value-type="string">
            <text:p>Hêtre 27</text:p>
          </table:table-cell>
          <table:table-cell table:style-name="ce41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2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2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2" table:formula="of:=IF(AND([.H167]&lt;[.T$4];[.L167]=&quot;Hêtre 45&quot;;[.F167]&gt;19);[.J167];0)" office:value-type="float" office:value="0" calcext:value-type="float">
            <text:p>0</text:p>
          </table:table-cell>
          <table:table-cell table:formula="of:=IF(AND([.$H167]&lt;[.T$4];[.$L167]=&quot;Hêtre 45&quot;);[.$G167]*[.$E167];0)" office:value-type="float" office:value="0" calcext:value-type="float">
            <text:p>0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2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2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2" table:formula="of:=IF(AND([.H167]&lt;[.AB$4];[.L167]=&quot;Hêtre 27&quot;);[.$J167];0)" office:value-type="float" office:value="0.07376" calcext:value-type="float">
            <text:p>0,07376</text:p>
          </table:table-cell>
          <table:table-cell table:formula="of:=IF(AND([.$H167]&lt;[.AB$4];[.$L167]=&quot;Hêtre 27&quot;);[.$G167]*[.$E167];0)" office:value-type="float" office:value="80" calcext:value-type="float">
            <text:p>8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2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2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2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40" table:formula="of:=[.H164]-30-[.H168]" office:value-type="float" office:value="0" calcext:value-type="float">
            <text:p>0</text:p>
          </table:table-cell>
          <table:table-cell table:formula="of:=[.E168]*([.G168]/1000)*([.H168]/1000)" office:value-type="float" office:value="0.26598" calcext:value-type="float">
            <text:p>0,26598</text:p>
          </table:table-cell>
          <table:table-cell table:formula="of:=[.J168]*[.F168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41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2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2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2" table:formula="of:=IF(AND([.H168]&lt;[.T$4];[.L168]=&quot;Hêtre 45&quot;;[.F168]&gt;19);[.J168];0)" office:value-type="float" office:value="0" calcext:value-type="float">
            <text:p>0</text:p>
          </table:table-cell>
          <table:table-cell table:formula="of:=IF(AND([.$H168]&lt;[.T$4];[.$L168]=&quot;Hêtre 45&quot;);[.$G168]*[.$E168];0)" office:value-type="float" office:value="0" calcext:value-type="float">
            <text:p>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2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2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2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.26598" calcext:value-type="float">
            <text:p>0,26598</text:p>
          </table:table-cell>
          <table:table-cell table:formula="of:=IF(AND([.$H168]&gt;[.AF$4];[.$L168]=&quot;Hêtre 20&quot;);[.$G168]*[.$E168];0)" office:value-type="float" office:value="130" calcext:value-type="float">
            <text:p>130</text:p>
          </table:table-cell>
          <table:table-cell table:style-name="ce42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2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2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2" calcext:value-type="float">
            <text:p>1052</text:p>
          </table:table-cell>
          <table:table-cell table:style-name="ce40" table:formula="of:=[.H165]+70-[.H169]" office:value-type="float" office:value="0" calcext:value-type="float">
            <text:p>0</text:p>
          </table:table-cell>
          <table:table-cell table:formula="of:=[.E169]*([.G169]/1000)*([.H169]/1000)" office:value-type="float" office:value="0.06838" calcext:value-type="float">
            <text:p>0,06838</text:p>
          </table:table-cell>
          <table:table-cell table:formula="of:=[.J169]*[.F169]/1000" office:value-type="float" office:value="0.0003419" calcext:value-type="float">
            <text:p>0,0003419</text:p>
          </table:table-cell>
          <table:table-cell office:value-type="string" calcext:value-type="string">
            <text:p>Hêtre 20</text:p>
          </table:table-cell>
          <table:table-cell table:style-name="ce41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2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2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42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2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2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2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2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2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65" calcext:value-type="float">
            <text:p>65</text:p>
          </table:table-cell>
          <table:table-cell table:style-name="ce42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2028+85" office:value-type="float" office:value="2113" calcext:value-type="float">
            <text:p>2113</text:p>
          </table:table-cell>
          <table:table-cell table:style-name="ce40" table:formula="of:=[.H164]-30-18-[.H170]" office:value-type="float" office:value="-85" calcext:value-type="float">
            <text:p>-85</text:p>
          </table:table-cell>
          <table:table-cell table:formula="of:=[.E170]*([.G170]/1000)*([.H170]/1000)" office:value-type="float" office:value="0.35921" calcext:value-type="float">
            <text:p>0,35921</text:p>
          </table:table-cell>
          <table:table-cell table:formula="of:=[.J170]*[.F170]/1000" office:value-type="float" office:value="0.00179605" calcext:value-type="float">
            <text:p>0,00179605</text:p>
          </table:table-cell>
          <table:table-cell office:value-type="string" calcext:value-type="string">
            <text:p>Hêtre 20</text:p>
          </table:table-cell>
          <table:table-cell table:style-name="ce41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2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2" table:formula="of:=IF(AND([.H170]&lt;[.R$4];[.H170]&gt;=[.T$4];[.L170]=&quot;Hêtre 45&quot;;[.F170]&gt;19);[.J170];0)" office:value-type="float" office:value="0" calcext:value-type="float">
            <text:p>0</text:p>
          </table:table-cell>
          <table:table-cell table:formula="of:=IF(AND([.$H170]&gt;=[.T$4];[.$H170]&lt;[.R$4];[.$L170]=&quot;Hêtre 45&quot;);[.$G170]*[.$E170];0)" office:value-type="float" office:value="0" calcext:value-type="float">
            <text:p>0</text:p>
          </table:table-cell>
          <table:table-cell table:style-name="ce42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2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2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2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.35921" calcext:value-type="float">
            <text:p>0,35921</text:p>
          </table:table-cell>
          <table:table-cell table:formula="of:=IF(AND([.$H170]&gt;[.AF$4];[.$L170]=&quot;Hêtre 20&quot;);[.$G170]*[.$E170];0)" office:value-type="float" office:value="170" calcext:value-type="float">
            <text:p>170</text:p>
          </table:table-cell>
          <table:table-cell table:style-name="ce42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2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2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6" calcext:value-type="float">
            <text:p>1056</text:p>
          </table:table-cell>
          <table:table-cell table:style-name="ce40" table:formula="of:=[.H165]+70-[.H171]+4" office:value-type="float" office:value="0" calcext:value-type="float">
            <text:p>0</text:p>
          </table:table-cell>
          <table:table-cell table:formula="of:=[.E171]*([.G171]/1000)*([.H171]/1000)" office:value-type="float" office:value="0.08976" calcext:value-type="float">
            <text:p>0,08976</text:p>
          </table:table-cell>
          <table:table-cell table:formula="of:=[.J171]*[.F171]/1000" office:value-type="float" office:value="0.0004488" calcext:value-type="float">
            <text:p>0,0004488</text:p>
          </table:table-cell>
          <table:table-cell office:value-type="string" calcext:value-type="string">
            <text:p>Hêtre 20</text:p>
          </table:table-cell>
          <table:table-cell table:style-name="ce41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2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2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2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2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2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2" table:formula="of:=IF(AND([.H171]&lt;[.AB$4];[.L171]=&quot;Hêtre 27&quot;);[.$J171];0)" office:value-type="float" office:value="0" calcext:value-type="float">
            <text:p>0</text:p>
          </table:table-cell>
          <table:table-cell table:formula="of:=IF(AND([.$H171]&lt;[.AB$4];[.$L171]=&quot;Hêtre 27&quot;);[.$G171]*[.$E171];0)" office:value-type="float" office:value="0" calcext:value-type="float">
            <text:p>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2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2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85" calcext:value-type="float">
            <text:p>85</text:p>
          </table:table-cell>
          <table:table-cell table:style-name="ce42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72]&lt;35;[.F172]&gt;22;[.L172]=&quot;Hêtre 45&quot;);AND([.F172]&lt;=22;[.F172]&gt;14;[.L172]=&quot;Hêtre 27&quot;);AND([.F172]&lt;=14;[.L172]=&quot;Hêtre 20&quot;));TRUE())" office:value-type="boolean" office:boolean-value="false" calcext:value-type="boolean">
            <text:p>FAUX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2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2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2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2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2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0" calcext:value-type="float">
            <text:p>0</text:p>
          </table:table-cell>
          <table:table-cell table:style-name="ce42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2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2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2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40" table:formula="of:=[.H164]-5-30-2-10-[.H173]" office:value-type="float" office:value="0" calcext:value-type="float">
            <text:p>0</text:p>
          </table:table-cell>
          <table:table-cell table:formula="of:=[.E173]*([.G173]/1000)*([.H173]/1000)" office:value-type="float" office:value="0.4058" calcext:value-type="float">
            <text:p>0,4058</text:p>
          </table:table-cell>
          <table:table-cell table:formula="of:=[.J173]*[.F173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1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.4058" calcext:value-type="float">
            <text:p>0,4058</text:p>
          </table:table-cell>
          <table:table-cell table:formula="of:=IF(AND([.$H173]&gt;[.P$4];[.$L173]=&quot;Hêtre 45&quot;);[.$G173]*[.E173];0)" office:value-type="float" office:value="200" calcext:value-type="float">
            <text:p>200</text:p>
          </table:table-cell>
          <table:table-cell table:style-name="ce42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2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2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2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2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2" table:formula="of:=IF(AND([.H173]&lt;[.AB$4];[.L173]=&quot;Hêtre 27&quot;);[.$J173];0)" office:value-type="float" office:value="0" calcext:value-type="float">
            <text:p>0</text:p>
          </table:table-cell>
          <table:table-cell table:formula="of:=IF(AND([.$H173]&lt;[.AB$4];[.$L173]=&quot;Hêtre 27&quot;);[.$G173]*[.$E173];0)" office:value-type="float" office:value="0" calcext:value-type="float">
            <text:p>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2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2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2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40" table:formula="of:=[.H165]-2*30-2*2-[.H174]" office:value-type="float" office:value="0" calcext:value-type="float">
            <text:p>0</text:p>
          </table:table-cell>
          <table:table-cell table:formula="of:=[.E174]*([.G174]/1000)*([.H174]/1000)" office:value-type="float" office:value="0.10557" calcext:value-type="float">
            <text:p>0,10557</text:p>
          </table:table-cell>
          <table:table-cell table:formula="of:=[.J174]*[.F174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41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2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2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2" table:formula="of:=IF(AND([.H174]&lt;[.T$4];[.L174]=&quot;Hêtre 45&quot;;[.F174]&gt;19);[.J174];0)" office:value-type="float" office:value="0.10557" calcext:value-type="float">
            <text:p>0,10557</text:p>
          </table:table-cell>
          <table:table-cell table:formula="of:=IF(AND([.$H174]&lt;[.T$4];[.$L174]=&quot;Hêtre 45&quot;);[.$G174]*[.$E174];0)" office:value-type="float" office:value="115" calcext:value-type="float">
            <text:p>115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2" table:formula="of:=IF(AND([.H174]&lt;[.X$4];[.H174]&gt;=[.Z$4];[.L174]=&quot;Hêtre 27&quot;);[.$J174];0)" office:value-type="float" office:value="0" calcext:value-type="float">
            <text:p>0</text:p>
          </table:table-cell>
          <table:table-cell table:formula="of:=IF(AND([.$H174]&gt;=[.Z$4];[.$H174]&lt;[.X$4];[.$L174]=&quot;Hêtre 27&quot;);[.$G174]*[.$E174];0)" office:value-type="float" office:value="0" calcext:value-type="float">
            <text:p>0</text:p>
          </table:table-cell>
          <table:table-cell table:style-name="ce42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2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2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2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2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40" table:formula="of:=[.H165]-2*30-2*2-[.H175]" office:value-type="float" office:value="0" calcext:value-type="float">
            <text:p>0</text:p>
          </table:table-cell>
          <table:table-cell table:formula="of:=[.E175]*([.G175]/1000)*([.H175]/1000)" office:value-type="float" office:value="0.10557" calcext:value-type="float">
            <text:p>0,10557</text:p>
          </table:table-cell>
          <table:table-cell table:formula="of:=[.J175]*[.F175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41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2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2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2" table:formula="of:=IF(AND([.H175]&lt;[.T$4];[.L175]=&quot;Hêtre 45&quot;;[.F175]&gt;19);[.J175];0)" office:value-type="float" office:value="0.10557" calcext:value-type="float">
            <text:p>0,10557</text:p>
          </table:table-cell>
          <table:table-cell table:formula="of:=IF(AND([.$H175]&lt;[.T$4];[.$L175]=&quot;Hêtre 45&quot;);[.$G175]*[.$E175];0)" office:value-type="float" office:value="115" calcext:value-type="float">
            <text:p>115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2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2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2" table:formula="of:=IF(AND([.H175]&lt;[.AB$4];[.L175]=&quot;Hêtre 27&quot;);[.$J175];0)" office:value-type="float" office:value="0" calcext:value-type="float">
            <text:p>0</text:p>
          </table:table-cell>
          <table:table-cell table:formula="of:=IF(AND([.$H175]&lt;[.AB$4];[.$L175]=&quot;Hêtre 27&quot;);[.$G175]*[.$E175];0)" office:value-type="float" office:value="0" calcext:value-type="float">
            <text:p>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2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2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2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40" table:formula="of:=[.H165]-2*30-2*2-[.H176]" office:value-type="float" office:value="-502" calcext:value-type="float">
            <text:p>-502</text:p>
          </table:table-cell>
          <table:table-cell table:formula="of:=[.E176]*([.G176]/1000)*([.H176]/1000)" office:value-type="float" office:value="0.142" calcext:value-type="float">
            <text:p>0,142</text:p>
          </table:table-cell>
          <table:table-cell table:formula="of:=[.J176]*[.F176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41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2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2" table:formula="of:=IF(AND([.H176]&lt;[.R$4];[.H176]&gt;=[.T$4];[.L176]=&quot;Hêtre 45&quot;;[.F176]&gt;19);[.J176];0)" office:value-type="float" office:value="0.142" calcext:value-type="float">
            <text:p>0,142</text:p>
          </table:table-cell>
          <table:table-cell table:formula="of:=IF(AND([.$H176]&gt;=[.T$4];[.$H176]&lt;[.R$4];[.$L176]=&quot;Hêtre 45&quot;);[.$G176]*[.$E176];0)" office:value-type="float" office:value="100" calcext:value-type="float">
            <text:p>100</text:p>
          </table:table-cell>
          <table:table-cell table:style-name="ce42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2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2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0" calcext:value-type="float">
            <text:p>0</text:p>
          </table:table-cell>
          <table:table-cell table:style-name="ce42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2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2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2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40" table:formula="of:=[.H165]-2*30-2*2-[.H177]" office:value-type="float" office:value="-204" calcext:value-type="float">
            <text:p>-204</text:p>
          </table:table-cell>
          <table:table-cell table:formula="of:=[.E177]*([.G177]/1000)*([.H177]/1000)" office:value-type="float" office:value="0.1122" calcext:value-type="float">
            <text:p>0,1122</text:p>
          </table:table-cell>
          <table:table-cell table:formula="of:=[.J177]*[.F177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41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2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2" table:formula="of:=IF(AND([.H177]&lt;[.R$4];[.H177]&gt;=[.T$4];[.L177]=&quot;Hêtre 45&quot;;[.F177]&gt;19);[.J177];0)" office:value-type="float" office:value="0.1122" calcext:value-type="float">
            <text:p>0,1122</text:p>
          </table:table-cell>
          <table:table-cell table:formula="of:=IF(AND([.$H177]&gt;=[.T$4];[.$H177]&lt;[.R$4];[.$L177]=&quot;Hêtre 45&quot;);[.$G177]*[.$E177];0)" office:value-type="float" office:value="100" calcext:value-type="float">
            <text:p>100</text:p>
          </table:table-cell>
          <table:table-cell table:style-name="ce42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2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2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0" calcext:value-type="float">
            <text:p>0</text:p>
          </table:table-cell>
          <table:table-cell table:style-name="ce42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2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2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2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8" calcext:value-type="float">
            <text:p>748</text:p>
          </table:table-cell>
          <table:table-cell table:style-name="ce40" table:formula="of:=[.H165]-2*30-2*2-2*100+2*15-[.H178]" office:value-type="float" office:value="0" calcext:value-type="float">
            <text:p>0</text:p>
          </table:table-cell>
          <table:table-cell table:formula="of:=[.E178]*([.G178]/1000)*([.H178]/1000)" office:value-type="float" office:value="0.01496" calcext:value-type="float">
            <text:p>0,01496</text:p>
          </table:table-cell>
          <table:table-cell table:formula="of:=[.J178]*[.F178]/1000" office:value-type="float" office:value="0.0002244" calcext:value-type="float">
            <text:p>0,0002244</text:p>
          </table:table-cell>
          <table:table-cell office:value-type="string" calcext:value-type="string">
            <text:p>Hêtre 27</text:p>
          </table:table-cell>
          <table:table-cell table:style-name="ce41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2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2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2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2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2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2" table:formula="of:=IF(AND([.H178]&lt;[.AB$4];[.L178]=&quot;Hêtre 27&quot;);[.$J178];0)" office:value-type="float" office:value="0.01496" calcext:value-type="float">
            <text:p>0,0149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2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2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2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9" calcext:value-type="float">
            <text:p>1069</text:p>
          </table:table-cell>
          <table:table-cell table:style-name="ce40"/>
          <table:table-cell table:formula="of:=[.E179]*([.G179]/1000)*([.H179]/1000)" office:value-type="float" office:value="0.02138" calcext:value-type="float">
            <text:p>0,02138</text:p>
          </table:table-cell>
          <table:table-cell table:formula="of:=[.J179]*[.F179]/1000" office:value-type="float" office:value="0.0003207" calcext:value-type="float">
            <text:p>0,0003207</text:p>
          </table:table-cell>
          <table:table-cell office:value-type="string" calcext:value-type="string">
            <text:p>Hêtre 27</text:p>
          </table:table-cell>
          <table:table-cell table:style-name="ce41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2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2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2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2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2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20" calcext:value-type="float">
            <text:p>20</text:p>
          </table:table-cell>
          <table:table-cell table:style-name="ce42" table:formula="of:=IF(AND([.H179]&lt;[.AB$4];[.L179]=&quot;Hêtre 27&quot;);[.$J179];0)" office:value-type="float" office:value="0" calcext:value-type="float">
            <text:p>0</text:p>
          </table:table-cell>
          <table:table-cell table:formula="of:=IF(AND([.$H179]&lt;[.AB$4];[.$L179]=&quot;Hêtre 27&quot;);[.$G179]*[.$E179];0)" office:value-type="float" office:value="0" calcext:value-type="float">
            <text:p>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2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2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2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5" calcext:value-type="float">
            <text:p>665</text:p>
          </table:table-cell>
          <table:table-cell table:style-name="ce40"/>
          <table:table-cell table:formula="of:=[.E180]*([.G180]/1000)*([.H180]/1000)" office:value-type="float" office:value="0.0133" calcext:value-type="float">
            <text:p>0,0133</text:p>
          </table:table-cell>
          <table:table-cell table:formula="of:=[.J180]*[.F180]/1000" office:value-type="float" office:value="0.0001995" calcext:value-type="float">
            <text:p>0,0001995</text:p>
          </table:table-cell>
          <table:table-cell office:value-type="string" calcext:value-type="string">
            <text:p>Hêtre 27</text:p>
          </table:table-cell>
          <table:table-cell table:style-name="ce41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2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2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2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2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2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2" table:formula="of:=IF(AND([.H180]&lt;[.AB$4];[.L180]=&quot;Hêtre 27&quot;);[.$J180];0)" office:value-type="float" office:value="0.0133" calcext:value-type="float">
            <text:p>0,0133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2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2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2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4" calcext:value-type="float">
            <text:p>1534</text:p>
          </table:table-cell>
          <table:table-cell table:style-name="ce40"/>
          <table:table-cell table:formula="of:=[.E181]*([.G181]/1000)*([.H181]/1000)" office:value-type="float" office:value="0.03068" calcext:value-type="float">
            <text:p>0,03068</text:p>
          </table:table-cell>
          <table:table-cell table:formula="of:=[.J181]*[.F181]/1000" office:value-type="float" office:value="0.0004602" calcext:value-type="float">
            <text:p>0,0004602</text:p>
          </table:table-cell>
          <table:table-cell office:value-type="string" calcext:value-type="string">
            <text:p>Hêtre 27</text:p>
          </table:table-cell>
          <table:table-cell table:style-name="ce41" table:formula="of:=IF(OR(AND([.F181]&lt;35;[.F181]&gt;22;[.L181]=&quot;Hêtre 45&quot;);AND([.F181]&lt;=22;[.F181]&gt;14;[.L181]=&quot;Hêtre 27&quot;);AND([.F181]&lt;=14;[.L181]=&quot;Hêtre 20&quot;));TRUE())" office:value-type="boolean" office:boolean-value="true" calcext:value-type="boolean">
            <text:p>VRAI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2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2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2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2" table:formula="of:=IF(AND([.H181]&lt;[.X$4];[.H181]&gt;=[.Z$4];[.L181]=&quot;Hêtre 27&quot;);[.$J181];0)" office:value-type="float" office:value="0.03068" calcext:value-type="float">
            <text:p>0,03068</text:p>
          </table:table-cell>
          <table:table-cell table:formula="of:=IF(AND([.$H181]&gt;=[.Z$4];[.$H181]&lt;[.X$4];[.$L181]=&quot;Hêtre 27&quot;);[.$G181]*[.$E181];0)" office:value-type="float" office:value="20" calcext:value-type="float">
            <text:p>20</text:p>
          </table:table-cell>
          <table:table-cell table:style-name="ce42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2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2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2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2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8" calcext:value-type="float">
            <text:p>748</text:p>
          </table:table-cell>
          <table:table-cell table:style-name="ce40" table:formula="of:=[.H165]-2*30-2*2-2*100+2*15-[.H182]" office:value-type="float" office:value="0" calcext:value-type="float">
            <text:p>0</text:p>
          </table:table-cell>
          <table:table-cell table:formula="of:=[.E182]*([.G182]/1000)*([.H182]/1000)" office:value-type="float" office:value="0.01496" calcext:value-type="float">
            <text:p>0,01496</text:p>
          </table:table-cell>
          <table:table-cell table:formula="of:=[.J182]*[.F182]/1000" office:value-type="float" office:value="0.0002244" calcext:value-type="float">
            <text:p>0,0002244</text:p>
          </table:table-cell>
          <table:table-cell office:value-type="string" calcext:value-type="string">
            <text:p>Hêtre 27</text:p>
          </table:table-cell>
          <table:table-cell table:style-name="ce41" table:formula="of:=IF(OR(AND([.F182]&lt;35;[.F182]&gt;22;[.L182]=&quot;Hêtre 45&quot;);AND([.F182]&lt;=22;[.F182]&gt;14;[.L182]=&quot;Hêtre 27&quot;);AND([.F182]&lt;=14;[.L182]=&quot;Hêtre 20&quot;));TRUE())" office:value-type="boolean" office:boolean-value="true" calcext:value-type="boolean">
            <text:p>VRAI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2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2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2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2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2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2" table:formula="of:=IF(AND([.H182]&lt;[.AB$4];[.L182]=&quot;Hêtre 27&quot;);[.$J182];0)" office:value-type="float" office:value="0.01496" calcext:value-type="float">
            <text:p>0,01496</text:p>
          </table:table-cell>
          <table:table-cell table:formula="of:=IF(AND([.$H182]&lt;[.AB$4];[.$L182]=&quot;Hêtre 27&quot;);[.$G182]*[.$E182];0)" office:value-type="float" office:value="20" calcext:value-type="float">
            <text:p>2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2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2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2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32" calcext:value-type="float">
            <text:p>1332</text:p>
          </table:table-cell>
          <table:table-cell table:style-name="ce40"/>
          <table:table-cell table:formula="of:=[.E183]*([.G183]/1000)*([.H183]/1000)" office:value-type="float" office:value="0.02664" calcext:value-type="float">
            <text:p>0,02664</text:p>
          </table:table-cell>
          <table:table-cell table:formula="of:=[.J183]*[.F183]/1000" office:value-type="float" office:value="0.0003996" calcext:value-type="float">
            <text:p>0,0003996</text:p>
          </table:table-cell>
          <table:table-cell office:value-type="string" calcext:value-type="string">
            <text:p>Hêtre 27</text:p>
          </table:table-cell>
          <table:table-cell table:style-name="ce41" table:formula="of:=IF(OR(AND([.F183]&lt;35;[.F183]&gt;22;[.L183]=&quot;Hêtre 45&quot;);AND([.F183]&lt;=22;[.F183]&gt;14;[.L183]=&quot;Hêtre 27&quot;);AND([.F183]&lt;=14;[.L183]=&quot;Hêtre 20&quot;));TRUE())" office:value-type="boolean" office:boolean-value="true" calcext:value-type="boolean">
            <text:p>VRAI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2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2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2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2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2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20" calcext:value-type="float">
            <text:p>20</text:p>
          </table:table-cell>
          <table:table-cell table:style-name="ce42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2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2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2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3" calcext:value-type="float">
            <text:p>1203</text:p>
          </table:table-cell>
          <table:table-cell table:style-name="ce40"/>
          <table:table-cell table:formula="of:=[.E184]*([.G184]/1000)*([.H184]/1000)" office:value-type="float" office:value="0.02406" calcext:value-type="float">
            <text:p>0,02406</text:p>
          </table:table-cell>
          <table:table-cell table:formula="of:=[.J184]*[.F184]/1000" office:value-type="float" office:value="0.0003609" calcext:value-type="float">
            <text:p>0,0003609</text:p>
          </table:table-cell>
          <table:table-cell office:value-type="string" calcext:value-type="string">
            <text:p>Hêtre 27</text:p>
          </table:table-cell>
          <table:table-cell table:style-name="ce41" table:formula="of:=IF(OR(AND([.F184]&lt;35;[.F184]&gt;22;[.L184]=&quot;Hêtre 45&quot;);AND([.F184]&lt;=22;[.F184]&gt;14;[.L184]=&quot;Hêtre 27&quot;);AND([.F184]&lt;=14;[.L184]=&quot;Hêtre 20&quot;));TRUE())" office:value-type="boolean" office:boolean-value="true" calcext:value-type="boolean">
            <text:p>VRAI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2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2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2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2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2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20" calcext:value-type="float">
            <text:p>20</text:p>
          </table:table-cell>
          <table:table-cell table:style-name="ce42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2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2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2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5" calcext:value-type="float">
            <text:p>235</text:p>
          </table:table-cell>
          <table:table-cell table:style-name="ce40"/>
          <table:table-cell table:formula="of:=[.E185]*([.G185]/1000)*([.H185]/1000)" office:value-type="float" office:value="0.0047" calcext:value-type="float">
            <text:p>0,0047</text:p>
          </table:table-cell>
          <table:table-cell table:formula="of:=[.J185]*[.F185]/1000" office:value-type="float" office:value="0.0000705" calcext:value-type="float">
            <text:p>0,0000705</text:p>
          </table:table-cell>
          <table:table-cell office:value-type="string" calcext:value-type="string">
            <text:p>Hêtre 27</text:p>
          </table:table-cell>
          <table:table-cell table:style-name="ce41" table:formula="of:=IF(OR(AND([.F185]&lt;35;[.F185]&gt;22;[.L185]=&quot;Hêtre 45&quot;);AND([.F185]&lt;=22;[.F185]&gt;14;[.L185]=&quot;Hêtre 27&quot;);AND([.F185]&lt;=14;[.L185]=&quot;Hêtre 20&quot;));TRUE())" office:value-type="boolean" office:boolean-value="true" calcext:value-type="boolean">
            <text:p>VRAI</text:p>
          </table:table-cell>
          <table:table-cell table:formula="of:=IF(AND([.H185]&gt;[.P$4];[.L185]=&quot;Hêtre 45&quot;);[.J185];0)" office:value-type="float" office:value="0" calcext:value-type="float">
            <text:p>0</text:p>
          </table:table-cell>
          <table:table-cell table:formula="of:=IF(AND([.$H185]&gt;[.P$4];[.$L185]=&quot;Hêtre 45&quot;);[.$G185]*[.E185];0)" office:value-type="float" office:value="0" calcext:value-type="float">
            <text:p>0</text:p>
          </table:table-cell>
          <table:table-cell table:style-name="ce42" table:formula="of:=IF(AND([.H185]&lt;[.P$4];[.H185]&gt;=[.R$4];[.L185]=&quot;Hêtre 45&quot;;[.F185]&gt;19);[.J185];0)" office:value-type="float" office:value="0" calcext:value-type="float">
            <text:p>0</text:p>
          </table:table-cell>
          <table:table-cell table:formula="of:=IF(AND([.$H185]&gt;=[.R$4];[.$H185]&lt;[.P$4];[.$L185]=&quot;Hêtre 45&quot;);[.$G185]*[.$E185];0)" office:value-type="float" office:value="0" calcext:value-type="float">
            <text:p>0</text:p>
          </table:table-cell>
          <table:table-cell table:style-name="ce42" table:formula="of:=IF(AND([.H185]&lt;[.R$4];[.H185]&gt;=[.T$4];[.L185]=&quot;Hêtre 45&quot;;[.F185]&gt;19);[.J185];0)" office:value-type="float" office:value="0" calcext:value-type="float">
            <text:p>0</text:p>
          </table:table-cell>
          <table:table-cell table:formula="of:=IF(AND([.$H185]&gt;=[.T$4];[.$H185]&lt;[.R$4];[.$L185]=&quot;Hêtre 45&quot;);[.$G185]*[.$E185];0)" office:value-type="float" office:value="0" calcext:value-type="float">
            <text:p>0</text:p>
          </table:table-cell>
          <table:table-cell table:style-name="ce42" table:formula="of:=IF(AND([.H185]&lt;[.T$4];[.L185]=&quot;Hêtre 45&quot;;[.F185]&gt;19);[.J185];0)" office:value-type="float" office:value="0" calcext:value-type="float">
            <text:p>0</text:p>
          </table:table-cell>
          <table:table-cell table:formula="of:=IF(AND([.$H185]&lt;[.T$4];[.$L185]=&quot;Hêtre 45&quot;);[.$G185]*[.$E185];0)" office:value-type="float" office:value="0" calcext:value-type="float">
            <text:p>0</text:p>
          </table:table-cell>
          <table:table-cell table:formula="of:=IF(AND([.H185]&gt;[.X$4];[.L185]=&quot;Hêtre 27&quot;);[.$J185];0)" office:value-type="float" office:value="0" calcext:value-type="float">
            <text:p>0</text:p>
          </table:table-cell>
          <table:table-cell table:formula="of:=IF(AND([.$H185]&gt;[.X$4];[.$L185]=&quot;Hêtre 27&quot;);[.$G185]*[.$E185];0)" office:value-type="float" office:value="0" calcext:value-type="float">
            <text:p>0</text:p>
          </table:table-cell>
          <table:table-cell table:style-name="ce42" table:formula="of:=IF(AND([.H185]&lt;[.X$4];[.H185]&gt;=[.Z$4];[.L185]=&quot;Hêtre 27&quot;);[.$J185];0)" office:value-type="float" office:value="0" calcext:value-type="float">
            <text:p>0</text:p>
          </table:table-cell>
          <table:table-cell table:formula="of:=IF(AND([.$H185]&gt;=[.Z$4];[.$H185]&lt;[.X$4];[.$L185]=&quot;Hêtre 27&quot;);[.$G185]*[.$E185];0)" office:value-type="float" office:value="0" calcext:value-type="float">
            <text:p>0</text:p>
          </table:table-cell>
          <table:table-cell table:style-name="ce42" table:formula="of:=IF(AND([.H185]&lt;[.Z$4];[.H185]&gt;=[.AB$4];[.L185]=&quot;Hêtre 27&quot;;);[.$J185];0)" office:value-type="float" office:value="0" calcext:value-type="float">
            <text:p>0</text:p>
          </table:table-cell>
          <table:table-cell table:formula="of:=IF(AND([.$H185]&gt;=[.AB$4];[.$H185]&lt;[.Z$4];[.$L185]=&quot;Hêtre 27&quot;);[.$G185]*[.E185];0)" office:value-type="float" office:value="0" calcext:value-type="float">
            <text:p>0</text:p>
          </table:table-cell>
          <table:table-cell table:style-name="ce42" table:formula="of:=IF(AND([.H185]&lt;[.AB$4];[.L185]=&quot;Hêtre 27&quot;);[.$J185];0)" office:value-type="float" office:value="0.0047" calcext:value-type="float">
            <text:p>0,0047</text:p>
          </table:table-cell>
          <table:table-cell table:formula="of:=IF(AND([.$H185]&lt;[.AB$4];[.$L185]=&quot;Hêtre 27&quot;);[.$G185]*[.$E185];0)" office:value-type="float" office:value="20" calcext:value-type="float">
            <text:p>20</text:p>
          </table:table-cell>
          <table:table-cell table:formula="of:=IF(AND([.H185]&gt;[.AF$4];[.L185]=&quot;Hêtre 20&quot;);[.$J185];0)" office:value-type="float" office:value="0" calcext:value-type="float">
            <text:p>0</text:p>
          </table:table-cell>
          <table:table-cell table:formula="of:=IF(AND([.$H185]&gt;[.AF$4];[.$L185]=&quot;Hêtre 20&quot;);[.$G185]*[.$E185];0)" office:value-type="float" office:value="0" calcext:value-type="float">
            <text:p>0</text:p>
          </table:table-cell>
          <table:table-cell table:style-name="ce42" table:formula="of:=IF(AND([.H185]&lt;[.AF$4];[.H185]&gt;=[.AH$4];[.L185]=&quot;Hêtre 20&quot;);[.$J185];0)" office:value-type="float" office:value="0" calcext:value-type="float">
            <text:p>0</text:p>
          </table:table-cell>
          <table:table-cell table:formula="of:=IF(AND([.$H185]&gt;=[.AH$4];[.$H185]&lt;[.AF$4];[.$L185]=&quot;Hêtre 20&quot;);[.$G185]*[.$E185];0)" office:value-type="float" office:value="0" calcext:value-type="float">
            <text:p>0</text:p>
          </table:table-cell>
          <table:table-cell table:style-name="ce42" table:formula="of:=IF(AND([.H185]&lt;[.AH$4];[.H185]&gt;=[.AJ$4];[.L185]=&quot;Hêtre 20&quot;;);[.$J185];0)" office:value-type="float" office:value="0" calcext:value-type="float">
            <text:p>0</text:p>
          </table:table-cell>
          <table:table-cell table:formula="of:=IF(AND([.$H185]&gt;=[.AJ$4];[.$H185]&lt;[.AH$4];[.$L185]=&quot;Hêtre 20&quot;);[.$G185]*[.$E185];0)" office:value-type="float" office:value="0" calcext:value-type="float">
            <text:p>0</text:p>
          </table:table-cell>
          <table:table-cell table:style-name="ce42" table:formula="of:=IF(AND([.H185]&lt;[.AJ$4];[.L185]=&quot;Hêtre 20&quot;);[.$J185];0)" office:value-type="float" office:value="0" calcext:value-type="float">
            <text:p>0</text:p>
          </table:table-cell>
          <table:table-cell table:formula="of:=IF(AND([.$H185]&lt;[.AJ$4];[.$L185]=&quot;Hêtre 20&quot;);[.$G185]*[.$E1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40"/>
          <table:table-cell table:formula="of:=[.E186]*([.G186]/1000)*([.H186]/1000)" office:value-type="float" office:value="0.01366" calcext:value-type="float">
            <text:p>0,01366</text:p>
          </table:table-cell>
          <table:table-cell table:formula="of:=[.J186]*[.F186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41" table:formula="of:=IF(OR(AND([.F186]&lt;35;[.F186]&gt;22;[.L186]=&quot;Hêtre 45&quot;);AND([.F186]&lt;=22;[.F186]&gt;14;[.L186]=&quot;Hêtre 27&quot;);AND([.F186]&lt;=14;[.L186]=&quot;Hêtre 20&quot;));TRUE())" office:value-type="boolean" office:boolean-value="true" calcext:value-type="boolean">
            <text:p>VRAI</text:p>
          </table:table-cell>
          <table:table-cell table:formula="of:=IF(AND([.H186]&gt;[.P$4];[.L186]=&quot;Hêtre 45&quot;);[.J186];0)" office:value-type="float" office:value="0" calcext:value-type="float">
            <text:p>0</text:p>
          </table:table-cell>
          <table:table-cell table:formula="of:=IF(AND([.$H186]&gt;[.P$4];[.$L186]=&quot;Hêtre 45&quot;);[.$G186]*[.E186];0)" office:value-type="float" office:value="0" calcext:value-type="float">
            <text:p>0</text:p>
          </table:table-cell>
          <table:table-cell table:style-name="ce42" table:formula="of:=IF(AND([.H186]&lt;[.P$4];[.H186]&gt;=[.R$4];[.L186]=&quot;Hêtre 45&quot;;[.F186]&gt;19);[.J186];0)" office:value-type="float" office:value="0" calcext:value-type="float">
            <text:p>0</text:p>
          </table:table-cell>
          <table:table-cell table:formula="of:=IF(AND([.$H186]&gt;=[.R$4];[.$H186]&lt;[.P$4];[.$L186]=&quot;Hêtre 45&quot;);[.$G186]*[.$E186];0)" office:value-type="float" office:value="0" calcext:value-type="float">
            <text:p>0</text:p>
          </table:table-cell>
          <table:table-cell table:style-name="ce42" table:formula="of:=IF(AND([.H186]&lt;[.R$4];[.H186]&gt;=[.T$4];[.L186]=&quot;Hêtre 45&quot;;[.F186]&gt;19);[.J186];0)" office:value-type="float" office:value="0" calcext:value-type="float">
            <text:p>0</text:p>
          </table:table-cell>
          <table:table-cell table:formula="of:=IF(AND([.$H186]&gt;=[.T$4];[.$H186]&lt;[.R$4];[.$L186]=&quot;Hêtre 45&quot;);[.$G186]*[.$E186];0)" office:value-type="float" office:value="0" calcext:value-type="float">
            <text:p>0</text:p>
          </table:table-cell>
          <table:table-cell table:style-name="ce42" table:formula="of:=IF(AND([.H186]&lt;[.T$4];[.L186]=&quot;Hêtre 45&quot;;[.F186]&gt;19);[.J186];0)" office:value-type="float" office:value="0" calcext:value-type="float">
            <text:p>0</text:p>
          </table:table-cell>
          <table:table-cell table:formula="of:=IF(AND([.$H186]&lt;[.T$4];[.$L186]=&quot;Hêtre 45&quot;);[.$G186]*[.$E186];0)" office:value-type="float" office:value="0" calcext:value-type="float">
            <text:p>0</text:p>
          </table:table-cell>
          <table:table-cell table:formula="of:=IF(AND([.H186]&gt;[.X$4];[.L186]=&quot;Hêtre 27&quot;);[.$J186];0)" office:value-type="float" office:value="0" calcext:value-type="float">
            <text:p>0</text:p>
          </table:table-cell>
          <table:table-cell table:formula="of:=IF(AND([.$H186]&gt;[.X$4];[.$L186]=&quot;Hêtre 27&quot;);[.$G186]*[.$E186];0)" office:value-type="float" office:value="0" calcext:value-type="float">
            <text:p>0</text:p>
          </table:table-cell>
          <table:table-cell table:style-name="ce42" table:formula="of:=IF(AND([.H186]&lt;[.X$4];[.H186]&gt;=[.Z$4];[.L186]=&quot;Hêtre 27&quot;);[.$J186];0)" office:value-type="float" office:value="0" calcext:value-type="float">
            <text:p>0</text:p>
          </table:table-cell>
          <table:table-cell table:formula="of:=IF(AND([.$H186]&gt;=[.Z$4];[.$H186]&lt;[.X$4];[.$L186]=&quot;Hêtre 27&quot;);[.$G186]*[.$E186];0)" office:value-type="float" office:value="0" calcext:value-type="float">
            <text:p>0</text:p>
          </table:table-cell>
          <table:table-cell table:style-name="ce42" table:formula="of:=IF(AND([.H186]&lt;[.Z$4];[.H186]&gt;=[.AB$4];[.L186]=&quot;Hêtre 27&quot;;);[.$J186];0)" office:value-type="float" office:value="0" calcext:value-type="float">
            <text:p>0</text:p>
          </table:table-cell>
          <table:table-cell table:formula="of:=IF(AND([.$H186]&gt;=[.AB$4];[.$H186]&lt;[.Z$4];[.$L186]=&quot;Hêtre 27&quot;);[.$G186]*[.E186];0)" office:value-type="float" office:value="0" calcext:value-type="float">
            <text:p>0</text:p>
          </table:table-cell>
          <table:table-cell table:style-name="ce42" table:formula="of:=IF(AND([.H186]&lt;[.AB$4];[.L186]=&quot;Hêtre 27&quot;);[.$J186];0)" office:value-type="float" office:value="0.01366" calcext:value-type="float">
            <text:p>0,01366</text:p>
          </table:table-cell>
          <table:table-cell table:formula="of:=IF(AND([.$H186]&lt;[.AB$4];[.$L186]=&quot;Hêtre 27&quot;);[.$G186]*[.$E186];0)" office:value-type="float" office:value="20" calcext:value-type="float">
            <text:p>20</text:p>
          </table:table-cell>
          <table:table-cell table:formula="of:=IF(AND([.H186]&gt;[.AF$4];[.L186]=&quot;Hêtre 20&quot;);[.$J186];0)" office:value-type="float" office:value="0" calcext:value-type="float">
            <text:p>0</text:p>
          </table:table-cell>
          <table:table-cell table:formula="of:=IF(AND([.$H186]&gt;[.AF$4];[.$L186]=&quot;Hêtre 20&quot;);[.$G186]*[.$E186];0)" office:value-type="float" office:value="0" calcext:value-type="float">
            <text:p>0</text:p>
          </table:table-cell>
          <table:table-cell table:style-name="ce42" table:formula="of:=IF(AND([.H186]&lt;[.AF$4];[.H186]&gt;=[.AH$4];[.L186]=&quot;Hêtre 20&quot;);[.$J186];0)" office:value-type="float" office:value="0" calcext:value-type="float">
            <text:p>0</text:p>
          </table:table-cell>
          <table:table-cell table:formula="of:=IF(AND([.$H186]&gt;=[.AH$4];[.$H186]&lt;[.AF$4];[.$L186]=&quot;Hêtre 20&quot;);[.$G186]*[.$E186];0)" office:value-type="float" office:value="0" calcext:value-type="float">
            <text:p>0</text:p>
          </table:table-cell>
          <table:table-cell table:style-name="ce42" table:formula="of:=IF(AND([.H186]&lt;[.AH$4];[.H186]&gt;=[.AJ$4];[.L186]=&quot;Hêtre 20&quot;;);[.$J186];0)" office:value-type="float" office:value="0" calcext:value-type="float">
            <text:p>0</text:p>
          </table:table-cell>
          <table:table-cell table:formula="of:=IF(AND([.$H186]&gt;=[.AJ$4];[.$H186]&lt;[.AH$4];[.$L186]=&quot;Hêtre 20&quot;);[.$G186]*[.$E186];0)" office:value-type="float" office:value="0" calcext:value-type="float">
            <text:p>0</text:p>
          </table:table-cell>
          <table:table-cell table:style-name="ce42" table:formula="of:=IF(AND([.H186]&lt;[.AJ$4];[.L186]=&quot;Hêtre 20&quot;);[.$J186];0)" office:value-type="float" office:value="0" calcext:value-type="float">
            <text:p>0</text:p>
          </table:table-cell>
          <table:table-cell table:formula="of:=IF(AND([.$H186]&lt;[.AJ$4];[.$L186]=&quot;Hêtre 20&quot;);[.$G186]*[.$E1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95" calcext:value-type="float">
            <text:p>995</text:p>
          </table:table-cell>
          <table:table-cell table:style-name="ce40"/>
          <table:table-cell table:formula="of:=[.E187]*([.G187]/1000)*([.H187]/1000)" office:value-type="float" office:value="0.0199" calcext:value-type="float">
            <text:p>0,0199</text:p>
          </table:table-cell>
          <table:table-cell table:formula="of:=[.J187]*[.F187]/1000" office:value-type="float" office:value="0.0002985" calcext:value-type="float">
            <text:p>0,0002985</text:p>
          </table:table-cell>
          <table:table-cell office:value-type="string" calcext:value-type="string">
            <text:p>Hêtre 27</text:p>
          </table:table-cell>
          <table:table-cell table:style-name="ce41" table:formula="of:=IF(OR(AND([.F187]&lt;35;[.F187]&gt;22;[.L187]=&quot;Hêtre 45&quot;);AND([.F187]&lt;=22;[.F187]&gt;14;[.L187]=&quot;Hêtre 27&quot;);AND([.F187]&lt;=14;[.L187]=&quot;Hêtre 20&quot;));TRUE())" office:value-type="boolean" office:boolean-value="true" calcext:value-type="boolean">
            <text:p>VRAI</text:p>
          </table:table-cell>
          <table:table-cell table:formula="of:=IF(AND([.H187]&gt;[.P$4];[.L187]=&quot;Hêtre 45&quot;);[.J187];0)" office:value-type="float" office:value="0" calcext:value-type="float">
            <text:p>0</text:p>
          </table:table-cell>
          <table:table-cell table:formula="of:=IF(AND([.$H187]&gt;[.P$4];[.$L187]=&quot;Hêtre 45&quot;);[.$G187]*[.E187];0)" office:value-type="float" office:value="0" calcext:value-type="float">
            <text:p>0</text:p>
          </table:table-cell>
          <table:table-cell table:style-name="ce42" table:formula="of:=IF(AND([.H187]&lt;[.P$4];[.H187]&gt;=[.R$4];[.L187]=&quot;Hêtre 45&quot;;[.F187]&gt;19);[.J187];0)" office:value-type="float" office:value="0" calcext:value-type="float">
            <text:p>0</text:p>
          </table:table-cell>
          <table:table-cell table:formula="of:=IF(AND([.$H187]&gt;=[.R$4];[.$H187]&lt;[.P$4];[.$L187]=&quot;Hêtre 45&quot;);[.$G187]*[.$E187];0)" office:value-type="float" office:value="0" calcext:value-type="float">
            <text:p>0</text:p>
          </table:table-cell>
          <table:table-cell table:style-name="ce42" table:formula="of:=IF(AND([.H187]&lt;[.R$4];[.H187]&gt;=[.T$4];[.L187]=&quot;Hêtre 45&quot;;[.F187]&gt;19);[.J187];0)" office:value-type="float" office:value="0" calcext:value-type="float">
            <text:p>0</text:p>
          </table:table-cell>
          <table:table-cell table:formula="of:=IF(AND([.$H187]&gt;=[.T$4];[.$H187]&lt;[.R$4];[.$L187]=&quot;Hêtre 45&quot;);[.$G187]*[.$E187];0)" office:value-type="float" office:value="0" calcext:value-type="float">
            <text:p>0</text:p>
          </table:table-cell>
          <table:table-cell table:style-name="ce42" table:formula="of:=IF(AND([.H187]&lt;[.T$4];[.L187]=&quot;Hêtre 45&quot;;[.F187]&gt;19);[.J187];0)" office:value-type="float" office:value="0" calcext:value-type="float">
            <text:p>0</text:p>
          </table:table-cell>
          <table:table-cell table:formula="of:=IF(AND([.$H187]&lt;[.T$4];[.$L187]=&quot;Hêtre 45&quot;);[.$G187]*[.$E187];0)" office:value-type="float" office:value="0" calcext:value-type="float">
            <text:p>0</text:p>
          </table:table-cell>
          <table:table-cell table:formula="of:=IF(AND([.H187]&gt;[.X$4];[.L187]=&quot;Hêtre 27&quot;);[.$J187];0)" office:value-type="float" office:value="0" calcext:value-type="float">
            <text:p>0</text:p>
          </table:table-cell>
          <table:table-cell table:formula="of:=IF(AND([.$H187]&gt;[.X$4];[.$L187]=&quot;Hêtre 27&quot;);[.$G187]*[.$E187];0)" office:value-type="float" office:value="0" calcext:value-type="float">
            <text:p>0</text:p>
          </table:table-cell>
          <table:table-cell table:style-name="ce42" table:formula="of:=IF(AND([.H187]&lt;[.X$4];[.H187]&gt;=[.Z$4];[.L187]=&quot;Hêtre 27&quot;);[.$J187];0)" office:value-type="float" office:value="0" calcext:value-type="float">
            <text:p>0</text:p>
          </table:table-cell>
          <table:table-cell table:formula="of:=IF(AND([.$H187]&gt;=[.Z$4];[.$H187]&lt;[.X$4];[.$L187]=&quot;Hêtre 27&quot;);[.$G187]*[.$E187];0)" office:value-type="float" office:value="0" calcext:value-type="float">
            <text:p>0</text:p>
          </table:table-cell>
          <table:table-cell table:style-name="ce42" table:formula="of:=IF(AND([.H187]&lt;[.Z$4];[.H187]&gt;=[.AB$4];[.L187]=&quot;Hêtre 27&quot;;);[.$J187];0)" office:value-type="float" office:value="0" calcext:value-type="float">
            <text:p>0</text:p>
          </table:table-cell>
          <table:table-cell table:formula="of:=IF(AND([.$H187]&gt;=[.AB$4];[.$H187]&lt;[.Z$4];[.$L187]=&quot;Hêtre 27&quot;);[.$G187]*[.E187];0)" office:value-type="float" office:value="0" calcext:value-type="float">
            <text:p>0</text:p>
          </table:table-cell>
          <table:table-cell table:style-name="ce42" table:formula="of:=IF(AND([.H187]&lt;[.AB$4];[.L187]=&quot;Hêtre 27&quot;);[.$J187];0)" office:value-type="float" office:value="0.0199" calcext:value-type="float">
            <text:p>0,0199</text:p>
          </table:table-cell>
          <table:table-cell table:formula="of:=IF(AND([.$H187]&lt;[.AB$4];[.$L187]=&quot;Hêtre 27&quot;);[.$G187]*[.$E187];0)" office:value-type="float" office:value="20" calcext:value-type="float">
            <text:p>20</text:p>
          </table:table-cell>
          <table:table-cell table:formula="of:=IF(AND([.H187]&gt;[.AF$4];[.L187]=&quot;Hêtre 20&quot;);[.$J187];0)" office:value-type="float" office:value="0" calcext:value-type="float">
            <text:p>0</text:p>
          </table:table-cell>
          <table:table-cell table:formula="of:=IF(AND([.$H187]&gt;[.AF$4];[.$L187]=&quot;Hêtre 20&quot;);[.$G187]*[.$E187];0)" office:value-type="float" office:value="0" calcext:value-type="float">
            <text:p>0</text:p>
          </table:table-cell>
          <table:table-cell table:style-name="ce42" table:formula="of:=IF(AND([.H187]&lt;[.AF$4];[.H187]&gt;=[.AH$4];[.L187]=&quot;Hêtre 20&quot;);[.$J187];0)" office:value-type="float" office:value="0" calcext:value-type="float">
            <text:p>0</text:p>
          </table:table-cell>
          <table:table-cell table:formula="of:=IF(AND([.$H187]&gt;=[.AH$4];[.$H187]&lt;[.AF$4];[.$L187]=&quot;Hêtre 20&quot;);[.$G187]*[.$E187];0)" office:value-type="float" office:value="0" calcext:value-type="float">
            <text:p>0</text:p>
          </table:table-cell>
          <table:table-cell table:style-name="ce42" table:formula="of:=IF(AND([.H187]&lt;[.AH$4];[.H187]&gt;=[.AJ$4];[.L187]=&quot;Hêtre 20&quot;;);[.$J187];0)" office:value-type="float" office:value="0" calcext:value-type="float">
            <text:p>0</text:p>
          </table:table-cell>
          <table:table-cell table:formula="of:=IF(AND([.$H187]&gt;=[.AJ$4];[.$H187]&lt;[.AH$4];[.$L187]=&quot;Hêtre 20&quot;);[.$G187]*[.$E187];0)" office:value-type="float" office:value="0" calcext:value-type="float">
            <text:p>0</text:p>
          </table:table-cell>
          <table:table-cell table:style-name="ce42" table:formula="of:=IF(AND([.H187]&lt;[.AJ$4];[.L187]=&quot;Hêtre 20&quot;);[.$J187];0)" office:value-type="float" office:value="0" calcext:value-type="float">
            <text:p>0</text:p>
          </table:table-cell>
          <table:table-cell table:formula="of:=IF(AND([.$H187]&lt;[.AJ$4];[.$L187]=&quot;Hêtre 20&quot;);[.$G187]*[.$E1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1" table:formula="of:=IF(OR(AND([.F188]&lt;35;[.F188]&gt;22;[.L188]=&quot;Hêtre 45&quot;);AND([.F188]&lt;=22;[.F188]&gt;14;[.L188]=&quot;Hêtre 27&quot;);AND([.F188]&lt;=14;[.L188]=&quot;Hêtre 20&quot;));TRUE())" office:value-type="boolean" office:boolean-value="false" calcext:value-type="boolean">
            <text:p>FAUX</text:p>
          </table:table-cell>
          <table:table-cell table:formula="of:=IF(AND([.H188]&gt;[.P$4];[.L188]=&quot;Hêtre 45&quot;);[.J188];0)" office:value-type="float" office:value="0" calcext:value-type="float">
            <text:p>0</text:p>
          </table:table-cell>
          <table:table-cell table:formula="of:=IF(AND([.$H188]&gt;[.P$4];[.$L188]=&quot;Hêtre 45&quot;);[.$G188]*[.E188];0)" office:value-type="float" office:value="0" calcext:value-type="float">
            <text:p>0</text:p>
          </table:table-cell>
          <table:table-cell table:style-name="ce42" table:formula="of:=IF(AND([.H188]&lt;[.P$4];[.H188]&gt;=[.R$4];[.L188]=&quot;Hêtre 45&quot;;[.F188]&gt;19);[.J188];0)" office:value-type="float" office:value="0" calcext:value-type="float">
            <text:p>0</text:p>
          </table:table-cell>
          <table:table-cell table:formula="of:=IF(AND([.$H188]&gt;=[.R$4];[.$H188]&lt;[.P$4];[.$L188]=&quot;Hêtre 45&quot;);[.$G188]*[.$E188];0)" office:value-type="float" office:value="0" calcext:value-type="float">
            <text:p>0</text:p>
          </table:table-cell>
          <table:table-cell table:style-name="ce42" table:formula="of:=IF(AND([.H188]&lt;[.R$4];[.H188]&gt;=[.T$4];[.L188]=&quot;Hêtre 45&quot;;[.F188]&gt;19);[.J188];0)" office:value-type="float" office:value="0" calcext:value-type="float">
            <text:p>0</text:p>
          </table:table-cell>
          <table:table-cell table:formula="of:=IF(AND([.$H188]&gt;=[.T$4];[.$H188]&lt;[.R$4];[.$L188]=&quot;Hêtre 45&quot;);[.$G188]*[.$E188];0)" office:value-type="float" office:value="0" calcext:value-type="float">
            <text:p>0</text:p>
          </table:table-cell>
          <table:table-cell table:style-name="ce42" table:formula="of:=IF(AND([.H188]&lt;[.T$4];[.L188]=&quot;Hêtre 45&quot;;[.F188]&gt;19);[.J188];0)" office:value-type="float" office:value="0" calcext:value-type="float">
            <text:p>0</text:p>
          </table:table-cell>
          <table:table-cell table:formula="of:=IF(AND([.$H188]&lt;[.T$4];[.$L188]=&quot;Hêtre 45&quot;);[.$G188]*[.$E188];0)" office:value-type="float" office:value="0" calcext:value-type="float">
            <text:p>0</text:p>
          </table:table-cell>
          <table:table-cell table:formula="of:=IF(AND([.H188]&gt;[.X$4];[.L188]=&quot;Hêtre 27&quot;);[.$J188];0)" office:value-type="float" office:value="0" calcext:value-type="float">
            <text:p>0</text:p>
          </table:table-cell>
          <table:table-cell table:formula="of:=IF(AND([.$H188]&gt;[.X$4];[.$L188]=&quot;Hêtre 27&quot;);[.$G188]*[.$E188];0)" office:value-type="float" office:value="0" calcext:value-type="float">
            <text:p>0</text:p>
          </table:table-cell>
          <table:table-cell table:style-name="ce42" table:formula="of:=IF(AND([.H188]&lt;[.X$4];[.H188]&gt;=[.Z$4];[.L188]=&quot;Hêtre 27&quot;);[.$J188];0)" office:value-type="float" office:value="0" calcext:value-type="float">
            <text:p>0</text:p>
          </table:table-cell>
          <table:table-cell table:formula="of:=IF(AND([.$H188]&gt;=[.Z$4];[.$H188]&lt;[.X$4];[.$L188]=&quot;Hêtre 27&quot;);[.$G188]*[.$E188];0)" office:value-type="float" office:value="0" calcext:value-type="float">
            <text:p>0</text:p>
          </table:table-cell>
          <table:table-cell table:style-name="ce42" table:formula="of:=IF(AND([.H188]&lt;[.Z$4];[.H188]&gt;=[.AB$4];[.L188]=&quot;Hêtre 27&quot;;);[.$J188];0)" office:value-type="float" office:value="0" calcext:value-type="float">
            <text:p>0</text:p>
          </table:table-cell>
          <table:table-cell table:formula="of:=IF(AND([.$H188]&gt;=[.AB$4];[.$H188]&lt;[.Z$4];[.$L188]=&quot;Hêtre 27&quot;);[.$G188]*[.E188];0)" office:value-type="float" office:value="0" calcext:value-type="float">
            <text:p>0</text:p>
          </table:table-cell>
          <table:table-cell table:style-name="ce42" table:formula="of:=IF(AND([.H188]&lt;[.AB$4];[.L188]=&quot;Hêtre 27&quot;);[.$J188];0)" office:value-type="float" office:value="0" calcext:value-type="float">
            <text:p>0</text:p>
          </table:table-cell>
          <table:table-cell table:formula="of:=IF(AND([.$H188]&lt;[.AB$4];[.$L188]=&quot;Hêtre 27&quot;);[.$G188]*[.$E188];0)" office:value-type="float" office:value="0" calcext:value-type="float">
            <text:p>0</text:p>
          </table:table-cell>
          <table:table-cell table:formula="of:=IF(AND([.H188]&gt;[.AF$4];[.L188]=&quot;Hêtre 20&quot;);[.$J188];0)" office:value-type="float" office:value="0" calcext:value-type="float">
            <text:p>0</text:p>
          </table:table-cell>
          <table:table-cell table:formula="of:=IF(AND([.$H188]&gt;[.AF$4];[.$L188]=&quot;Hêtre 20&quot;);[.$G188]*[.$E188];0)" office:value-type="float" office:value="0" calcext:value-type="float">
            <text:p>0</text:p>
          </table:table-cell>
          <table:table-cell table:style-name="ce42" table:formula="of:=IF(AND([.H188]&lt;[.AF$4];[.H188]&gt;=[.AH$4];[.L188]=&quot;Hêtre 20&quot;);[.$J188];0)" office:value-type="float" office:value="0" calcext:value-type="float">
            <text:p>0</text:p>
          </table:table-cell>
          <table:table-cell table:formula="of:=IF(AND([.$H188]&gt;=[.AH$4];[.$H188]&lt;[.AF$4];[.$L188]=&quot;Hêtre 20&quot;);[.$G188]*[.$E188];0)" office:value-type="float" office:value="0" calcext:value-type="float">
            <text:p>0</text:p>
          </table:table-cell>
          <table:table-cell table:style-name="ce42" table:formula="of:=IF(AND([.H188]&lt;[.AH$4];[.H188]&gt;=[.AJ$4];[.L188]=&quot;Hêtre 20&quot;;);[.$J188];0)" office:value-type="float" office:value="0" calcext:value-type="float">
            <text:p>0</text:p>
          </table:table-cell>
          <table:table-cell table:formula="of:=IF(AND([.$H188]&gt;=[.AJ$4];[.$H188]&lt;[.AH$4];[.$L188]=&quot;Hêtre 20&quot;);[.$G188]*[.$E188];0)" office:value-type="float" office:value="0" calcext:value-type="float">
            <text:p>0</text:p>
          </table:table-cell>
          <table:table-cell table:style-name="ce42" table:formula="of:=IF(AND([.H188]&lt;[.AJ$4];[.L188]=&quot;Hêtre 20&quot;);[.$J188];0)" office:value-type="float" office:value="0" calcext:value-type="float">
            <text:p>0</text:p>
          </table:table-cell>
          <table:table-cell table:formula="of:=IF(AND([.$H188]&lt;[.AJ$4];[.$L188]=&quot;Hêtre 20&quot;);[.$G188]*[.$E1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9]*([.G189]/1000)*([.H189]/1000)" office:value-type="float" office:value="0.9275" calcext:value-type="float">
            <text:p>0,9275</text:p>
          </table:table-cell>
          <table:table-cell table:formula="of:=[.J189]*[.F189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41" table:formula="of:=IF(OR(AND([.F189]&lt;35;[.F189]&gt;22;[.L189]=&quot;Hêtre 45&quot;);AND([.F189]&lt;=22;[.F189]&gt;14;[.L189]=&quot;Hêtre 27&quot;);AND([.F189]&lt;=14;[.L189]=&quot;Hêtre 20&quot;));TRUE())" office:value-type="boolean" office:boolean-value="false" calcext:value-type="boolean">
            <text:p>FAUX</text:p>
          </table:table-cell>
          <table:table-cell table:formula="of:=IF(AND([.H189]&gt;[.P$4];[.L189]=&quot;Hêtre 45&quot;);[.J189];0)" office:value-type="float" office:value="0" calcext:value-type="float">
            <text:p>0</text:p>
          </table:table-cell>
          <table:table-cell table:formula="of:=IF(AND([.$H189]&gt;[.P$4];[.$L189]=&quot;Hêtre 45&quot;);[.$G189]*[.E189];0)" office:value-type="float" office:value="0" calcext:value-type="float">
            <text:p>0</text:p>
          </table:table-cell>
          <table:table-cell table:style-name="ce42" table:formula="of:=IF(AND([.H189]&lt;[.P$4];[.H189]&gt;=[.R$4];[.L189]=&quot;Hêtre 45&quot;;[.F189]&gt;19);[.J189];0)" office:value-type="float" office:value="0" calcext:value-type="float">
            <text:p>0</text:p>
          </table:table-cell>
          <table:table-cell table:formula="of:=IF(AND([.$H189]&gt;=[.R$4];[.$H189]&lt;[.P$4];[.$L189]=&quot;Hêtre 45&quot;);[.$G189]*[.$E189];0)" office:value-type="float" office:value="0" calcext:value-type="float">
            <text:p>0</text:p>
          </table:table-cell>
          <table:table-cell table:style-name="ce42" table:formula="of:=IF(AND([.H189]&lt;[.R$4];[.H189]&gt;=[.T$4];[.L189]=&quot;Hêtre 45&quot;;[.F189]&gt;19);[.J189];0)" office:value-type="float" office:value="0" calcext:value-type="float">
            <text:p>0</text:p>
          </table:table-cell>
          <table:table-cell table:formula="of:=IF(AND([.$H189]&gt;=[.T$4];[.$H189]&lt;[.R$4];[.$L189]=&quot;Hêtre 45&quot;);[.$G189]*[.$E189];0)" office:value-type="float" office:value="0" calcext:value-type="float">
            <text:p>0</text:p>
          </table:table-cell>
          <table:table-cell table:style-name="ce42" table:formula="of:=IF(AND([.H189]&lt;[.T$4];[.L189]=&quot;Hêtre 45&quot;;[.F189]&gt;19);[.J189];0)" office:value-type="float" office:value="0" calcext:value-type="float">
            <text:p>0</text:p>
          </table:table-cell>
          <table:table-cell table:formula="of:=IF(AND([.$H189]&lt;[.T$4];[.$L189]=&quot;Hêtre 45&quot;);[.$G189]*[.$E189];0)" office:value-type="float" office:value="0" calcext:value-type="float">
            <text:p>0</text:p>
          </table:table-cell>
          <table:table-cell table:formula="of:=IF(AND([.H189]&gt;[.X$4];[.L189]=&quot;Hêtre 27&quot;);[.$J189];0)" office:value-type="float" office:value="0" calcext:value-type="float">
            <text:p>0</text:p>
          </table:table-cell>
          <table:table-cell table:formula="of:=IF(AND([.$H189]&gt;[.X$4];[.$L189]=&quot;Hêtre 27&quot;);[.$G189]*[.$E189];0)" office:value-type="float" office:value="0" calcext:value-type="float">
            <text:p>0</text:p>
          </table:table-cell>
          <table:table-cell table:style-name="ce42" table:formula="of:=IF(AND([.H189]&lt;[.X$4];[.H189]&gt;=[.Z$4];[.L189]=&quot;Hêtre 27&quot;);[.$J189];0)" office:value-type="float" office:value="0" calcext:value-type="float">
            <text:p>0</text:p>
          </table:table-cell>
          <table:table-cell table:formula="of:=IF(AND([.$H189]&gt;=[.Z$4];[.$H189]&lt;[.X$4];[.$L189]=&quot;Hêtre 27&quot;);[.$G189]*[.$E189];0)" office:value-type="float" office:value="0" calcext:value-type="float">
            <text:p>0</text:p>
          </table:table-cell>
          <table:table-cell table:style-name="ce42" table:formula="of:=IF(AND([.H189]&lt;[.Z$4];[.H189]&gt;=[.AB$4];[.L189]=&quot;Hêtre 27&quot;;);[.$J189];0)" office:value-type="float" office:value="0" calcext:value-type="float">
            <text:p>0</text:p>
          </table:table-cell>
          <table:table-cell table:formula="of:=IF(AND([.$H189]&gt;=[.AB$4];[.$H189]&lt;[.Z$4];[.$L189]=&quot;Hêtre 27&quot;);[.$G189]*[.E189];0)" office:value-type="float" office:value="0" calcext:value-type="float">
            <text:p>0</text:p>
          </table:table-cell>
          <table:table-cell table:style-name="ce42" table:formula="of:=IF(AND([.H189]&lt;[.AB$4];[.L189]=&quot;Hêtre 27&quot;);[.$J189];0)" office:value-type="float" office:value="0" calcext:value-type="float">
            <text:p>0</text:p>
          </table:table-cell>
          <table:table-cell table:formula="of:=IF(AND([.$H189]&lt;[.AB$4];[.$L189]=&quot;Hêtre 27&quot;);[.$G189]*[.$E189];0)" office:value-type="float" office:value="0" calcext:value-type="float">
            <text:p>0</text:p>
          </table:table-cell>
          <table:table-cell table:formula="of:=IF(AND([.H189]&gt;[.AF$4];[.L189]=&quot;Hêtre 20&quot;);[.$J189];0)" office:value-type="float" office:value="0" calcext:value-type="float">
            <text:p>0</text:p>
          </table:table-cell>
          <table:table-cell table:formula="of:=IF(AND([.$H189]&gt;[.AF$4];[.$L189]=&quot;Hêtre 20&quot;);[.$G189]*[.$E189];0)" office:value-type="float" office:value="0" calcext:value-type="float">
            <text:p>0</text:p>
          </table:table-cell>
          <table:table-cell table:style-name="ce42" table:formula="of:=IF(AND([.H189]&lt;[.AF$4];[.H189]&gt;=[.AH$4];[.L189]=&quot;Hêtre 20&quot;);[.$J189];0)" office:value-type="float" office:value="0" calcext:value-type="float">
            <text:p>0</text:p>
          </table:table-cell>
          <table:table-cell table:formula="of:=IF(AND([.$H189]&gt;=[.AH$4];[.$H189]&lt;[.AF$4];[.$L189]=&quot;Hêtre 20&quot;);[.$G189]*[.$E189];0)" office:value-type="float" office:value="0" calcext:value-type="float">
            <text:p>0</text:p>
          </table:table-cell>
          <table:table-cell table:style-name="ce42" table:formula="of:=IF(AND([.H189]&lt;[.AH$4];[.H189]&gt;=[.AJ$4];[.L189]=&quot;Hêtre 20&quot;;);[.$J189];0)" office:value-type="float" office:value="0" calcext:value-type="float">
            <text:p>0</text:p>
          </table:table-cell>
          <table:table-cell table:formula="of:=IF(AND([.$H189]&gt;=[.AJ$4];[.$H189]&lt;[.AH$4];[.$L189]=&quot;Hêtre 20&quot;);[.$G189]*[.$E189];0)" office:value-type="float" office:value="0" calcext:value-type="float">
            <text:p>0</text:p>
          </table:table-cell>
          <table:table-cell table:style-name="ce42" table:formula="of:=IF(AND([.H189]&lt;[.AJ$4];[.L189]=&quot;Hêtre 20&quot;);[.$J189];0)" office:value-type="float" office:value="0" calcext:value-type="float">
            <text:p>0</text:p>
          </table:table-cell>
          <table:table-cell table:formula="of:=IF(AND([.$H189]&lt;[.AJ$4];[.$L189]=&quot;Hêtre 20&quot;);[.$G189]*[.$E1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90]*([.G190]/1000)*([.H190]/1000)" office:value-type="float" office:value="0.857034" calcext:value-type="float">
            <text:p>0,857034</text:p>
          </table:table-cell>
          <table:table-cell table:formula="of:=[.J190]*[.F190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41" table:formula="of:=IF(OR(AND([.F190]&lt;35;[.F190]&gt;22;[.L190]=&quot;Hêtre 45&quot;);AND([.F190]&lt;=22;[.F190]&gt;14;[.L190]=&quot;Hêtre 27&quot;);AND([.F190]&lt;=14;[.L190]=&quot;Hêtre 20&quot;));TRUE())" office:value-type="boolean" office:boolean-value="false" calcext:value-type="boolean">
            <text:p>FAUX</text:p>
          </table:table-cell>
          <table:table-cell table:formula="of:=IF(AND([.H190]&gt;[.P$4];[.L190]=&quot;Hêtre 45&quot;);[.J190];0)" office:value-type="float" office:value="0" calcext:value-type="float">
            <text:p>0</text:p>
          </table:table-cell>
          <table:table-cell table:formula="of:=IF(AND([.$H190]&gt;[.P$4];[.$L190]=&quot;Hêtre 45&quot;);[.$G190]*[.E190];0)" office:value-type="float" office:value="0" calcext:value-type="float">
            <text:p>0</text:p>
          </table:table-cell>
          <table:table-cell table:style-name="ce42" table:formula="of:=IF(AND([.H190]&lt;[.P$4];[.H190]&gt;=[.R$4];[.L190]=&quot;Hêtre 45&quot;;[.F190]&gt;19);[.J190];0)" office:value-type="float" office:value="0" calcext:value-type="float">
            <text:p>0</text:p>
          </table:table-cell>
          <table:table-cell table:formula="of:=IF(AND([.$H190]&gt;=[.R$4];[.$H190]&lt;[.P$4];[.$L190]=&quot;Hêtre 45&quot;);[.$G190]*[.$E190];0)" office:value-type="float" office:value="0" calcext:value-type="float">
            <text:p>0</text:p>
          </table:table-cell>
          <table:table-cell table:style-name="ce42" table:formula="of:=IF(AND([.H190]&lt;[.R$4];[.H190]&gt;=[.T$4];[.L190]=&quot;Hêtre 45&quot;;[.F190]&gt;19);[.J190];0)" office:value-type="float" office:value="0" calcext:value-type="float">
            <text:p>0</text:p>
          </table:table-cell>
          <table:table-cell table:formula="of:=IF(AND([.$H190]&gt;=[.T$4];[.$H190]&lt;[.R$4];[.$L190]=&quot;Hêtre 45&quot;);[.$G190]*[.$E190];0)" office:value-type="float" office:value="0" calcext:value-type="float">
            <text:p>0</text:p>
          </table:table-cell>
          <table:table-cell table:style-name="ce42" table:formula="of:=IF(AND([.H190]&lt;[.T$4];[.L190]=&quot;Hêtre 45&quot;;[.F190]&gt;19);[.J190];0)" office:value-type="float" office:value="0" calcext:value-type="float">
            <text:p>0</text:p>
          </table:table-cell>
          <table:table-cell table:formula="of:=IF(AND([.$H190]&lt;[.T$4];[.$L190]=&quot;Hêtre 45&quot;);[.$G190]*[.$E190];0)" office:value-type="float" office:value="0" calcext:value-type="float">
            <text:p>0</text:p>
          </table:table-cell>
          <table:table-cell table:formula="of:=IF(AND([.H190]&gt;[.X$4];[.L190]=&quot;Hêtre 27&quot;);[.$J190];0)" office:value-type="float" office:value="0" calcext:value-type="float">
            <text:p>0</text:p>
          </table:table-cell>
          <table:table-cell table:formula="of:=IF(AND([.$H190]&gt;[.X$4];[.$L190]=&quot;Hêtre 27&quot;);[.$G190]*[.$E190];0)" office:value-type="float" office:value="0" calcext:value-type="float">
            <text:p>0</text:p>
          </table:table-cell>
          <table:table-cell table:style-name="ce42" table:formula="of:=IF(AND([.H190]&lt;[.X$4];[.H190]&gt;=[.Z$4];[.L190]=&quot;Hêtre 27&quot;);[.$J190];0)" office:value-type="float" office:value="0" calcext:value-type="float">
            <text:p>0</text:p>
          </table:table-cell>
          <table:table-cell table:formula="of:=IF(AND([.$H190]&gt;=[.Z$4];[.$H190]&lt;[.X$4];[.$L190]=&quot;Hêtre 27&quot;);[.$G190]*[.$E190];0)" office:value-type="float" office:value="0" calcext:value-type="float">
            <text:p>0</text:p>
          </table:table-cell>
          <table:table-cell table:style-name="ce42" table:formula="of:=IF(AND([.H190]&lt;[.Z$4];[.H190]&gt;=[.AB$4];[.L190]=&quot;Hêtre 27&quot;;);[.$J190];0)" office:value-type="float" office:value="0" calcext:value-type="float">
            <text:p>0</text:p>
          </table:table-cell>
          <table:table-cell table:formula="of:=IF(AND([.$H190]&gt;=[.AB$4];[.$H190]&lt;[.Z$4];[.$L190]=&quot;Hêtre 27&quot;);[.$G190]*[.E190];0)" office:value-type="float" office:value="0" calcext:value-type="float">
            <text:p>0</text:p>
          </table:table-cell>
          <table:table-cell table:style-name="ce42" table:formula="of:=IF(AND([.H190]&lt;[.AB$4];[.L190]=&quot;Hêtre 27&quot;);[.$J190];0)" office:value-type="float" office:value="0" calcext:value-type="float">
            <text:p>0</text:p>
          </table:table-cell>
          <table:table-cell table:formula="of:=IF(AND([.$H190]&lt;[.AB$4];[.$L190]=&quot;Hêtre 27&quot;);[.$G190]*[.$E190];0)" office:value-type="float" office:value="0" calcext:value-type="float">
            <text:p>0</text:p>
          </table:table-cell>
          <table:table-cell table:formula="of:=IF(AND([.H190]&gt;[.AF$4];[.L190]=&quot;Hêtre 20&quot;);[.$J190];0)" office:value-type="float" office:value="0" calcext:value-type="float">
            <text:p>0</text:p>
          </table:table-cell>
          <table:table-cell table:formula="of:=IF(AND([.$H190]&gt;[.AF$4];[.$L190]=&quot;Hêtre 20&quot;);[.$G190]*[.$E190];0)" office:value-type="float" office:value="0" calcext:value-type="float">
            <text:p>0</text:p>
          </table:table-cell>
          <table:table-cell table:style-name="ce42" table:formula="of:=IF(AND([.H190]&lt;[.AF$4];[.H190]&gt;=[.AH$4];[.L190]=&quot;Hêtre 20&quot;);[.$J190];0)" office:value-type="float" office:value="0" calcext:value-type="float">
            <text:p>0</text:p>
          </table:table-cell>
          <table:table-cell table:formula="of:=IF(AND([.$H190]&gt;=[.AH$4];[.$H190]&lt;[.AF$4];[.$L190]=&quot;Hêtre 20&quot;);[.$G190]*[.$E190];0)" office:value-type="float" office:value="0" calcext:value-type="float">
            <text:p>0</text:p>
          </table:table-cell>
          <table:table-cell table:style-name="ce42" table:formula="of:=IF(AND([.H190]&lt;[.AH$4];[.H190]&gt;=[.AJ$4];[.L190]=&quot;Hêtre 20&quot;;);[.$J190];0)" office:value-type="float" office:value="0" calcext:value-type="float">
            <text:p>0</text:p>
          </table:table-cell>
          <table:table-cell table:formula="of:=IF(AND([.$H190]&gt;=[.AJ$4];[.$H190]&lt;[.AH$4];[.$L190]=&quot;Hêtre 20&quot;);[.$G190]*[.$E190];0)" office:value-type="float" office:value="0" calcext:value-type="float">
            <text:p>0</text:p>
          </table:table-cell>
          <table:table-cell table:style-name="ce42" table:formula="of:=IF(AND([.H190]&lt;[.AJ$4];[.L190]=&quot;Hêtre 20&quot;);[.$J190];0)" office:value-type="float" office:value="0" calcext:value-type="float">
            <text:p>0</text:p>
          </table:table-cell>
          <table:table-cell table:formula="of:=IF(AND([.$H190]&lt;[.AJ$4];[.$L190]=&quot;Hêtre 20&quot;);[.$G190]*[.$E1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91]*([.G191]/1000)*([.H191]/1000)" office:value-type="float" office:value="0.492609" calcext:value-type="float">
            <text:p>0,492609</text:p>
          </table:table-cell>
          <table:table-cell table:formula="of:=[.J191]*[.F191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41" table:formula="of:=IF(OR(AND([.F191]&lt;35;[.F191]&gt;22;[.L191]=&quot;Hêtre 45&quot;);AND([.F191]&lt;=22;[.F191]&gt;14;[.L191]=&quot;Hêtre 27&quot;);AND([.F191]&lt;=14;[.L191]=&quot;Hêtre 20&quot;));TRUE())" office:value-type="boolean" office:boolean-value="false" calcext:value-type="boolean">
            <text:p>FAUX</text:p>
          </table:table-cell>
          <table:table-cell table:formula="of:=IF(AND([.H191]&gt;[.P$4];[.L191]=&quot;Hêtre 45&quot;);[.J191];0)" office:value-type="float" office:value="0" calcext:value-type="float">
            <text:p>0</text:p>
          </table:table-cell>
          <table:table-cell table:formula="of:=IF(AND([.$H191]&gt;[.P$4];[.$L191]=&quot;Hêtre 45&quot;);[.$G191]*[.E191];0)" office:value-type="float" office:value="0" calcext:value-type="float">
            <text:p>0</text:p>
          </table:table-cell>
          <table:table-cell table:style-name="ce42" table:formula="of:=IF(AND([.H191]&lt;[.P$4];[.H191]&gt;=[.R$4];[.L191]=&quot;Hêtre 45&quot;;[.F191]&gt;19);[.J191];0)" office:value-type="float" office:value="0" calcext:value-type="float">
            <text:p>0</text:p>
          </table:table-cell>
          <table:table-cell table:formula="of:=IF(AND([.$H191]&gt;=[.R$4];[.$H191]&lt;[.P$4];[.$L191]=&quot;Hêtre 45&quot;);[.$G191]*[.$E191];0)" office:value-type="float" office:value="0" calcext:value-type="float">
            <text:p>0</text:p>
          </table:table-cell>
          <table:table-cell table:style-name="ce42" table:formula="of:=IF(AND([.H191]&lt;[.R$4];[.H191]&gt;=[.T$4];[.L191]=&quot;Hêtre 45&quot;;[.F191]&gt;19);[.J191];0)" office:value-type="float" office:value="0" calcext:value-type="float">
            <text:p>0</text:p>
          </table:table-cell>
          <table:table-cell table:formula="of:=IF(AND([.$H191]&gt;=[.T$4];[.$H191]&lt;[.R$4];[.$L191]=&quot;Hêtre 45&quot;);[.$G191]*[.$E191];0)" office:value-type="float" office:value="0" calcext:value-type="float">
            <text:p>0</text:p>
          </table:table-cell>
          <table:table-cell table:style-name="ce42" table:formula="of:=IF(AND([.H191]&lt;[.T$4];[.L191]=&quot;Hêtre 45&quot;;[.F191]&gt;19);[.J191];0)" office:value-type="float" office:value="0" calcext:value-type="float">
            <text:p>0</text:p>
          </table:table-cell>
          <table:table-cell table:formula="of:=IF(AND([.$H191]&lt;[.T$4];[.$L191]=&quot;Hêtre 45&quot;);[.$G191]*[.$E191];0)" office:value-type="float" office:value="0" calcext:value-type="float">
            <text:p>0</text:p>
          </table:table-cell>
          <table:table-cell table:formula="of:=IF(AND([.H191]&gt;[.X$4];[.L191]=&quot;Hêtre 27&quot;);[.$J191];0)" office:value-type="float" office:value="0" calcext:value-type="float">
            <text:p>0</text:p>
          </table:table-cell>
          <table:table-cell table:formula="of:=IF(AND([.$H191]&gt;[.X$4];[.$L191]=&quot;Hêtre 27&quot;);[.$G191]*[.$E191];0)" office:value-type="float" office:value="0" calcext:value-type="float">
            <text:p>0</text:p>
          </table:table-cell>
          <table:table-cell table:style-name="ce42" table:formula="of:=IF(AND([.H191]&lt;[.X$4];[.H191]&gt;=[.Z$4];[.L191]=&quot;Hêtre 27&quot;);[.$J191];0)" office:value-type="float" office:value="0" calcext:value-type="float">
            <text:p>0</text:p>
          </table:table-cell>
          <table:table-cell table:formula="of:=IF(AND([.$H191]&gt;=[.Z$4];[.$H191]&lt;[.X$4];[.$L191]=&quot;Hêtre 27&quot;);[.$G191]*[.$E191];0)" office:value-type="float" office:value="0" calcext:value-type="float">
            <text:p>0</text:p>
          </table:table-cell>
          <table:table-cell table:style-name="ce42" table:formula="of:=IF(AND([.H191]&lt;[.Z$4];[.H191]&gt;=[.AB$4];[.L191]=&quot;Hêtre 27&quot;;);[.$J191];0)" office:value-type="float" office:value="0" calcext:value-type="float">
            <text:p>0</text:p>
          </table:table-cell>
          <table:table-cell table:formula="of:=IF(AND([.$H191]&gt;=[.AB$4];[.$H191]&lt;[.Z$4];[.$L191]=&quot;Hêtre 27&quot;);[.$G191]*[.E191];0)" office:value-type="float" office:value="0" calcext:value-type="float">
            <text:p>0</text:p>
          </table:table-cell>
          <table:table-cell table:style-name="ce42" table:formula="of:=IF(AND([.H191]&lt;[.AB$4];[.L191]=&quot;Hêtre 27&quot;);[.$J191];0)" office:value-type="float" office:value="0" calcext:value-type="float">
            <text:p>0</text:p>
          </table:table-cell>
          <table:table-cell table:formula="of:=IF(AND([.$H191]&lt;[.AB$4];[.$L191]=&quot;Hêtre 27&quot;);[.$G191]*[.$E191];0)" office:value-type="float" office:value="0" calcext:value-type="float">
            <text:p>0</text:p>
          </table:table-cell>
          <table:table-cell table:formula="of:=IF(AND([.H191]&gt;[.AF$4];[.L191]=&quot;Hêtre 20&quot;);[.$J191];0)" office:value-type="float" office:value="0" calcext:value-type="float">
            <text:p>0</text:p>
          </table:table-cell>
          <table:table-cell table:formula="of:=IF(AND([.$H191]&gt;[.AF$4];[.$L191]=&quot;Hêtre 20&quot;);[.$G191]*[.$E191];0)" office:value-type="float" office:value="0" calcext:value-type="float">
            <text:p>0</text:p>
          </table:table-cell>
          <table:table-cell table:style-name="ce42" table:formula="of:=IF(AND([.H191]&lt;[.AF$4];[.H191]&gt;=[.AH$4];[.L191]=&quot;Hêtre 20&quot;);[.$J191];0)" office:value-type="float" office:value="0" calcext:value-type="float">
            <text:p>0</text:p>
          </table:table-cell>
          <table:table-cell table:formula="of:=IF(AND([.$H191]&gt;=[.AH$4];[.$H191]&lt;[.AF$4];[.$L191]=&quot;Hêtre 20&quot;);[.$G191]*[.$E191];0)" office:value-type="float" office:value="0" calcext:value-type="float">
            <text:p>0</text:p>
          </table:table-cell>
          <table:table-cell table:style-name="ce42" table:formula="of:=IF(AND([.H191]&lt;[.AH$4];[.H191]&gt;=[.AJ$4];[.L191]=&quot;Hêtre 20&quot;;);[.$J191];0)" office:value-type="float" office:value="0" calcext:value-type="float">
            <text:p>0</text:p>
          </table:table-cell>
          <table:table-cell table:formula="of:=IF(AND([.$H191]&gt;=[.AJ$4];[.$H191]&lt;[.AH$4];[.$L191]=&quot;Hêtre 20&quot;);[.$G191]*[.$E191];0)" office:value-type="float" office:value="0" calcext:value-type="float">
            <text:p>0</text:p>
          </table:table-cell>
          <table:table-cell table:style-name="ce42" table:formula="of:=IF(AND([.H191]&lt;[.AJ$4];[.L191]=&quot;Hêtre 20&quot;);[.$J191];0)" office:value-type="float" office:value="0" calcext:value-type="float">
            <text:p>0</text:p>
          </table:table-cell>
          <table:table-cell table:formula="of:=IF(AND([.$H191]&lt;[.AJ$4];[.$L191]=&quot;Hêtre 20&quot;);[.$G191]*[.$E191];0)" office:value-type="float" office:value="0" calcext:value-type="float">
            <text:p>0</text:p>
          </table:table-cell>
        </table:table-row>
        <table:table-row table:style-name="ro2" table:number-rows-repeated="1048384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5:Eclaté.I75 Eclaté.I78:Eclaté.I99 Eclaté.I101:Eclaté.I101 Eclaté.I131:Eclaté.I131 Eclaté.I104:Eclaté.I129 Eclaté.I160:Eclaté.I160 Eclaté.I134:Eclaté.I158 Eclaté.I163:Eclaté.I187 Eclaté.I5:Eclaté.I73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91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4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4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3" office:value-type="float" office:value="2" calcext:value-type="float">
            <text:p>2</text:p>
          </table:table-cell>
          <table:table-cell table:style-name="ce43" office:value-type="float" office:value="2000" calcext:value-type="float">
            <text:p>2000</text:p>
          </table:table-cell>
          <table:table-cell table:style-name="ce43" office:value-type="float" office:value="1000" calcext:value-type="float">
            <text:p>1000</text:p>
          </table:table-cell>
          <table:table-cell table:style-name="ce43" office:value-type="float" office:value="7" calcext:value-type="float">
            <text:p>7</text:p>
          </table:table-cell>
          <table:table-cell table:style-name="ce52" office:value-type="currency" office:currency="EUR" office:value="30" calcext:value-type="currency">
            <text:p>30,00 €</text:p>
          </table:table-cell>
          <table:table-cell table:style-name="ce52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4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31]+[$Eclaté.J160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91])*1.1)" office:value-type="float" office:value="7" calcext:value-type="float">
            <text:p>7</text:p>
          </table:table-cell>
          <table:table-cell table:formula="of:=ROUNDUP(SUM([$Eclaté.O5:$Eclaté.O191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91])*1.1)" office:value-type="float" office:value="0" calcext:value-type="float">
            <text:p>0</text:p>
          </table:table-cell>
          <table:table-cell table:formula="of:=ROUNDUP(SUM([$Eclaté.Q5:$Eclaté.Q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91])*1.1)" office:value-type="float" office:value="2" calcext:value-type="float">
            <text:p>2</text:p>
          </table:table-cell>
          <table:table-cell table:formula="of:=ROUNDUP(SUM([$Eclaté.S5:$Eclaté.S191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91])*1.1)" office:value-type="float" office:value="3" calcext:value-type="float">
            <text:p>3</text:p>
          </table:table-cell>
          <table:table-cell table:formula="of:=ROUNDUP(SUM([$Eclaté.U5:$Eclaté.U191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91])*1.1)" office:value-type="float" office:value="3" calcext:value-type="float">
            <text:p>3</text:p>
          </table:table-cell>
          <table:table-cell table:formula="of:=ROUNDUP(SUM([$Eclaté.W$5:$Eclaté.W$191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91])*1.1)" office:value-type="float" office:value="1" calcext:value-type="float">
            <text:p>1</text:p>
          </table:table-cell>
          <table:table-cell table:formula="of:=ROUNDUP(SUM([$Eclaté.Y$5:$Eclaté.Y$191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91])*1.1)" office:value-type="float" office:value="0" calcext:value-type="float">
            <text:p>0</text:p>
          </table:table-cell>
          <table:table-cell table:formula="of:=ROUNDUP(SUM([$Eclaté.AA$5:$Eclaté.AA$191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91])*1.1)" office:value-type="float" office:value="2" calcext:value-type="float">
            <text:p>2</text:p>
          </table:table-cell>
          <table:table-cell table:formula="of:=ROUNDUP(SUM([$Eclaté.AC$5:$Eclaté.AC$191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91])*1.1)" office:value-type="float" office:value="4" calcext:value-type="float">
            <text:p>4</text:p>
          </table:table-cell>
          <table:table-cell table:formula="of:=ROUNDUP(SUM([$Eclaté.AE$5:$Eclaté.AE$191])*1.1)/1000" office:value-type="float" office:value="1.766" calcext:value-type="float">
            <text:p>1,766</text:p>
          </table:table-cell>
          <table:table-cell table:formula="of:=[.E18]/2.1" office:value-type="float" office:value="1.9047619047619" calcext:value-type="float">
            <text:p>1,9047619047619</text:p>
          </table:table-cell>
          <table:table-cell table:number-columns-repeated="4"/>
          <table:table-cell table:formula="of:=[.G18]*4.5*0.02*800" office:value-type="currency" office:currency="EUR" office:value="137.142857142857" calcext:value-type="currency">
            <text:p>137,14 €</text:p>
          </table:table-cell>
          <table:table-cell table:formula="of:=[.G18]*4.5*0.045*0.6*1000" office:value-type="float" office:value="231.428571428571" calcext:value-type="float">
            <text:p>231,42857142857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91])*1.1)" office:value-type="float" office:value="0" calcext:value-type="float">
            <text:p>0</text:p>
          </table:table-cell>
          <table:table-cell table:formula="of:=ROUNDUP(SUM([$Eclaté.AG$5:$Eclaté.AG$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91])*1.1)" office:value-type="float" office:value="0" calcext:value-type="float">
            <text:p>0</text:p>
          </table:table-cell>
          <table:table-cell table:formula="of:=ROUNDUP(SUM([$Eclaté.AI$5:$Eclaté.AI$191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91])*1.1)" office:value-type="float" office:value="1" calcext:value-type="float">
            <text:p>1</text:p>
          </table:table-cell>
          <table:table-cell table:formula="of:=ROUNDUP(SUM([$Eclaté.AK$5:$Eclaté.AK$191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5" calcext:value-type="float">
            <text:p>5</text:p>
          </table:table-cell>
          <table:table-cell table:formula="of:=SUM([.F18:.F21])" office:value-type="float" office:value="2.921" calcext:value-type="float">
            <text:p>2,921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3" table:default-cell-style-name="Default"/>
        <table:table-column table:style-name="co22" table:default-cell-style-name="ce57"/>
        <table:table-column table:style-name="co23" table:number-columns-repeated="2" table:default-cell-style-name="ce57"/>
        <table:table-column table:style-name="co24" table:default-cell-style-name="ce57"/>
        <table:table-column table:style-name="co25" table:default-cell-style-name="ce57"/>
        <table:table-column table:style-name="co10" table:number-columns-repeated="4" table:default-cell-style-name="Default"/>
        <table:table-row table:style-name="ro2">
          <table:table-cell table:number-columns-repeated="32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3" office:value-type="string" calcext:value-type="string">
            <text:p>Côtes brutes</text:p>
          </table:table-cell>
          <table:table-cell table:style-name="ce43"/>
          <table:table-cell table:number-columns-repeated="23"/>
        </table:table-row>
        <table:table-row table:style-name="ro2">
          <table:table-cell office:value-type="string" calcext:value-type="string">
            <text:p>Bureau Ambre</text:p>
          </table:table-cell>
          <table:table-cell table:number-columns-repeated="3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53" office:value-type="string" calcext:value-type="string">
            <text:p>Longueur (mm) +50mm</text:p>
          </table:table-cell>
          <table:table-cell table:style-name="ce43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B_G_1-3</text:p>
          </table:table-cell>
          <table:table-cell office:value-type="string" calcext:value-type="string">
            <text:p>Pieds Bureau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4]+50" office:value-type="float" office:value="850" calcext:value-type="float">
            <text:p>850</text:p>
          </table:table-cell>
          <table:table-cell table:style-name="ce43" table:formula="of:=[.F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9, 8, 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P_1-4</text:p>
          </table:table-cell>
          <table:table-cell office:value-type="string" calcext:value-type="string">
            <text:p>Pieds Bureau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40" calcext:value-type="float">
            <office:annotation office:display="true" draw:style-name="gr1" draw:text-style-name="P2" svg:width="2.899cm" svg:height="1.799cm" svg:x="20.787cm" svg:y="1.984cm" draw:caption-point-x="-2.961cm" draw:caption-point-y="-0.168cm">
              <dc:date>2022-08-25T00:00:00</dc:date>
              <text:p text:style-name="P1"><text:span text:style-name="T1">Ou 35 ?</text:span></text:p>
            </office:annotation>
            <text:p>40</text:p>
          </table:table-cell>
          <table:table-cell office:value-type="float" office:value="30" calcext:value-type="float">
            <text:p>30</text:p>
          </table:table-cell>
          <table:table-cell table:style-name="ce43" table:formula="of:=[.E5]+50" office:value-type="float" office:value="800" calcext:value-type="float">
            <text:p>800</text:p>
          </table:table-cell>
          <table:table-cell table:style-name="ce43" table:formula="of:=[.F5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1, 4 ?, 7, 2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GG</text:p>
          </table:table-cell>
          <table:table-cell office:value-type="string" calcext:value-type="string">
            <text:p>Pied Bureau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6]+50" office:value-type="float" office:value="1850" calcext:value-type="float">
            <text:p>1850</text:p>
          </table:table-cell>
          <table:table-cell table:style-name="ce43" table:formula="of:=[.F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Etag</text:p>
          </table:table-cell>
          <table:table-cell office:value-type="string" calcext:value-type="string">
            <text:p>Pied Etagère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7]+50" office:value-type="float" office:value="1035" calcext:value-type="float">
            <text:p>1035</text:p>
          </table:table-cell>
          <table:table-cell table:style-name="ce43" table:formula="of:=[.F7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Déco horizontale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43" table:formula="of:=[.E8]+50" office:value-type="float" office:value="250" calcext:value-type="float">
            <text:p>250</text:p>
          </table:table-cell>
          <table:table-cell table:style-name="ce43" table:formula="of:=[.F8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6 ?</text:p>
          </table:table-cell>
          <table:table-cell table:number-columns-repeated="11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Ambre</text:p>
          </table:table-cell>
          <table:table-cell office:value-type="string" calcext:value-type="string">
            <text:p>D_S_A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10]+50" office:value-type="float" office:value="1480" calcext:value-type="float">
            <text:p>1480</text:p>
          </table:table-cell>
          <table:table-cell table:style-name="ce43" table:formula="of:=[.F1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A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11]+50" office:value-type="float" office:value="1480" calcext:value-type="float">
            <text:p>1480</text:p>
          </table:table-cell>
          <table:table-cell table:style-name="ce43" table:formula="of:=[.F1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A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12]+50" office:value-type="float" office:value="1480" calcext:value-type="float">
            <text:p>1480</text:p>
          </table:table-cell>
          <table:table-cell table:style-name="ce43" table:formula="of:=[.F1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A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4]+50" office:value-type="float" office:value="2059" calcext:value-type="float">
            <text:p>2059</text:p>
          </table:table-cell>
          <table:table-cell table:style-name="ce43" table:formula="of:=[.F1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3" calcext:value-type="float">
            <text:p>3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A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15]+50" office:value-type="float" office:value="2059" calcext:value-type="float">
            <text:p>2059</text:p>
          </table:table-cell>
          <table:table-cell table:style-name="ce43" table:formula="of:=[.F1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A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6]+50" office:value-type="float" office:value="436" calcext:value-type="float">
            <text:p>436</text:p>
          </table:table-cell>
          <table:table-cell table:style-name="ce43" table:formula="of:=[.F1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/>
          <table:table-cell table:style-name="ce56"/>
          <table:table-cell table:number-columns-repeated="9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A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17]+50" office:value-type="float" office:value="436" calcext:value-type="float">
            <text:p>436</text:p>
          </table:table-cell>
          <table:table-cell table:style-name="ce43" table:formula="of:=[.F1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A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725" calcext:value-type="float">
            <office:annotation office:display="true" draw:style-name="gr1" draw:text-style-name="P2" svg:width="2.899cm" svg:height="1.799cm" svg:x="16.179cm" svg:y="6.176cm" draw:caption-point-x="-0.61cm" draw:caption-point-y="1.51cm">
              <dc:date>2022-08-25T00:00:00</dc:date>
              <text:p text:style-name="P1"><text:span text:style-name="T1">545 si lamello plutôt que tenons/mortaises</text:span></text:p>
            </office:annotation>
            <text:p>72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8]+50" office:value-type="float" office:value="775" calcext:value-type="float">
            <text:p>775</text:p>
          </table:table-cell>
          <table:table-cell table:style-name="ce43" table:formula="of:=[.F1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"/>
          <table:table-cell table:style-name="ce56"/>
          <table:table-cell table:number-columns-repeated="18"/>
        </table:table-row>
        <table:table-row table:style-name="ro2">
          <table:table-cell office:value-type="string" calcext:value-type="string">
            <text:p>Placard Keziah</text:p>
          </table:table-cell>
          <table:table-cell office:value-type="string" calcext:value-type="string">
            <text:p>D_S_K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office:annotation office:display="true" draw:style-name="gr1" draw:text-style-name="P2" svg:width="2.899cm" svg:height="1.799cm" svg:x="13.439cm" svg:y="9.016cm" draw:caption-point-x="2.13cm" draw:caption-point-y="-0.426cm">
              <dc:date>2022-08-25T00:00:00</dc:date>
              <text:p text:style-name="P1"><text:span text:style-name="T1">A checker précisément avec cornière alu</text:span></text:p>
            </office:annotation>
            <text:p>1379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851cm" svg:y="6.015cm" draw:caption-point-x="-3.025cm" draw:caption-point-y="2.575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20]+50" office:value-type="float" office:value="1429" calcext:value-type="float">
            <text:p>1429</text:p>
          </table:table-cell>
          <table:table-cell table:style-name="ce43" table:formula="of:=[.F2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D_P_K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21]+50" office:value-type="float" office:value="1429" calcext:value-type="float">
            <text:p>1429</text:p>
          </table:table-cell>
          <table:table-cell table:style-name="ce43" table:formula="of:=[.F2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K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22]+50" office:value-type="float" office:value="1429" calcext:value-type="float">
            <text:p>1429</text:p>
          </table:table-cell>
          <table:table-cell table:style-name="ce43" table:formula="of:=[.F2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K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4]+50" office:value-type="float" office:value="2059" calcext:value-type="float">
            <text:p>2059</text:p>
          </table:table-cell>
          <table:table-cell table:style-name="ce43" table:formula="of:=[.F2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K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25]+50" office:value-type="float" office:value="2059" calcext:value-type="float">
            <text:p>2059</text:p>
          </table:table-cell>
          <table:table-cell table:style-name="ce43" table:formula="of:=[.F2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K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6]+50" office:value-type="float" office:value="436" calcext:value-type="float">
            <text:p>436</text:p>
          </table:table-cell>
          <table:table-cell table:style-name="ce43" table:formula="of:=[.F2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9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K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27]+50" office:value-type="float" office:value="436" calcext:value-type="float">
            <text:p>436</text:p>
          </table:table-cell>
          <table:table-cell table:style-name="ce43" table:formula="of:=[.F2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K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office:annotation office:display="true" draw:style-name="gr1" draw:text-style-name="P2" svg:width="2.899cm" svg:height="1.799cm" svg:x="16.179cm" svg:y="10.692cm" draw:caption-point-x="-0.61cm" draw:caption-point-y="1.51cm">
              <dc:date>2022-08-25T00:00:00</dc:date>
              <text:p text:style-name="P1"><text:span text:style-name="T1">570 si lamello plutôt que tenons/mortaises</text:span></text:p>
            </office:annotation>
            <text:p>69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8]+50" office:value-type="float" office:value="740" calcext:value-type="float">
            <text:p>740</text:p>
          </table:table-cell>
          <table:table-cell table:style-name="ce43" table:formula="of:=[.F2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P&amp;O</text:p>
          </table:table-cell>
          <table:table-cell office:value-type="string" calcext:value-type="string">
            <text:p>D_S_PO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723cm" svg:y="11.498cm" draw:caption-point-x="-2.897cm" draw:caption-point-y="1.607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30]+50" office:value-type="float" office:value="1800" calcext:value-type="float">
            <text:p>1800</text:p>
          </table:table-cell>
          <table:table-cell table:style-name="ce43" table:formula="of:=[.F3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PO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31]+50" office:value-type="float" office:value="1800" calcext:value-type="float">
            <text:p>1800</text:p>
          </table:table-cell>
          <table:table-cell table:style-name="ce43" table:formula="of:=[.F3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PO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32]+50" office:value-type="float" office:value="1800" calcext:value-type="float">
            <text:p>1800</text:p>
          </table:table-cell>
          <table:table-cell table:style-name="ce43" table:formula="of:=[.F3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4_PO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4" calcext:value-type="float">
            <text:p>4</text:p>
          </table:table-cell>
          <table:table-cell office:value-type="float" office:value="2059" calcext:value-type="float">
            <text:p>205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34]+50" office:value-type="float" office:value="2109" calcext:value-type="float">
            <text:p>2109</text:p>
          </table:table-cell>
          <table:table-cell table:style-name="ce43" table:formula="of:=[.F3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3" calcext:value-type="float">
            <text:p>1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1-2_PO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2" calcext:value-type="float">
            <text:p>2</text:p>
          </table:table-cell>
          <table:table-cell office:value-type="float" office:value="2059" calcext:value-type="float">
            <text:p>205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35]+50" office:value-type="float" office:value="2109" calcext:value-type="float">
            <text:p>2109</text:p>
          </table:table-cell>
          <table:table-cell table:style-name="ce43" table:formula="of:=[.F3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5" calcext:value-type="float">
            <text:p>35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O_M_P_1-4_PO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36]+50" office:value-type="float" office:value="401" calcext:value-type="float">
            <text:p>401</text:p>
          </table:table-cell>
          <table:table-cell table:style-name="ce43" table:formula="of:=[.F3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5, 5 (peut-être inférieur à 60?),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M_PL_1-2_PO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37]+50" office:value-type="float" office:value="401" calcext:value-type="float">
            <text:p>401</text:p>
          </table:table-cell>
          <table:table-cell table:style-name="ce43" table:formula="of:=[.F3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O_TH_PO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5" calcext:value-type="float">
            <text:p>15</text:p>
          </table:table-cell>
          <table:table-cell office:value-type="float" office:value="579" calcext:value-type="float">
            <office:annotation office:display="true" draw:style-name="gr1" draw:text-style-name="P2" svg:width="2.899cm" svg:height="1.799cm" svg:x="16.179cm" svg:y="15.208cm" draw:caption-point-x="-0.61cm" draw:caption-point-y="1.51cm">
              <dc:date>2022-12-22T00:00:00</dc:date>
              <text:p text:style-name="P1"><text:span text:style-name="T1">459 si lamello plutôt que tenons/mortaises</text:span></text:p>
            </office:annotation>
            <text:p>57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38]+50" office:value-type="float" office:value="629" calcext:value-type="float">
            <text:p>629</text:p>
          </table:table-cell>
          <table:table-cell table:style-name="ce43" table:formula="of:=[.F3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Salle de Bains</text:p>
          </table:table-cell>
          <table:table-cell table:number-columns-repeated="6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5"/>
          <table:table-cell table:style-name="ce43"/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P_SdB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37" calcext:value-type="float">
            <text:p>53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41]+50" office:value-type="float" office:value="587" calcext:value-type="float">
            <text:p>587</text:p>
          </table:table-cell>
          <table:table-cell table:style-name="ce43" table:formula="of:=[.F41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0, 10, 16, 16, 16, 16</text:p>
          </table:table-cell>
          <table:table-cell table:number-columns-repeated="2" office:value-type="string" calcext:value-type="string">
            <text:p>10, 10, 10, 10</text:p>
          </table:table-cell>
          <table:table-cell table:number-columns-repeated="9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PP_SdB</text:p>
          </table:table-cell>
          <table:table-cell office:value-type="string" calcext:value-type="string">
            <text:p>Traverse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office:annotation office:display="true" draw:style-name="gr1" draw:text-style-name="P2" svg:width="2.899cm" svg:height="1.799cm" svg:x="16.179cm" svg:y="17.014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42]+50" office:value-type="float" office:value="578" calcext:value-type="float">
            <text:p>578</text:p>
          </table:table-cell>
          <table:table-cell table:style-name="ce43" table:formula="of:=[.F42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" office:value-type="string" calcext:value-type="string">
            <text:p>11, 11, 15, 15, 15, 15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laques Bardage portes du bas</text:p>
          </table:table-cell>
          <table:table-cell table:number-columns-repeated="4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Armoire Salle de Bains</text:p>
          </table:table-cell>
          <table:table-cell table:number-columns-repeated="6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D_M_Ar_SdB</text:p>
          </table:table-cell>
          <table:table-cell office:value-type="string" calcext:value-type="string">
            <text:p>Montant Dormant</text:p>
          </table:table-cell>
          <table:table-cell office:value-type="float" office:value="1" calcext:value-type="float">
            <text:p>1</text:p>
          </table:table-cell>
          <table:table-cell office:value-type="float" office:value="2550" calcext:value-type="float">
            <text:p>2550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style-name="ce43" table:formula="of:=[.E46]+50" office:value-type="float" office:value="2600" calcext:value-type="float">
            <text:p>2600</text:p>
          </table:table-cell>
          <table:table-cell table:style-name="ce43" table:formula="of:=[.F46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O_M_Ar_B_SdB</text:p>
          </table:table-cell>
          <table:table-cell office:value-type="string" calcext:value-type="string">
            <text:p>Montants Ouvrant Porte du Bas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47]+50" office:value-type="float" office:value="1250" calcext:value-type="float">
            <text:p>1250</text:p>
          </table:table-cell>
          <table:table-cell table:style-name="ce43" table:formula="of:=[.F47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3, 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TH_Ar_B_SdB</text:p>
          </table:table-cell>
          <table:table-cell office:value-type="string" calcext:value-type="string">
            <text:p>Traverses Ouvrant Porte du Bas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19.723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48]+50" office:value-type="float" office:value="556" calcext:value-type="float">
            <text:p>556</text:p>
          </table:table-cell>
          <table:table-cell table:style-name="ce43" table:formula="of:=[.F48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formula="of:=2+1" office:value-type="float" office:value="3" calcext:value-type="float">
            <text:p>3</text:p>
          </table:table-cell>
          <table:table-cell table:formula="of:=2+1" office:value-type="float" office:value="3" calcext:value-type="float">
            <text:p>3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M_Ar_H_SdB</text:p>
          </table:table-cell>
          <table:table-cell office:value-type="string" calcext:value-type="string">
            <text:p>Montants Ouvrant Porte du Haut</text:p>
          </table:table-cell>
          <table:table-cell office:value-type="float" office:value="2" calcext:value-type="float">
            <text:p>2</text:p>
          </table:table-cell>
          <table:table-cell office:value-type="float" office:value="1310" calcext:value-type="float">
            <text:p>13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49]+50" office:value-type="float" office:value="1360" calcext:value-type="float">
            <text:p>1360</text:p>
          </table:table-cell>
          <table:table-cell table:style-name="ce43" table:formula="of:=[.F49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2, 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TH_Ar_H_SdB</text:p>
          </table:table-cell>
          <table:table-cell office:value-type="string" calcext:value-type="string">
            <text:p>Traverses Ouvrant Porte du Haut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20.626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50]+50" office:value-type="float" office:value="556" calcext:value-type="float">
            <text:p>556</text:p>
          </table:table-cell>
          <table:table-cell table:style-name="ce43" table:formula="of:=[.F50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 table:number-rows-repeated="6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office:value-type="string" calcext:value-type="string">
            <text:p>Epaisseur 41</text:p>
          </table:table-cell>
          <table:table-cell table:number-columns-repeated="6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4"/>
          <table:table-cell table:style-name="ce58" table:number-columns-repeated="2"/>
          <table:table-cell table:number-columns-repeated="7"/>
        </table:table-row>
        <table:table-row table:style-name="ro2" table:number-rows-repeated="12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0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4"/>
          <table:table-cell table:style-name="ce58" table:number-columns-repeated="2"/>
          <table:table-cell table:number-columns-repeated="7"/>
        </table:table-row>
        <table:table-row table:style-name="ro2" table:number-rows-repeated="3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4"/>
          <table:table-cell table:style-name="ce58" table:number-columns-repeated="2"/>
          <table:table-cell table:number-columns-repeated="7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0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0"/>
          <table:table-cell table:style-name="ce58"/>
          <table:table-cell table:number-columns-repeated="8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4"/>
          <table:table-cell table:style-name="ce58" table:number-columns-repeated="2"/>
          <table:table-cell table:number-columns-repeated="7"/>
        </table:table-row>
        <table:table-row table:style-name="ro2" table:number-rows-repeated="11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3"/>
          <table:table-cell table:number-columns-repeated="4"/>
          <table:table-cell table:style-name="ce56"/>
          <table:table-cell table:number-columns-repeated="19"/>
        </table:table-row>
        <table:table-row table:style-name="ro2">
          <table:table-cell table:number-columns-repeated="32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4"/>
          <table:table-cell table:style-name="ce58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7"/>
          <table:table-cell table:style-name="ce43"/>
          <table:table-cell table:number-columns-repeated="15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7"/>
          <table:table-cell office:value-type="string" calcext:value-type="string">
            <text:p>Attention, une un peu foirée</text:p>
          </table:table-cell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 table:number-rows-repeated="8">
          <table:table-cell table:number-columns-repeated="7"/>
          <table:table-cell table:style-name="ce43"/>
          <table:table-cell table:number-columns-repeated="4"/>
          <table:table-cell table:style-name="ce56"/>
          <table:table-cell table:number-columns-repeated="19"/>
        </table:table-row>
        <table:table-row table:style-name="ro2" table:number-rows-repeated="5">
          <table:table-cell table:number-columns-repeated="7"/>
          <table:table-cell table:style-name="ce43"/>
          <table:table-cell table:number-columns-repeated="24"/>
        </table:table-row>
        <table:table-row table:style-name="ro2" table:number-rows-repeated="1048418">
          <table:table-cell table:number-columns-repeated="32"/>
        </table:table-row>
        <table:table-row table:style-name="ro2">
          <table:table-cell table:number-columns-repeated="32"/>
        </table:table-row>
      </table:table>
      <table:table table:name="Feuille de débit_2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4" table:default-cell-style-name="Default"/>
        <table:table-column table:style-name="co22" table:default-cell-style-name="ce57"/>
        <table:table-column table:style-name="co23" table:number-columns-repeated="2" table:default-cell-style-name="ce57"/>
        <table:table-column table:style-name="co24" table:default-cell-style-name="ce57"/>
        <table:table-column table:style-name="co25" table:default-cell-style-name="ce57"/>
        <table:table-column table:style-name="co10" table:number-columns-repeated="4" table:default-cell-style-name="Default"/>
        <table:table-row table:style-name="ro2">
          <table:table-cell table:number-columns-repeated="33"/>
        </table:table-row>
        <table:table-row table:style-name="ro2">
          <table:table-cell office:value-type="string" calcext:value-type="string">
            <text:p>Bureau Ambre</text:p>
          </table:table-cell>
          <table:table-cell table:number-columns-repeated="3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53" office:value-type="string" calcext:value-type="string">
            <text:p>Longueur (mm) +50mm</text:p>
          </table:table-cell>
          <table:table-cell table:style-name="ce43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Linéaire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PB_G_1-3</text:p>
          </table:table-cell>
          <table:table-cell office:value-type="string" calcext:value-type="string">
            <text:p>Pieds Bureau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3]+50" office:value-type="float" office:value="850" calcext:value-type="float">
            <text:p>850</text:p>
          </table:table-cell>
          <table:table-cell table:style-name="ce43" table:formula="of:=[.F3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9, 8, 2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D3]-[.O3]" office:value-type="float" office:value="0" calcext:value-type="float">
            <text:p>0</text:p>
          </table:table-cell>
          <table:table-cell table:formula="of:=[.P3]/1000*[.H3]/1000*[.I3]" office:value-type="float" office:value="0" calcext:value-type="float">
            <text:p>0</text:p>
          </table:table-cell>
          <table:table-cell table:formula="of:=[.P3]/1000*[.H3]" office:value-type="float" office:value="0" calcext:value-type="float">
            <text:p>0</text:p>
          </table:table-cell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B_P_1-4</text:p>
          </table:table-cell>
          <table:table-cell office:value-type="string" calcext:value-type="string">
            <text:p>Pieds Bureau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40" calcext:value-type="float">
            <office:annotation office:display="true" draw:style-name="gr1" draw:text-style-name="P2" svg:width="2.899cm" svg:height="1.799cm" svg:x="20.787cm" svg:y="1.533cm" draw:caption-point-x="-2.961cm" draw:caption-point-y="-0.168cm">
              <dc:date>2022-08-25T00:00:00</dc:date>
              <text:p text:style-name="P1"><text:span text:style-name="T1">Ou 35 ?</text:span></text:p>
            </office:annotation>
            <text:p>40</text:p>
          </table:table-cell>
          <table:table-cell office:value-type="float" office:value="30" calcext:value-type="float">
            <text:p>30</text:p>
          </table:table-cell>
          <table:table-cell table:style-name="ce43" table:formula="of:=[.E4]+50" office:value-type="float" office:value="800" calcext:value-type="float">
            <text:p>800</text:p>
          </table:table-cell>
          <table:table-cell table:style-name="ce43" table:formula="of:=[.F4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1, 4 ?, 7, 23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4]-[.O4]" office:value-type="float" office:value="0" calcext:value-type="float">
            <text:p>0</text:p>
          </table:table-cell>
          <table:table-cell table:formula="of:=[.P4]/1000*[.H4]/1000*[.I4]" office:value-type="float" office:value="0" calcext:value-type="float">
            <text:p>0</text:p>
          </table:table-cell>
          <table:table-cell table:formula="of:=[.P4]/1000*[.H4]" office:value-type="float" office:value="0" calcext:value-type="float">
            <text:p>0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GG</text:p>
          </table:table-cell>
          <table:table-cell office:value-type="string" calcext:value-type="string">
            <text:p>Pied Bureau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5]+50" office:value-type="float" office:value="1850" calcext:value-type="float">
            <text:p>1850</text:p>
          </table:table-cell>
          <table:table-cell table:style-name="ce43" table:formula="of:=[.F5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]-[.O5]" office:value-type="float" office:value="0" calcext:value-type="float">
            <text:p>0</text:p>
          </table:table-cell>
          <table:table-cell table:formula="of:=[.P5]/1000*[.H5]/1000*[.I5]" office:value-type="float" office:value="0" calcext:value-type="float">
            <text:p>0</text:p>
          </table:table-cell>
          <table:table-cell table:formula="of:=[.P5]/1000*[.H5]" office:value-type="float" office:value="0" calcext:value-type="float">
            <text:p>0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Etag</text:p>
          </table:table-cell>
          <table:table-cell office:value-type="string" calcext:value-type="string">
            <text:p>Pied Etagère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6]+50" office:value-type="float" office:value="1035" calcext:value-type="float">
            <text:p>1035</text:p>
          </table:table-cell>
          <table:table-cell table:style-name="ce43" table:formula="of:=[.F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O6]" office:value-type="float" office:value="0" calcext:value-type="float">
            <text:p>0</text:p>
          </table:table-cell>
          <table:table-cell table:formula="of:=[.P6]/1000*[.H6]/1000*[.I6]" office:value-type="float" office:value="0" calcext:value-type="float">
            <text:p>0</text:p>
          </table:table-cell>
          <table:table-cell table:formula="of:=[.P6]/1000*[.H6]" office:value-type="float" office:value="0" calcext:value-type="float">
            <text:p>0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Déco horizontale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43" table:formula="of:=[.E7]+50" office:value-type="float" office:value="250" calcext:value-type="float">
            <text:p>250</text:p>
          </table:table-cell>
          <table:table-cell table:style-name="ce43" table:formula="of:=[.F7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6 ?</text:p>
          </table:table-cell>
          <table:table-cell table:number-columns-repeated="3"/>
          <table:table-cell table:formula="of:=[.D7]-[.O7]" office:value-type="float" office:value="1" calcext:value-type="float">
            <text:p>1</text:p>
          </table:table-cell>
          <table:table-cell table:formula="of:=[.P7]/1000*[.H7]/1000*[.I7]" office:value-type="float" office:value="0.0125" calcext:value-type="float">
            <text:p>0,0125</text:p>
          </table:table-cell>
          <table:table-cell table:formula="of:=[.P7]/1000*[.H7]" office:value-type="float" office:value="0.25" calcext:value-type="float">
            <text:p>0,25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A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8]+50" office:value-type="float" office:value="1480" calcext:value-type="float">
            <text:p>1480</text:p>
          </table:table-cell>
          <table:table-cell table:style-name="ce43" table:formula="of:=[.F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8]-[.O8]" office:value-type="float" office:value="1" calcext:value-type="float">
            <text:p>1</text:p>
          </table:table-cell>
          <table:table-cell table:formula="of:=[.P8]/1000*[.H8]/1000*[.I8]" office:value-type="float" office:value="0.1036" calcext:value-type="float">
            <text:p>0,1036</text:p>
          </table:table-cell>
          <table:table-cell table:formula="of:=[.P8]/1000*[.H8]" office:value-type="float" office:value="1.48" calcext:value-type="float">
            <text:p>1,4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A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9]+50" office:value-type="float" office:value="1480" calcext:value-type="float">
            <text:p>1480</text:p>
          </table:table-cell>
          <table:table-cell table:style-name="ce43" table:formula="of:=[.F9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9]-[.O9]" office:value-type="float" office:value="1" calcext:value-type="float">
            <text:p>1</text:p>
          </table:table-cell>
          <table:table-cell table:formula="of:=[.P9]/1000*[.H9]/1000*[.I9]" office:value-type="float" office:value="0.1036" calcext:value-type="float">
            <text:p>0,1036</text:p>
          </table:table-cell>
          <table:table-cell table:formula="of:=[.P9]/1000*[.H9]" office:value-type="float" office:value="1.48" calcext:value-type="float">
            <text:p>1,4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A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0]+50" office:value-type="float" office:value="2059" calcext:value-type="float">
            <text:p>2059</text:p>
          </table:table-cell>
          <table:table-cell table:style-name="ce43" table:formula="of:=[.F10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0]-[.O10]" office:value-type="float" office:value="3" calcext:value-type="float">
            <text:p>3</text:p>
          </table:table-cell>
          <table:table-cell table:formula="of:=[.P10]/1000*[.H10]/1000*[.I10]" office:value-type="float" office:value="0.43239" calcext:value-type="float">
            <text:p>0,43239</text:p>
          </table:table-cell>
          <table:table-cell table:formula="of:=[.P10]/1000*[.H10]" office:value-type="float" office:value="6.177" calcext:value-type="float">
            <text:p>6,177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A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11]+50" office:value-type="float" office:value="2059" calcext:value-type="float">
            <text:p>2059</text:p>
          </table:table-cell>
          <table:table-cell table:style-name="ce43" table:formula="of:=[.F11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1]-[.O11]" office:value-type="float" office:value="1" calcext:value-type="float">
            <text:p>1</text:p>
          </table:table-cell>
          <table:table-cell table:formula="of:=[.P11]/1000*[.H11]/1000*[.I11]" office:value-type="float" office:value="0.18531" calcext:value-type="float">
            <text:p>0,18531</text:p>
          </table:table-cell>
          <table:table-cell table:formula="of:=[.P11]/1000*[.H11]" office:value-type="float" office:value="2.059" calcext:value-type="float">
            <text:p>2,05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A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2]+50" office:value-type="float" office:value="436" calcext:value-type="float">
            <text:p>436</text:p>
          </table:table-cell>
          <table:table-cell table:style-name="ce43" table:formula="of:=[.F1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/>
          <table:table-cell table:style-name="ce56"/>
          <table:table-cell/>
          <table:table-cell table:formula="of:=[.D12]-[.O12]" office:value-type="float" office:value="3" calcext:value-type="float">
            <text:p>3</text:p>
          </table:table-cell>
          <table:table-cell table:formula="of:=[.P12]/1000*[.H12]/1000*[.I12]" office:value-type="float" office:value="0.09156" calcext:value-type="float">
            <text:p>0,09156</text:p>
          </table:table-cell>
          <table:table-cell table:formula="of:=[.P12]/1000*[.H12]" office:value-type="float" office:value="1.308" calcext:value-type="float">
            <text:p>1,30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A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13]+50" office:value-type="float" office:value="436" calcext:value-type="float">
            <text:p>436</text:p>
          </table:table-cell>
          <table:table-cell table:style-name="ce43" table:formula="of:=[.F13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13]/1000*[.H13]/1000*[.I13]" office:value-type="float" office:value="0.03924" calcext:value-type="float">
            <text:p>0,03924</text:p>
          </table:table-cell>
          <table:table-cell table:formula="of:=[.P13]/1000*[.H13]" office:value-type="float" office:value="0.436" calcext:value-type="float">
            <text:p>0,436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A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725" calcext:value-type="float">
            <office:annotation office:display="true" draw:style-name="gr1" draw:text-style-name="P2" svg:width="2.899cm" svg:height="1.799cm" svg:x="16.179cm" svg:y="4.37cm" draw:caption-point-x="-0.61cm" draw:caption-point-y="1.51cm">
              <dc:date>2022-08-25T00:00:00</dc:date>
              <text:p text:style-name="P1"><text:span text:style-name="T1">545 si lamello plutôt que tenons/mortaises</text:span></text:p>
            </office:annotation>
            <text:p>72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4]+50" office:value-type="float" office:value="775" calcext:value-type="float">
            <text:p>775</text:p>
          </table:table-cell>
          <table:table-cell table:style-name="ce43" table:formula="of:=[.F1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table:formula="of:=[.D14]-[.O14]" office:value-type="float" office:value="10" calcext:value-type="float">
            <text:p>10</text:p>
          </table:table-cell>
          <table:table-cell table:formula="of:=[.P14]/1000*[.H14]/1000*[.I14]" office:value-type="float" office:value="0.5425" calcext:value-type="float">
            <text:p>0,5425</text:p>
          </table:table-cell>
          <table:table-cell table:formula="of:=[.P14]/1000*[.H14]" office:value-type="float" office:value="7.75" calcext:value-type="float">
            <text:p>7,75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K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15]+50" office:value-type="float" office:value="1429" calcext:value-type="float">
            <text:p>1429</text:p>
          </table:table-cell>
          <table:table-cell table:style-name="ce43" table:formula="of:=[.F15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5]-[.O15]" office:value-type="float" office:value="1" calcext:value-type="float">
            <text:p>1</text:p>
          </table:table-cell>
          <table:table-cell table:formula="of:=[.P15]/1000*[.H15]/1000*[.I15]" office:value-type="float" office:value="0.10003" calcext:value-type="float">
            <text:p>0,10003</text:p>
          </table:table-cell>
          <table:table-cell table:formula="of:=[.P15]/1000*[.H15]" office:value-type="float" office:value="1.429" calcext:value-type="float">
            <text:p>1,42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K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16]+50" office:value-type="float" office:value="1429" calcext:value-type="float">
            <text:p>1429</text:p>
          </table:table-cell>
          <table:table-cell table:style-name="ce43" table:formula="of:=[.F1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6]-[.O16]" office:value-type="float" office:value="1" calcext:value-type="float">
            <text:p>1</text:p>
          </table:table-cell>
          <table:table-cell table:formula="of:=[.P16]/1000*[.H16]/1000*[.I16]" office:value-type="float" office:value="0.10003" calcext:value-type="float">
            <text:p>0,10003</text:p>
          </table:table-cell>
          <table:table-cell table:formula="of:=[.P16]/1000*[.H16]" office:value-type="float" office:value="1.429" calcext:value-type="float">
            <text:p>1,42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K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7]+50" office:value-type="float" office:value="2059" calcext:value-type="float">
            <text:p>2059</text:p>
          </table:table-cell>
          <table:table-cell table:style-name="ce43" table:formula="of:=[.F17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7]-[.O17]" office:value-type="float" office:value="3" calcext:value-type="float">
            <text:p>3</text:p>
          </table:table-cell>
          <table:table-cell table:formula="of:=[.P17]/1000*[.H17]/1000*[.I17]" office:value-type="float" office:value="0.43239" calcext:value-type="float">
            <text:p>0,43239</text:p>
          </table:table-cell>
          <table:table-cell table:formula="of:=[.P17]/1000*[.H17]" office:value-type="float" office:value="6.177" calcext:value-type="float">
            <text:p>6,177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K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18]+50" office:value-type="float" office:value="2059" calcext:value-type="float">
            <text:p>2059</text:p>
          </table:table-cell>
          <table:table-cell table:style-name="ce43" table:formula="of:=[.F18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8]-[.O18]" office:value-type="float" office:value="1" calcext:value-type="float">
            <text:p>1</text:p>
          </table:table-cell>
          <table:table-cell table:formula="of:=[.P18]/1000*[.H18]/1000*[.I18]" office:value-type="float" office:value="0.18531" calcext:value-type="float">
            <text:p>0,18531</text:p>
          </table:table-cell>
          <table:table-cell table:formula="of:=[.P18]/1000*[.H18]" office:value-type="float" office:value="2.059" calcext:value-type="float">
            <text:p>2,059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M_P_1-3_K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9]+50" office:value-type="float" office:value="436" calcext:value-type="float">
            <text:p>436</text:p>
          </table:table-cell>
          <table:table-cell table:style-name="ce43" table:formula="of:=[.F19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D19]-[.O19]" office:value-type="float" office:value="3" calcext:value-type="float">
            <text:p>3</text:p>
          </table:table-cell>
          <table:table-cell table:formula="of:=[.P19]/1000*[.H19]/1000*[.I19]" office:value-type="float" office:value="0.09156" calcext:value-type="float">
            <text:p>0,09156</text:p>
          </table:table-cell>
          <table:table-cell table:formula="of:=[.P19]/1000*[.H19]" office:value-type="float" office:value="1.308" calcext:value-type="float">
            <text:p>1,308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M_PL_K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20]+50" office:value-type="float" office:value="436" calcext:value-type="float">
            <text:p>436</text:p>
          </table:table-cell>
          <table:table-cell table:style-name="ce43" table:formula="of:=[.F20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20]/1000*[.H20]/1000*[.I20]" office:value-type="float" office:value="0.03924" calcext:value-type="float">
            <text:p>0,03924</text:p>
          </table:table-cell>
          <table:table-cell table:formula="of:=[.P20]/1000*[.H20]" office:value-type="float" office:value="0.436" calcext:value-type="float">
            <text:p>0,436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TH_K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office:annotation office:display="true" draw:style-name="gr1" draw:text-style-name="P2" svg:width="2.899cm" svg:height="1.799cm" svg:x="16.179cm" svg:y="7.531cm" draw:caption-point-x="-0.61cm" draw:caption-point-y="1.51cm">
              <dc:date>2022-08-25T00:00:00</dc:date>
              <text:p text:style-name="P1"><text:span text:style-name="T1">570 si lamello plutôt que tenons/mortaises</text:span></text:p>
            </office:annotation>
            <text:p>69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1]+50" office:value-type="float" office:value="740" calcext:value-type="float">
            <text:p>740</text:p>
          </table:table-cell>
          <table:table-cell table:style-name="ce43" table:formula="of:=[.F2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21]-[.O21]" office:value-type="float" office:value="10" calcext:value-type="float">
            <text:p>10</text:p>
          </table:table-cell>
          <table:table-cell table:formula="of:=[.P21]/1000*[.H21]/1000*[.I21]" office:value-type="float" office:value="0.518" calcext:value-type="float">
            <text:p>0,518</text:p>
          </table:table-cell>
          <table:table-cell table:formula="of:=[.P21]/1000*[.H21]" office:value-type="float" office:value="7.4" calcext:value-type="float">
            <text:p>7,4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PO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22]+50" office:value-type="float" office:value="1190" calcext:value-type="float">
            <text:p>1190</text:p>
          </table:table-cell>
          <table:table-cell table:style-name="ce43" table:formula="of:=[.F2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D22]-[.O22]" office:value-type="float" office:value="1" calcext:value-type="float">
            <text:p>1</text:p>
          </table:table-cell>
          <table:table-cell table:formula="of:=[.P22]/1000*[.H22]/1000*[.I22]" office:value-type="float" office:value="0.0833" calcext:value-type="float">
            <text:p>0,0833</text:p>
          </table:table-cell>
          <table:table-cell table:formula="of:=[.P22]/1000*[.H22]" office:value-type="float" office:value="1.19" calcext:value-type="float">
            <text:p>1,1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PO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23]+50" office:value-type="float" office:value="1190" calcext:value-type="float">
            <text:p>1190</text:p>
          </table:table-cell>
          <table:table-cell table:style-name="ce43" table:formula="of:=[.F23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D23]-[.O23]" office:value-type="float" office:value="1" calcext:value-type="float">
            <text:p>1</text:p>
          </table:table-cell>
          <table:table-cell table:formula="of:=[.P23]/1000*[.H23]/1000*[.I23]" office:value-type="float" office:value="0.0833" calcext:value-type="float">
            <text:p>0,0833</text:p>
          </table:table-cell>
          <table:table-cell table:formula="of:=[.P23]/1000*[.H23]" office:value-type="float" office:value="1.19" calcext:value-type="float">
            <text:p>1,1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PO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59" calcext:value-type="float">
            <text:p>205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4]+50" office:value-type="float" office:value="2109" calcext:value-type="float">
            <text:p>2109</text:p>
          </table:table-cell>
          <table:table-cell table:style-name="ce43" table:formula="of:=[.F2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24]-[.O24]" office:value-type="float" office:value="3" calcext:value-type="float">
            <text:p>3</text:p>
          </table:table-cell>
          <table:table-cell table:formula="of:=[.P24]/1000*[.H24]/1000*[.I24]" office:value-type="float" office:value="0.44289" calcext:value-type="float">
            <text:p>0,44289</text:p>
          </table:table-cell>
          <table:table-cell table:formula="of:=[.P24]/1000*[.H24]" office:value-type="float" office:value="6.327" calcext:value-type="float">
            <text:p>6,327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PO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59" calcext:value-type="float">
            <text:p>205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25]+50" office:value-type="float" office:value="2109" calcext:value-type="float">
            <text:p>2109</text:p>
          </table:table-cell>
          <table:table-cell table:style-name="ce43" table:formula="of:=[.F2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5" calcext:value-type="float">
            <text:p>35</text:p>
          </table:table-cell>
          <table:table-cell table:style-name="ce5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25]/1000*[.H25]/1000*[.I25]" office:value-type="float" office:value="0.18981" calcext:value-type="float">
            <text:p>0,18981</text:p>
          </table:table-cell>
          <table:table-cell table:formula="of:=[.P25]/1000*[.H25]" office:value-type="float" office:value="2.109" calcext:value-type="float">
            <text:p>2,10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PO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6]+50" office:value-type="float" office:value="401" calcext:value-type="float">
            <text:p>401</text:p>
          </table:table-cell>
          <table:table-cell table:style-name="ce43" table:formula="of:=[.F2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5, 5 (peut-être inférieur à 60?),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formula="of:=[.D26]-[.O26]" office:value-type="float" office:value="3" calcext:value-type="float">
            <text:p>3</text:p>
          </table:table-cell>
          <table:table-cell table:formula="of:=[.P26]/1000*[.H26]/1000*[.I26]" office:value-type="float" office:value="0.08421" calcext:value-type="float">
            <text:p>0,08421</text:p>
          </table:table-cell>
          <table:table-cell table:formula="of:=[.P26]/1000*[.H26]" office:value-type="float" office:value="1.203" calcext:value-type="float">
            <text:p>1,203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PO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27]+50" office:value-type="float" office:value="401" calcext:value-type="float">
            <text:p>401</text:p>
          </table:table-cell>
          <table:table-cell table:style-name="ce43" table:formula="of:=[.F2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27]/1000*[.H27]/1000*[.I27]" office:value-type="float" office:value="0.03609" calcext:value-type="float">
            <text:p>0,03609</text:p>
          </table:table-cell>
          <table:table-cell table:formula="of:=[.P27]/1000*[.H27]" office:value-type="float" office:value="0.401" calcext:value-type="float">
            <text:p>0,401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PO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office:annotation office:display="true" draw:style-name="gr1" draw:text-style-name="P2" svg:width="2.899cm" svg:height="1.799cm" svg:x="16.179cm" svg:y="10.692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68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8]+50" office:value-type="float" office:value="618" calcext:value-type="float">
            <text:p>618</text:p>
          </table:table-cell>
          <table:table-cell table:style-name="ce43" table:formula="of:=[.F2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[.D28]-[.O28]" office:value-type="float" office:value="10" calcext:value-type="float">
            <text:p>10</text:p>
          </table:table-cell>
          <table:table-cell table:formula="of:=[.P28]/1000*[.H28]/1000*[.I28]" office:value-type="float" office:value="0.4326" calcext:value-type="float">
            <text:p>0,4326</text:p>
          </table:table-cell>
          <table:table-cell table:formula="of:=[.P28]/1000*[.H28]" office:value-type="float" office:value="6.18" calcext:value-type="float">
            <text:p>6,1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M_Ar_SdB</text:p>
          </table:table-cell>
          <table:table-cell office:value-type="string" calcext:value-type="string">
            <text:p>Montant Dormant</text:p>
          </table:table-cell>
          <table:table-cell office:value-type="float" office:value="1" calcext:value-type="float">
            <text:p>1</text:p>
          </table:table-cell>
          <table:table-cell office:value-type="float" office:value="2550" calcext:value-type="float">
            <text:p>2550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style-name="ce43" table:formula="of:=[.E29]+50" office:value-type="float" office:value="2600" calcext:value-type="float">
            <text:p>2600</text:p>
          </table:table-cell>
          <table:table-cell table:style-name="ce43" table:formula="of:=[.F29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29]-[.O29]" office:value-type="float" office:value="1" calcext:value-type="float">
            <text:p>1</text:p>
          </table:table-cell>
          <table:table-cell table:formula="of:=[.P29]/1000*[.H29]/1000*[.I29]" office:value-type="float" office:value="0.234" calcext:value-type="float">
            <text:p>0,234</text:p>
          </table:table-cell>
          <table:table-cell table:formula="of:=[.P29]/1000*[.H29]" office:value-type="float" office:value="2.6" calcext:value-type="float">
            <text:p>2,6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Ambre</text:p>
          </table:table-cell>
          <table:table-cell office:value-type="string" calcext:value-type="string">
            <text:p>D_S_A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30]+50" office:value-type="float" office:value="1480" calcext:value-type="float">
            <text:p>1480</text:p>
          </table:table-cell>
          <table:table-cell table:style-name="ce43" table:formula="of:=[.F3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30]-[.O30]" office:value-type="float" office:value="1" calcext:value-type="float">
            <text:p>1</text:p>
          </table:table-cell>
          <table:table-cell table:formula="of:=[.P30]/1000*[.H30]/1000*[.I30]" office:value-type="float" office:value="0.1036" calcext:value-type="float">
            <text:p>0,1036</text:p>
          </table:table-cell>
          <table:table-cell table:formula="of:=[.P30]/1000*[.H30]" office:value-type="float" office:value="1.48" calcext:value-type="float">
            <text:p>1,4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Keziah</text:p>
          </table:table-cell>
          <table:table-cell office:value-type="string" calcext:value-type="string">
            <text:p>D_S_K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office:annotation office:display="true" draw:style-name="gr1" draw:text-style-name="P2" svg:width="2.899cm" svg:height="1.799cm" svg:x="13.439cm" svg:y="13.983cm" draw:caption-point-x="2.13cm" draw:caption-point-y="-0.426cm">
              <dc:date>2022-08-25T00:00:00</dc:date>
              <text:p text:style-name="P1"><text:span text:style-name="T1">A checker précisément avec cornière alu</text:span></text:p>
            </office:annotation>
            <text:p>1379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851cm" svg:y="10.982cm" draw:caption-point-x="-3.025cm" draw:caption-point-y="2.575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31]+50" office:value-type="float" office:value="1429" calcext:value-type="float">
            <text:p>1429</text:p>
          </table:table-cell>
          <table:table-cell table:style-name="ce43" table:formula="of:=[.F31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31]-[.O31]" office:value-type="float" office:value="1" calcext:value-type="float">
            <text:p>1</text:p>
          </table:table-cell>
          <table:table-cell table:formula="of:=[.P31]/1000*[.H31]/1000*[.I31]" office:value-type="float" office:value="0.10003" calcext:value-type="float">
            <text:p>0,10003</text:p>
          </table:table-cell>
          <table:table-cell table:formula="of:=[.P31]/1000*[.H31]" office:value-type="float" office:value="1.429" calcext:value-type="float">
            <text:p>1,42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P&amp;O</text:p>
          </table:table-cell>
          <table:table-cell office:value-type="string" calcext:value-type="string">
            <text:p>D_S_PO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723cm" svg:y="12.401cm" draw:caption-point-x="-2.897cm" draw:caption-point-y="1.607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32]+50" office:value-type="float" office:value="1190" calcext:value-type="float">
            <text:p>1190</text:p>
          </table:table-cell>
          <table:table-cell table:style-name="ce43" table:formula="of:=[.F32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D32]-[.O32]" office:value-type="float" office:value="1" calcext:value-type="float">
            <text:p>1</text:p>
          </table:table-cell>
          <table:table-cell table:formula="of:=[.P32]/1000*[.H32]/1000*[.I32]" office:value-type="float" office:value="0.0833" calcext:value-type="float">
            <text:p>0,0833</text:p>
          </table:table-cell>
          <table:table-cell table:formula="of:=[.P32]/1000*[.H32]" office:value-type="float" office:value="1.19" calcext:value-type="float">
            <text:p>1,1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P_SdB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37" calcext:value-type="float">
            <text:p>53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3]+50" office:value-type="float" office:value="587" calcext:value-type="float">
            <text:p>587</text:p>
          </table:table-cell>
          <table:table-cell table:style-name="ce43" table:formula="of:=[.F33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0, 10, 16, 16, 16, 16</text:p>
          </table:table-cell>
          <table:table-cell table:number-columns-repeated="2" office:value-type="string" calcext:value-type="string">
            <text:p>10, 10, 10, 10</text:p>
          </table:table-cell>
          <table:table-cell/>
          <table:table-cell table:formula="of:=[.D33]-[.O33]" office:value-type="float" office:value="6" calcext:value-type="float">
            <text:p>6</text:p>
          </table:table-cell>
          <table:table-cell table:formula="of:=[.P33]/1000*[.H33]/1000*[.I33]" office:value-type="float" office:value="0.1761" calcext:value-type="float">
            <text:p>0,1761</text:p>
          </table:table-cell>
          <table:table-cell table:formula="of:=[.P33]/1000*[.H33]" office:value-type="float" office:value="3.522" calcext:value-type="float">
            <text:p>3,522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PP_SdB</text:p>
          </table:table-cell>
          <table:table-cell office:value-type="string" calcext:value-type="string">
            <text:p>Traverse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office:annotation office:display="true" draw:style-name="gr1" draw:text-style-name="P2" svg:width="2.899cm" svg:height="1.799cm" svg:x="16.179cm" svg:y="13.401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4]+50" office:value-type="float" office:value="578" calcext:value-type="float">
            <text:p>578</text:p>
          </table:table-cell>
          <table:table-cell table:style-name="ce43" table:formula="of:=[.F34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" office:value-type="string" calcext:value-type="string">
            <text:p>11, 11, 15, 15, 15, 15</text:p>
          </table:table-cell>
          <table:table-cell table:number-columns-repeated="2"/>
          <table:table-cell table:formula="of:=[.D34]-[.O34]" office:value-type="float" office:value="6" calcext:value-type="float">
            <text:p>6</text:p>
          </table:table-cell>
          <table:table-cell table:formula="of:=[.P34]/1000*[.H34]/1000*[.I34]" office:value-type="float" office:value="0.1734" calcext:value-type="float">
            <text:p>0,1734</text:p>
          </table:table-cell>
          <table:table-cell table:formula="of:=[.P34]/1000*[.H34]" office:value-type="float" office:value="3.468" calcext:value-type="float">
            <text:p>3,46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Ar_B_SdB</text:p>
          </table:table-cell>
          <table:table-cell office:value-type="string" calcext:value-type="string">
            <text:p>Montants Ouvrant Porte du Bas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5]+50" office:value-type="float" office:value="1250" calcext:value-type="float">
            <text:p>1250</text:p>
          </table:table-cell>
          <table:table-cell table:style-name="ce43" table:formula="of:=[.F35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3, 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35]-[.O35]" office:value-type="float" office:value="2" calcext:value-type="float">
            <text:p>2</text:p>
          </table:table-cell>
          <table:table-cell table:formula="of:=[.P35]/1000*[.H35]/1000*[.I35]" office:value-type="float" office:value="0.125" calcext:value-type="float">
            <text:p>0,125</text:p>
          </table:table-cell>
          <table:table-cell table:formula="of:=[.P35]/1000*[.H35]" office:value-type="float" office:value="2.5" calcext:value-type="float">
            <text:p>2,5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TH_Ar_B_SdB</text:p>
          </table:table-cell>
          <table:table-cell office:value-type="string" calcext:value-type="string">
            <text:p>Traverses Ouvrant Porte du Bas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14.304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6]+50" office:value-type="float" office:value="556" calcext:value-type="float">
            <text:p>556</text:p>
          </table:table-cell>
          <table:table-cell table:style-name="ce43" table:formula="of:=[.F36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formula="of:=2+1" office:value-type="float" office:value="3" calcext:value-type="float">
            <text:p>3</text:p>
          </table:table-cell>
          <table:table-cell table:formula="of:=2+1" office:value-type="float" office:value="3" calcext:value-type="float">
            <text:p>3</text:p>
          </table:table-cell>
          <table:table-cell/>
          <table:table-cell table:formula="of:=[.D36]-[.O36]" office:value-type="float" office:value="3" calcext:value-type="float">
            <text:p>3</text:p>
          </table:table-cell>
          <table:table-cell table:formula="of:=[.P36]/1000*[.H36]/1000*[.I36]" office:value-type="float" office:value="0.0834" calcext:value-type="float">
            <text:p>0,0834</text:p>
          </table:table-cell>
          <table:table-cell table:formula="of:=[.P36]/1000*[.H36]" office:value-type="float" office:value="1.668" calcext:value-type="float">
            <text:p>1,668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M_Ar_H_SdB</text:p>
          </table:table-cell>
          <table:table-cell office:value-type="string" calcext:value-type="string">
            <text:p>Montants Ouvrant Porte du Haut</text:p>
          </table:table-cell>
          <table:table-cell office:value-type="float" office:value="2" calcext:value-type="float">
            <text:p>2</text:p>
          </table:table-cell>
          <table:table-cell office:value-type="float" office:value="1310" calcext:value-type="float">
            <text:p>13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7]+50" office:value-type="float" office:value="1360" calcext:value-type="float">
            <text:p>1360</text:p>
          </table:table-cell>
          <table:table-cell table:style-name="ce43" table:formula="of:=[.F37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2, 1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37]-[.O37]" office:value-type="float" office:value="2" calcext:value-type="float">
            <text:p>2</text:p>
          </table:table-cell>
          <table:table-cell table:formula="of:=[.P37]/1000*[.H37]/1000*[.I37]" office:value-type="float" office:value="0.136" calcext:value-type="float">
            <text:p>0,136</text:p>
          </table:table-cell>
          <table:table-cell table:formula="of:=[.P37]/1000*[.H37]" office:value-type="float" office:value="2.72" calcext:value-type="float">
            <text:p>2,72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TH_Ar_H_SdB</text:p>
          </table:table-cell>
          <table:table-cell office:value-type="string" calcext:value-type="string">
            <text:p>Traverses Ouvrant Porte du Haut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15.208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8]+50" office:value-type="float" office:value="556" calcext:value-type="float">
            <text:p>556</text:p>
          </table:table-cell>
          <table:table-cell table:style-name="ce43" table:formula="of:=[.F38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38]-[.O38]" office:value-type="float" office:value="3" calcext:value-type="float">
            <text:p>3</text:p>
          </table:table-cell>
          <table:table-cell table:formula="of:=[.P38]/1000*[.H38]/1000*[.I38]" office:value-type="float" office:value="0.0834" calcext:value-type="float">
            <text:p>0,0834</text:p>
          </table:table-cell>
          <table:table-cell table:formula="of:=[.P38]/1000*[.H38]" office:value-type="float" office:value="1.668" calcext:value-type="float">
            <text:p>1,66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3" office:value-type="string" calcext:value-type="string">
            <text:p>Côtes brutes</text:p>
          </table:table-cell>
          <table:table-cell table:style-name="ce43"/>
          <table:table-cell table:number-columns-repeated="6"/>
          <table:table-cell table:formula="of:=[.D39]-[.O39]" office:value-type="string" office:string-value="" calcext:value-type="error">
            <text:p>#VALEUR !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5"/>
          <table:table-cell table:style-name="ce43" table:number-columns-repeated="2"/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3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"/>
          <table:table-cell table:style-name="ce56"/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3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3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Placard Salle de Bains</text:p>
          </table:table-cell>
          <table:table-cell table:number-columns-repeated="6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 calcext:value-type="string">
            <text:p>Plaques Bardage portes du bas</text:p>
          </table:table-cell>
          <table:table-cell table:number-columns-repeated="4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Armoire Salle de Bains</text:p>
          </table:table-cell>
          <table:table-cell table:number-columns-repeated="6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 table:number-rows-repeated="5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Surface</text:p>
          </table:table-cell>
          <table:table-cell office:value-type="string" calcext:value-type="string">
            <text:p>Mètres Linéaires</text:p>
          </table:table-cell>
          <table:table-cell table:number-columns-repeated="3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office:value-type="string" calcext:value-type="string">
            <text:p>Epaisseur</text:p>
          </table:table-cell>
          <table:table-cell office:value-type="float" office:value="41" calcext:value-type="float">
            <text:p>41</text:p>
          </table:table-cell>
          <table:table-cell table:formula="of:=SUM([.Q3:.Q29])" office:value-type="float" office:value="4.56346" calcext:value-type="float">
            <text:p>4,56346</text:p>
          </table:table-cell>
          <table:table-cell table:formula="of:=SUM([.R3:.R29])" office:value-type="float" office:value="62.378" calcext:value-type="float">
            <text:p>62,378</text:p>
          </table:table-cell>
          <table:table-cell table:number-columns-repeated="3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formula="of:=SUM([.Q30:.Q38])" office:value-type="float" office:value="1.06423" calcext:value-type="float">
            <text:p>1,06423</text:p>
          </table:table-cell>
          <table:table-cell table:formula="of:=SUM([.R30:.R38])" office:value-type="float" office:value="19.645" calcext:value-type="float">
            <text:p>19,645</text:p>
          </table:table-cell>
          <table:table-cell table:number-columns-repeated="3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5"/>
          <table:table-cell table:style-name="ce58" table:number-columns-repeated="2"/>
          <table:table-cell table:number-columns-repeated="7"/>
        </table:table-row>
        <table:table-row table:style-name="ro2" table:number-rows-repeated="12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1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5"/>
          <table:table-cell table:style-name="ce58" table:number-columns-repeated="2"/>
          <table:table-cell table:number-columns-repeated="7"/>
        </table:table-row>
        <table:table-row table:style-name="ro2" table:number-rows-repeated="3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5"/>
          <table:table-cell table:style-name="ce58" table:number-columns-repeated="2"/>
          <table:table-cell table:number-columns-repeated="7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1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1"/>
          <table:table-cell table:style-name="ce58"/>
          <table:table-cell table:number-columns-repeated="8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5"/>
          <table:table-cell table:style-name="ce58" table:number-columns-repeated="2"/>
          <table:table-cell table:number-columns-repeated="7"/>
        </table:table-row>
        <table:table-row table:style-name="ro2" table:number-rows-repeated="11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3"/>
          <table:table-cell table:number-columns-repeated="4"/>
          <table:table-cell table:style-name="ce56"/>
          <table:table-cell table:number-columns-repeated="20"/>
        </table:table-row>
        <table:table-row table:style-name="ro2">
          <table:table-cell table:number-columns-repeated="33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5"/>
          <table:table-cell table:style-name="ce58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7"/>
          <table:table-cell table:style-name="ce43" table:number-columns-repeated="2"/>
          <table:table-cell table:number-columns-repeated="15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7"/>
          <table:table-cell office:value-type="string" calcext:value-type="string">
            <text:p>Attention, une un peu foirée</text:p>
          </table:table-cell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 table:number-rows-repeated="8">
          <table:table-cell table:number-columns-repeated="7"/>
          <table:table-cell table:style-name="ce43"/>
          <table:table-cell table:number-columns-repeated="4"/>
          <table:table-cell table:style-name="ce56"/>
          <table:table-cell table:number-columns-repeated="20"/>
        </table:table-row>
        <table:table-row table:style-name="ro2" table:number-rows-repeated="5">
          <table:table-cell table:number-columns-repeated="7"/>
          <table:table-cell table:style-name="ce43"/>
          <table:table-cell table:number-columns-repeated="25"/>
        </table:table-row>
        <table:table-row table:style-name="ro2" table:number-rows-repeated="1048418">
          <table:table-cell table:number-columns-repeated="33"/>
        </table:table-row>
        <table:table-row table:style-name="ro2">
          <table:table-cell table:number-columns-repeated="33"/>
        </table:table-row>
      </table:table>
      <table:named-expressions/>
      <table:database-ranges>
        <table:database-range table:name="__Anonymous_Sheet_DB__4" table:target-range-address="'Feuille de débit_2'.A2:'Feuille de débit_2'.P58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2-12-22T14:45:56.649724488</dc:date>
    <meta:editing-duration>P7DT4H34M3S</meta:editing-duration>
    <meta:editing-cycles>760</meta:editing-cycles>
    <meta:generator>LibreOffice/7.4.2.3$Linux_X86_64 LibreOffice_project/40$Build-3</meta:generator>
    <meta:document-statistic meta:table-count="5" meta:cell-count="7095" meta:object-count="0"/>
  </office:meta>
</office:document-meta>
</file>